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IMAGES BRUIT BLANC</text:p>
          </table:table-cell>
          <table:table-cell table:number-columns-repeated="15"/>
          <table:table-cell office:value-type="string" calcext:value-type="string">
            <text:p>IMAGES POIVRE ET SEL FORME 1</text:p>
          </table:table-cell>
          <table:table-cell table:number-columns-repeated="6"/>
          <table:table-cell office:value-type="string" calcext:value-type="string">
            <text:p>IMAGES POIVRE ET SEL FORME 2</text:p>
          </table:table-cell>
          <table:table-cell table:number-columns-repeated="10"/>
          <table:table-cell office:value-type="string" calcext:value-type="string">
            <text:p>IMAGES SPICKLE FORME 1</text:p>
          </table:table-cell>
          <table:table-cell table:number-columns-repeated="9"/>
          <table:table-cell office:value-type="string" calcext:value-type="string">
            <text:p>IMAGES SPICKLE FORME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érations \ 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térations \ 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térations \ 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térations \ K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Itérations \ 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12045" calcext:value-type="float">
            <text:p>15.12045</text:p>
          </table:table-cell>
          <table:table-cell office:value-type="float" office:value="15.610566" calcext:value-type="float">
            <text:p>15.610566</text:p>
          </table:table-cell>
          <table:table-cell office:value-type="float" office:value="16.117683" calcext:value-type="float">
            <text:p>16.117683</text:p>
          </table:table-cell>
          <table:table-cell office:value-type="float" office:value="16.60629" calcext:value-type="float">
            <text:p>16.60629</text:p>
          </table:table-cell>
          <table:table-cell office:value-type="float" office:value="17.052303" calcext:value-type="float">
            <text:p>17.052303</text:p>
          </table:table-cell>
          <table:table-cell office:value-type="float" office:value="17.444852" calcext:value-type="float">
            <text:p>17.444852</text:p>
          </table:table-cell>
          <table:table-cell office:value-type="float" office:value="17.783781" calcext:value-type="float">
            <text:p>17.783781</text:p>
          </table:table-cell>
          <table:table-cell office:value-type="float" office:value="18.073036" calcext:value-type="float">
            <text:p>18.073036</text:p>
          </table:table-cell>
          <table:table-cell office:value-type="float" office:value="18.525235" calcext:value-type="float">
            <text:p>18.525235</text:p>
          </table:table-cell>
          <table:table-cell office:value-type="float" office:value="18.845098" calcext:value-type="float">
            <text:p>18.845098</text:p>
          </table:table-cell>
          <table:table-cell office:value-type="float" office:value="19.070273" calcext:value-type="float">
            <text:p>19.070273</text:p>
          </table:table-cell>
          <table:table-cell office:value-type="float" office:value="19.229748" calcext:value-type="float">
            <text:p>19.229748</text:p>
          </table:table-cell>
          <table:table-cell office:value-type="float" office:value="19.425609" calcext:value-type="float">
            <text:p>19.425609</text:p>
          </table:table-cell>
          <table:table-cell office:value-type="float" office:value="19.529572" calcext:value-type="float">
            <text:p>19.529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806922" calcext:value-type="float">
            <text:p>10.806922</text:p>
          </table:table-cell>
          <table:table-cell office:value-type="float" office:value="10.909049" calcext:value-type="float">
            <text:p>10.909049</text:p>
          </table:table-cell>
          <table:table-cell office:value-type="float" office:value="11.068101" calcext:value-type="float">
            <text:p>11.068101</text:p>
          </table:table-cell>
          <table:table-cell office:value-type="float" office:value="11.296662" calcext:value-type="float">
            <text:p>11.296662</text:p>
          </table:table-cell>
          <table:table-cell office:value-type="float" office:value="11.452914" calcext:value-type="float">
            <text:p>11.452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547861" calcext:value-type="float">
            <text:p>11.547861</text:p>
          </table:table-cell>
          <table:table-cell office:value-type="float" office:value="11.548818" calcext:value-type="float">
            <text:p>11.548818</text:p>
          </table:table-cell>
          <table:table-cell office:value-type="float" office:value="11.553928" calcext:value-type="float">
            <text:p>11.553928</text:p>
          </table:table-cell>
          <table:table-cell office:value-type="float" office:value="11.559053" calcext:value-type="float">
            <text:p>11.559053</text:p>
          </table:table-cell>
          <table:table-cell office:value-type="float" office:value="11.574868" calcext:value-type="float">
            <text:p>11.574868</text:p>
          </table:table-cell>
          <table:table-cell office:value-type="float" office:value="11.615804" calcext:value-type="float">
            <text:p>11.615804</text:p>
          </table:table-cell>
          <table:table-cell office:value-type="float" office:value="11.686596" calcext:value-type="float">
            <text:p>11.686596</text:p>
          </table:table-cell>
          <table:table-cell office:value-type="float" office:value="11.791033" calcext:value-type="float">
            <text:p>11.791033</text:p>
          </table:table-cell>
          <table:table-cell office:value-type="float" office:value="12.024487" calcext:value-type="float">
            <text:p>12.0244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617499" calcext:value-type="float">
            <text:p>11.617499</text:p>
          </table:table-cell>
          <table:table-cell office:value-type="float" office:value="11.868613" calcext:value-type="float">
            <text:p>11.868613</text:p>
          </table:table-cell>
          <table:table-cell office:value-type="float" office:value="12.063068" calcext:value-type="float">
            <text:p>12.063068</text:p>
          </table:table-cell>
          <table:table-cell office:value-type="float" office:value="12.204524" calcext:value-type="float">
            <text:p>12.204524</text:p>
          </table:table-cell>
          <table:table-cell office:value-type="float" office:value="12.302271" calcext:value-type="float">
            <text:p>12.302271</text:p>
          </table:table-cell>
          <table:table-cell office:value-type="float" office:value="12.411944" calcext:value-type="float">
            <text:p>12.4119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25218" calcext:value-type="float">
            <text:p>11.25218</text:p>
          </table:table-cell>
          <table:table-cell office:value-type="float" office:value="11.628548" calcext:value-type="float">
            <text:p>11.628548</text:p>
          </table:table-cell>
          <table:table-cell office:value-type="float" office:value="12.073451" calcext:value-type="float">
            <text:p>12.073451</text:p>
          </table:table-cell>
          <table:table-cell office:value-type="float" office:value="12.532401" calcext:value-type="float">
            <text:p>12.532401</text:p>
          </table:table-cell>
          <table:table-cell office:value-type="float" office:value="12.970585" calcext:value-type="float">
            <text:p>12.970585</text:p>
          </table:table-cell>
          <table:table-cell office:value-type="float" office:value="13.356958" calcext:value-type="float">
            <text:p>13.356958</text:p>
          </table:table-cell>
          <table:table-cell office:value-type="float" office:value="13.683776" calcext:value-type="float">
            <text:p>13.683776</text:p>
          </table:table-cell>
          <table:table-cell office:value-type="float" office:value="13.95502" calcext:value-type="float">
            <text:p>13.95502</text:p>
          </table:table-cell>
          <table:table-cell office:value-type="float" office:value="14.363683" calcext:value-type="float">
            <text:p>14.363683</text:p>
          </table:table-cell>
          <table:table-cell office:value-type="float" office:value="14.643112" calcext:value-type="float">
            <text:p>14.643112</text:p>
          </table:table-cell>
          <table:table-cell office:value-type="float" office:value="14.968122" calcext:value-type="float">
            <text:p>14.968122</text:p>
          </table:table-cell>
          <table:table-cell office:value-type="float" office:value="15.121738" calcext:value-type="float">
            <text:p>15.121738</text:p>
          </table:table-cell>
          <table:table-cell office:value-type="float" office:value="15.195681" calcext:value-type="float">
            <text:p>15.195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636248" calcext:value-type="float">
            <text:p>15.636248</text:p>
          </table:table-cell>
          <table:table-cell office:value-type="float" office:value="16.233243" calcext:value-type="float">
            <text:p>16.233243</text:p>
          </table:table-cell>
          <table:table-cell office:value-type="float" office:value="16.877057" calcext:value-type="float">
            <text:p>16.877057</text:p>
          </table:table-cell>
          <table:table-cell office:value-type="float" office:value="17.515838" calcext:value-type="float">
            <text:p>17.515838</text:p>
          </table:table-cell>
          <table:table-cell office:value-type="float" office:value="18.07785" calcext:value-type="float">
            <text:p>18.07785</text:p>
          </table:table-cell>
          <table:table-cell office:value-type="float" office:value="18.559919" calcext:value-type="float">
            <text:p>18.559919</text:p>
          </table:table-cell>
          <table:table-cell office:value-type="float" office:value="18.955128" calcext:value-type="float">
            <text:p>18.955128</text:p>
          </table:table-cell>
          <table:table-cell office:value-type="float" office:value="19.271842" calcext:value-type="float">
            <text:p>19.271842</text:p>
          </table:table-cell>
          <table:table-cell office:value-type="float" office:value="19.699486" calcext:value-type="float">
            <text:p>19.699486</text:p>
          </table:table-cell>
          <table:table-cell office:value-type="float" office:value="19.93098" calcext:value-type="float">
            <text:p>19.93098</text:p>
          </table:table-cell>
          <table:table-cell office:value-type="float" office:value="20.058479" calcext:value-type="float">
            <text:p>20.058479</text:p>
          </table:table-cell>
          <table:table-cell office:value-type="float" office:value="20.13475" calcext:value-type="float">
            <text:p>20.13475</text:p>
          </table:table-cell>
          <table:table-cell office:value-type="float" office:value="20.216157" calcext:value-type="float">
            <text:p>20.216157</text:p>
          </table:table-cell>
          <table:table-cell office:value-type="float" office:value="20.254124" calcext:value-type="float">
            <text:p>20.2541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.679741" calcext:value-type="float">
            <text:p>12.679741</text:p>
          </table:table-cell>
          <table:table-cell office:value-type="float" office:value="12.61567" calcext:value-type="float">
            <text:p>12.61567</text:p>
          </table:table-cell>
          <table:table-cell office:value-type="float" office:value="12.963919" calcext:value-type="float">
            <text:p>12.963919</text:p>
          </table:table-cell>
          <table:table-cell office:value-type="float" office:value="13.324418" calcext:value-type="float">
            <text:p>13.324418</text:p>
          </table:table-cell>
          <table:table-cell office:value-type="float" office:value="13.489292" calcext:value-type="float">
            <text:p>13.4892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.293632" calcext:value-type="float">
            <text:p>12.293632</text:p>
          </table:table-cell>
          <table:table-cell office:value-type="float" office:value="12.469462" calcext:value-type="float">
            <text:p>12.469462</text:p>
          </table:table-cell>
          <table:table-cell office:value-type="float" office:value="12.674564" calcext:value-type="float">
            <text:p>12.674564</text:p>
          </table:table-cell>
          <table:table-cell office:value-type="float" office:value="12.815255" calcext:value-type="float">
            <text:p>12.815255</text:p>
          </table:table-cell>
          <table:table-cell office:value-type="float" office:value="12.924239" calcext:value-type="float">
            <text:p>12.924239</text:p>
          </table:table-cell>
          <table:table-cell office:value-type="float" office:value="13.029223" calcext:value-type="float">
            <text:p>13.029223</text:p>
          </table:table-cell>
          <table:table-cell office:value-type="float" office:value="13.137005" calcext:value-type="float">
            <text:p>13.137005</text:p>
          </table:table-cell>
          <table:table-cell office:value-type="float" office:value="13.24493" calcext:value-type="float">
            <text:p>13.24493</text:p>
          </table:table-cell>
          <table:table-cell office:value-type="float" office:value="13.444817" calcext:value-type="float">
            <text:p>13.444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.130627" calcext:value-type="float">
            <text:p>12.130627</text:p>
          </table:table-cell>
          <table:table-cell office:value-type="float" office:value="12.465542" calcext:value-type="float">
            <text:p>12.465542</text:p>
          </table:table-cell>
          <table:table-cell office:value-type="float" office:value="12.646062" calcext:value-type="float">
            <text:p>12.646062</text:p>
          </table:table-cell>
          <table:table-cell office:value-type="float" office:value="12.709613" calcext:value-type="float">
            <text:p>12.709613</text:p>
          </table:table-cell>
          <table:table-cell office:value-type="float" office:value="12.711474" calcext:value-type="float">
            <text:p>12.711474</text:p>
          </table:table-cell>
          <table:table-cell office:value-type="float" office:value="12.666446" calcext:value-type="float">
            <text:p>12.6664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.369064" calcext:value-type="float">
            <text:p>11.369064</text:p>
          </table:table-cell>
          <table:table-cell office:value-type="float" office:value="11.84521" calcext:value-type="float">
            <text:p>11.84521</text:p>
          </table:table-cell>
          <table:table-cell office:value-type="float" office:value="12.458196" calcext:value-type="float">
            <text:p>12.458196</text:p>
          </table:table-cell>
          <table:table-cell office:value-type="float" office:value="13.06794" calcext:value-type="float">
            <text:p>13.06794</text:p>
          </table:table-cell>
          <table:table-cell office:value-type="float" office:value="13.642049" calcext:value-type="float">
            <text:p>13.642049</text:p>
          </table:table-cell>
          <table:table-cell office:value-type="float" office:value="14.132022" calcext:value-type="float">
            <text:p>14.132022</text:p>
          </table:table-cell>
          <table:table-cell office:value-type="float" office:value="14.534922" calcext:value-type="float">
            <text:p>14.534922</text:p>
          </table:table-cell>
          <table:table-cell office:value-type="float" office:value="14.85526" calcext:value-type="float">
            <text:p>14.85526</text:p>
          </table:table-cell>
          <table:table-cell office:value-type="float" office:value="15.287631" calcext:value-type="float">
            <text:p>15.287631</text:p>
          </table:table-cell>
          <table:table-cell office:value-type="float" office:value="15.524532" calcext:value-type="float">
            <text:p>15.524532</text:p>
          </table:table-cell>
          <table:table-cell office:value-type="float" office:value="15.728182" calcext:value-type="float">
            <text:p>15.728182</text:p>
          </table:table-cell>
          <table:table-cell office:value-type="float" office:value="15.795685" calcext:value-type="float">
            <text:p>15.795685</text:p>
          </table:table-cell>
          <table:table-cell office:value-type="float" office:value="15.819311" calcext:value-type="float">
            <text:p>15.819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734467" calcext:value-type="float">
            <text:p>15.734467</text:p>
          </table:table-cell>
          <table:table-cell office:value-type="float" office:value="16.373141" calcext:value-type="float">
            <text:p>16.373141</text:p>
          </table:table-cell>
          <table:table-cell office:value-type="float" office:value="17.042109" calcext:value-type="float">
            <text:p>17.042109</text:p>
          </table:table-cell>
          <table:table-cell office:value-type="float" office:value="17.710518" calcext:value-type="float">
            <text:p>17.710518</text:p>
          </table:table-cell>
          <table:table-cell office:value-type="float" office:value="18.290922" calcext:value-type="float">
            <text:p>18.290922</text:p>
          </table:table-cell>
          <table:table-cell office:value-type="float" office:value="18.789876" calcext:value-type="float">
            <text:p>18.789876</text:p>
          </table:table-cell>
          <table:table-cell office:value-type="float" office:value="19.18933" calcext:value-type="float">
            <text:p>19.18933</text:p>
          </table:table-cell>
          <table:table-cell office:value-type="float" office:value="19.502154" calcext:value-type="float">
            <text:p>19.502154</text:p>
          </table:table-cell>
          <table:table-cell office:value-type="float" office:value="19.889133" calcext:value-type="float">
            <text:p>19.889133</text:p>
          </table:table-cell>
          <table:table-cell office:value-type="float" office:value="20.059188" calcext:value-type="float">
            <text:p>20.059188</text:p>
          </table:table-cell>
          <table:table-cell office:value-type="float" office:value="20.139418" calcext:value-type="float">
            <text:p>20.139418</text:p>
          </table:table-cell>
          <table:table-cell office:value-type="float" office:value="20.184743" calcext:value-type="float">
            <text:p>20.184743</text:p>
          </table:table-cell>
          <table:table-cell office:value-type="float" office:value="20.232155" calcext:value-type="float">
            <text:p>20.232155</text:p>
          </table:table-cell>
          <table:table-cell office:value-type="float" office:value="20.253587" calcext:value-type="float">
            <text:p>20.2535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193923" calcext:value-type="float">
            <text:p>13.193923</text:p>
          </table:table-cell>
          <table:table-cell office:value-type="float" office:value="13.168409" calcext:value-type="float">
            <text:p>13.168409</text:p>
          </table:table-cell>
          <table:table-cell office:value-type="float" office:value="13.563617" calcext:value-type="float">
            <text:p>13.563617</text:p>
          </table:table-cell>
          <table:table-cell office:value-type="float" office:value="13.902633" calcext:value-type="float">
            <text:p>13.902633</text:p>
          </table:table-cell>
          <table:table-cell office:value-type="float" office:value="14.063489" calcext:value-type="float">
            <text:p>14.063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.607698" calcext:value-type="float">
            <text:p>12.607698</text:p>
          </table:table-cell>
          <table:table-cell office:value-type="float" office:value="12.815338" calcext:value-type="float">
            <text:p>12.815338</text:p>
          </table:table-cell>
          <table:table-cell office:value-type="float" office:value="13.020937" calcext:value-type="float">
            <text:p>13.020937</text:p>
          </table:table-cell>
          <table:table-cell office:value-type="float" office:value="13.154832" calcext:value-type="float">
            <text:p>13.154832</text:p>
          </table:table-cell>
          <table:table-cell office:value-type="float" office:value="13.255123" calcext:value-type="float">
            <text:p>13.255123</text:p>
          </table:table-cell>
          <table:table-cell office:value-type="float" office:value="13.361709" calcext:value-type="float">
            <text:p>13.361709</text:p>
          </table:table-cell>
          <table:table-cell office:value-type="float" office:value="13.463881" calcext:value-type="float">
            <text:p>13.463881</text:p>
          </table:table-cell>
          <table:table-cell office:value-type="float" office:value="13.558681" calcext:value-type="float">
            <text:p>13.558681</text:p>
          </table:table-cell>
          <table:table-cell office:value-type="float" office:value="13.709556" calcext:value-type="float">
            <text:p>13.709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.223364" calcext:value-type="float">
            <text:p>12.223364</text:p>
          </table:table-cell>
          <table:table-cell office:value-type="float" office:value="12.572229" calcext:value-type="float">
            <text:p>12.572229</text:p>
          </table:table-cell>
          <table:table-cell office:value-type="float" office:value="12.755165" calcext:value-type="float">
            <text:p>12.755165</text:p>
          </table:table-cell>
          <table:table-cell office:value-type="float" office:value="12.799924" calcext:value-type="float">
            <text:p>12.799924</text:p>
          </table:table-cell>
          <table:table-cell office:value-type="float" office:value="12.762339" calcext:value-type="float">
            <text:p>12.762339</text:p>
          </table:table-cell>
          <table:table-cell office:value-type="float" office:value="12.65449" calcext:value-type="float">
            <text:p>12.6544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.384599" calcext:value-type="float">
            <text:p>11.384599</text:p>
          </table:table-cell>
          <table:table-cell office:value-type="float" office:value="11.880654" calcext:value-type="float">
            <text:p>11.880654</text:p>
          </table:table-cell>
          <table:table-cell office:value-type="float" office:value="12.527488" calcext:value-type="float">
            <text:p>12.527488</text:p>
          </table:table-cell>
          <table:table-cell office:value-type="float" office:value="13.164622" calcext:value-type="float">
            <text:p>13.164622</text:p>
          </table:table-cell>
          <table:table-cell office:value-type="float" office:value="13.763366" calcext:value-type="float">
            <text:p>13.763366</text:p>
          </table:table-cell>
          <table:table-cell office:value-type="float" office:value="14.272678" calcext:value-type="float">
            <text:p>14.272678</text:p>
          </table:table-cell>
          <table:table-cell office:value-type="float" office:value="14.687639" calcext:value-type="float">
            <text:p>14.687639</text:p>
          </table:table-cell>
          <table:table-cell office:value-type="float" office:value="15.011766" calcext:value-type="float">
            <text:p>15.011766</text:p>
          </table:table-cell>
          <table:table-cell office:value-type="float" office:value="15.427174" calcext:value-type="float">
            <text:p>15.427174</text:p>
          </table:table-cell>
          <table:table-cell office:value-type="float" office:value="15.626085" calcext:value-type="float">
            <text:p>15.626085</text:p>
          </table:table-cell>
          <table:table-cell office:value-type="float" office:value="15.776496" calcext:value-type="float">
            <text:p>15.776496</text:p>
          </table:table-cell>
          <table:table-cell office:value-type="float" office:value="15.819752" calcext:value-type="float">
            <text:p>15.819752</text:p>
          </table:table-cell>
          <table:table-cell office:value-type="float" office:value="15.831562" calcext:value-type="float">
            <text:p>15.8315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71326" calcext:value-type="float">
            <text:p>15.771326</text:p>
          </table:table-cell>
          <table:table-cell office:value-type="float" office:value="16.456872" calcext:value-type="float">
            <text:p>16.456872</text:p>
          </table:table-cell>
          <table:table-cell office:value-type="float" office:value="17.151885" calcext:value-type="float">
            <text:p>17.151885</text:p>
          </table:table-cell>
          <table:table-cell office:value-type="float" office:value="17.84867" calcext:value-type="float">
            <text:p>17.84867</text:p>
          </table:table-cell>
          <table:table-cell office:value-type="float" office:value="18.446132" calcext:value-type="float">
            <text:p>18.446132</text:p>
          </table:table-cell>
          <table:table-cell office:value-type="float" office:value="18.956689" calcext:value-type="float">
            <text:p>18.956689</text:p>
          </table:table-cell>
          <table:table-cell office:value-type="float" office:value="19.357778" calcext:value-type="float">
            <text:p>19.357778</text:p>
          </table:table-cell>
          <table:table-cell office:value-type="float" office:value="19.664391" calcext:value-type="float">
            <text:p>19.664391</text:p>
          </table:table-cell>
          <table:table-cell office:value-type="float" office:value="20.007508" calcext:value-type="float">
            <text:p>20.007508</text:p>
          </table:table-cell>
          <table:table-cell office:value-type="float" office:value="20.116164" calcext:value-type="float">
            <text:p>20.116164</text:p>
          </table:table-cell>
          <table:table-cell office:value-type="float" office:value="20.157437" calcext:value-type="float">
            <text:p>20.157437</text:p>
          </table:table-cell>
          <table:table-cell office:value-type="float" office:value="20.179996" calcext:value-type="float">
            <text:p>20.179996</text:p>
          </table:table-cell>
          <table:table-cell office:value-type="float" office:value="20.202962" calcext:value-type="float">
            <text:p>20.202962</text:p>
          </table:table-cell>
          <table:table-cell office:value-type="float" office:value="20.211894" calcext:value-type="float">
            <text:p>20.2118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.404171" calcext:value-type="float">
            <text:p>13.404171</text:p>
          </table:table-cell>
          <table:table-cell office:value-type="float" office:value="13.494034" calcext:value-type="float">
            <text:p>13.494034</text:p>
          </table:table-cell>
          <table:table-cell office:value-type="float" office:value="13.908892" calcext:value-type="float">
            <text:p>13.908892</text:p>
          </table:table-cell>
          <table:table-cell office:value-type="float" office:value="14.235741" calcext:value-type="float">
            <text:p>14.235741</text:p>
          </table:table-cell>
          <table:table-cell office:value-type="float" office:value="14.396704" calcext:value-type="float">
            <text:p>14.396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732222" calcext:value-type="float">
            <text:p>12.732222</text:p>
          </table:table-cell>
          <table:table-cell office:value-type="float" office:value="12.978498" calcext:value-type="float">
            <text:p>12.978498</text:p>
          </table:table-cell>
          <table:table-cell office:value-type="float" office:value="13.193566" calcext:value-type="float">
            <text:p>13.193566</text:p>
          </table:table-cell>
          <table:table-cell office:value-type="float" office:value="13.334726" calcext:value-type="float">
            <text:p>13.334726</text:p>
          </table:table-cell>
          <table:table-cell office:value-type="float" office:value="13.446918" calcext:value-type="float">
            <text:p>13.446918</text:p>
          </table:table-cell>
          <table:table-cell office:value-type="float" office:value="13.567126" calcext:value-type="float">
            <text:p>13.567126</text:p>
          </table:table-cell>
          <table:table-cell office:value-type="float" office:value="13.678796" calcext:value-type="float">
            <text:p>13.678796</text:p>
          </table:table-cell>
          <table:table-cell office:value-type="float" office:value="13.771402" calcext:value-type="float">
            <text:p>13.771402</text:p>
          </table:table-cell>
          <table:table-cell office:value-type="float" office:value="13.883166" calcext:value-type="float">
            <text:p>13.883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286271" calcext:value-type="float">
            <text:p>12.286271</text:p>
          </table:table-cell>
          <table:table-cell office:value-type="float" office:value="12.638827" calcext:value-type="float">
            <text:p>12.638827</text:p>
          </table:table-cell>
          <table:table-cell office:value-type="float" office:value="12.825313" calcext:value-type="float">
            <text:p>12.825313</text:p>
          </table:table-cell>
          <table:table-cell office:value-type="float" office:value="12.861663" calcext:value-type="float">
            <text:p>12.861663</text:p>
          </table:table-cell>
          <table:table-cell office:value-type="float" office:value="12.790111" calcext:value-type="float">
            <text:p>12.790111</text:p>
          </table:table-cell>
          <table:table-cell office:value-type="float" office:value="12.622129" calcext:value-type="float">
            <text:p>12.6221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.389755" calcext:value-type="float">
            <text:p>11.389755</text:p>
          </table:table-cell>
          <table:table-cell office:value-type="float" office:value="11.902987" calcext:value-type="float">
            <text:p>11.902987</text:p>
          </table:table-cell>
          <table:table-cell office:value-type="float" office:value="12.584853" calcext:value-type="float">
            <text:p>12.584853</text:p>
          </table:table-cell>
          <table:table-cell office:value-type="float" office:value="13.239066" calcext:value-type="float">
            <text:p>13.239066</text:p>
          </table:table-cell>
          <table:table-cell office:value-type="float" office:value="13.855877" calcext:value-type="float">
            <text:p>13.855877</text:p>
          </table:table-cell>
          <table:table-cell office:value-type="float" office:value="14.373744" calcext:value-type="float">
            <text:p>14.373744</text:p>
          </table:table-cell>
          <table:table-cell office:value-type="float" office:value="14.795774" calcext:value-type="float">
            <text:p>14.795774</text:p>
          </table:table-cell>
          <table:table-cell office:value-type="float" office:value="15.12123" calcext:value-type="float">
            <text:p>15.12123</text:p>
          </table:table-cell>
          <table:table-cell office:value-type="float" office:value="15.513607" calcext:value-type="float">
            <text:p>15.513607</text:p>
          </table:table-cell>
          <table:table-cell office:value-type="float" office:value="15.671986" calcext:value-type="float">
            <text:p>15.671986</text:p>
          </table:table-cell>
          <table:table-cell office:value-type="float" office:value="15.780849" calcext:value-type="float">
            <text:p>15.780849</text:p>
          </table:table-cell>
          <table:table-cell office:value-type="float" office:value="15.807243" calcext:value-type="float">
            <text:p>15.807243</text:p>
          </table:table-cell>
          <table:table-cell office:value-type="float" office:value="15.810475" calcext:value-type="float">
            <text:p>15.810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69102" calcext:value-type="float">
            <text:p>15.769102</text:p>
          </table:table-cell>
          <table:table-cell office:value-type="float" office:value="16.507836" calcext:value-type="float">
            <text:p>16.507836</text:p>
          </table:table-cell>
          <table:table-cell office:value-type="float" office:value="17.230422" calcext:value-type="float">
            <text:p>17.230422</text:p>
          </table:table-cell>
          <table:table-cell office:value-type="float" office:value="17.949639" calcext:value-type="float">
            <text:p>17.949639</text:p>
          </table:table-cell>
          <table:table-cell office:value-type="float" office:value="18.565679" calcext:value-type="float">
            <text:p>18.565679</text:p>
          </table:table-cell>
          <table:table-cell office:value-type="float" office:value="19.08581" calcext:value-type="float">
            <text:p>19.08581</text:p>
          </table:table-cell>
          <table:table-cell office:value-type="float" office:value="19.486504" calcext:value-type="float">
            <text:p>19.486504</text:p>
          </table:table-cell>
          <table:table-cell office:value-type="float" office:value="19.786598" calcext:value-type="float">
            <text:p>19.786598</text:p>
          </table:table-cell>
          <table:table-cell office:value-type="float" office:value="20.083708" calcext:value-type="float">
            <text:p>20.083708</text:p>
          </table:table-cell>
          <table:table-cell office:value-type="float" office:value="20.133623" calcext:value-type="float">
            <text:p>20.133623</text:p>
          </table:table-cell>
          <table:table-cell office:value-type="float" office:value="20.144535" calcext:value-type="float">
            <text:p>20.144535</text:p>
          </table:table-cell>
          <table:table-cell office:value-type="float" office:value="20.150033" calcext:value-type="float">
            <text:p>20.150033</text:p>
          </table:table-cell>
          <table:table-cell office:value-type="float" office:value="20.154025" calcext:value-type="float">
            <text:p>20.154025</text:p>
          </table:table-cell>
          <table:table-cell office:value-type="float" office:value="20.153442" calcext:value-type="float">
            <text:p>20.153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.239865" calcext:value-type="float">
            <text:p>13.239865</text:p>
          </table:table-cell>
          <table:table-cell office:value-type="float" office:value="13.68376" calcext:value-type="float">
            <text:p>13.68376</text:p>
          </table:table-cell>
          <table:table-cell office:value-type="float" office:value="14.128899" calcext:value-type="float">
            <text:p>14.128899</text:p>
          </table:table-cell>
          <table:table-cell office:value-type="float" office:value="14.454955" calcext:value-type="float">
            <text:p>14.454955</text:p>
          </table:table-cell>
          <table:table-cell office:value-type="float" office:value="14.626849" calcext:value-type="float">
            <text:p>14.626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.784586" calcext:value-type="float">
            <text:p>12.784586</text:p>
          </table:table-cell>
          <table:table-cell office:value-type="float" office:value="13.089236" calcext:value-type="float">
            <text:p>13.089236</text:p>
          </table:table-cell>
          <table:table-cell office:value-type="float" office:value="13.300003" calcext:value-type="float">
            <text:p>13.300003</text:p>
          </table:table-cell>
          <table:table-cell office:value-type="float" office:value="13.444736" calcext:value-type="float">
            <text:p>13.444736</text:p>
          </table:table-cell>
          <table:table-cell office:value-type="float" office:value="13.580053" calcext:value-type="float">
            <text:p>13.580053</text:p>
          </table:table-cell>
          <table:table-cell office:value-type="float" office:value="13.712325" calcext:value-type="float">
            <text:p>13.712325</text:p>
          </table:table-cell>
          <table:table-cell office:value-type="float" office:value="13.839408" calcext:value-type="float">
            <text:p>13.839408</text:p>
          </table:table-cell>
          <table:table-cell office:value-type="float" office:value="13.926724" calcext:value-type="float">
            <text:p>13.926724</text:p>
          </table:table-cell>
          <table:table-cell office:value-type="float" office:value="14.004489" calcext:value-type="float">
            <text:p>14.0044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.334637" calcext:value-type="float">
            <text:p>12.334637</text:p>
          </table:table-cell>
          <table:table-cell office:value-type="float" office:value="12.683067" calcext:value-type="float">
            <text:p>12.683067</text:p>
          </table:table-cell>
          <table:table-cell office:value-type="float" office:value="12.872692" calcext:value-type="float">
            <text:p>12.872692</text:p>
          </table:table-cell>
          <table:table-cell office:value-type="float" office:value="12.905363" calcext:value-type="float">
            <text:p>12.905363</text:p>
          </table:table-cell>
          <table:table-cell office:value-type="float" office:value="12.804388" calcext:value-type="float">
            <text:p>12.804388</text:p>
          </table:table-cell>
          <table:table-cell office:value-type="float" office:value="12.579142" calcext:value-type="float">
            <text:p>12.579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.384144" calcext:value-type="float">
            <text:p>11.384144</text:p>
          </table:table-cell>
          <table:table-cell office:value-type="float" office:value="11.921648" calcext:value-type="float">
            <text:p>11.921648</text:p>
          </table:table-cell>
          <table:table-cell office:value-type="float" office:value="12.628533" calcext:value-type="float">
            <text:p>12.628533</text:p>
          </table:table-cell>
          <table:table-cell office:value-type="float" office:value="13.300562" calcext:value-type="float">
            <text:p>13.300562</text:p>
          </table:table-cell>
          <table:table-cell office:value-type="float" office:value="13.927324" calcext:value-type="float">
            <text:p>13.927324</text:p>
          </table:table-cell>
          <table:table-cell office:value-type="float" office:value="14.451496" calcext:value-type="float">
            <text:p>14.451496</text:p>
          </table:table-cell>
          <table:table-cell office:value-type="float" office:value="14.877912" calcext:value-type="float">
            <text:p>14.877912</text:p>
          </table:table-cell>
          <table:table-cell office:value-type="float" office:value="15.202246" calcext:value-type="float">
            <text:p>15.202246</text:p>
          </table:table-cell>
          <table:table-cell office:value-type="float" office:value="15.568851" calcext:value-type="float">
            <text:p>15.568851</text:p>
          </table:table-cell>
          <table:table-cell office:value-type="float" office:value="15.687659" calcext:value-type="float">
            <text:p>15.687659</text:p>
          </table:table-cell>
          <table:table-cell office:value-type="float" office:value="15.764646" calcext:value-type="float">
            <text:p>15.764646</text:p>
          </table:table-cell>
          <table:table-cell office:value-type="float" office:value="15.77854" calcext:value-type="float">
            <text:p>15.77854</text:p>
          </table:table-cell>
          <table:table-cell office:value-type="float" office:value="15.775523" calcext:value-type="float">
            <text:p>15.775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52534" calcext:value-type="float">
            <text:p>15.752534</text:p>
          </table:table-cell>
          <table:table-cell office:value-type="float" office:value="16.544093" calcext:value-type="float">
            <text:p>16.544093</text:p>
          </table:table-cell>
          <table:table-cell office:value-type="float" office:value="17.294769" calcext:value-type="float">
            <text:p>17.294769</text:p>
          </table:table-cell>
          <table:table-cell office:value-type="float" office:value="18.033515" calcext:value-type="float">
            <text:p>18.033515</text:p>
          </table:table-cell>
          <table:table-cell office:value-type="float" office:value="18.664037" calcext:value-type="float">
            <text:p>18.664037</text:p>
          </table:table-cell>
          <table:table-cell office:value-type="float" office:value="19.191343" calcext:value-type="float">
            <text:p>19.191343</text:p>
          </table:table-cell>
          <table:table-cell office:value-type="float" office:value="19.589518" calcext:value-type="float">
            <text:p>19.589518</text:p>
          </table:table-cell>
          <table:table-cell office:value-type="float" office:value="19.881305" calcext:value-type="float">
            <text:p>19.881305</text:p>
          </table:table-cell>
          <table:table-cell office:value-type="float" office:value="20.131221" calcext:value-type="float">
            <text:p>20.131221</text:p>
          </table:table-cell>
          <table:table-cell office:value-type="float" office:value="20.127403" calcext:value-type="float">
            <text:p>20.127403</text:p>
          </table:table-cell>
          <table:table-cell office:value-type="float" office:value="20.11462" calcext:value-type="float">
            <text:p>20.11462</text:p>
          </table:table-cell>
          <table:table-cell office:value-type="float" office:value="20.106596" calcext:value-type="float">
            <text:p>20.106596</text:p>
          </table:table-cell>
          <table:table-cell office:value-type="float" office:value="20.09539" calcext:value-type="float">
            <text:p>20.09539</text:p>
          </table:table-cell>
          <table:table-cell office:value-type="float" office:value="20.086937" calcext:value-type="float">
            <text:p>20.0869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.949677" calcext:value-type="float">
            <text:p>12.949677</text:p>
          </table:table-cell>
          <table:table-cell office:value-type="float" office:value="13.81292" calcext:value-type="float">
            <text:p>13.81292</text:p>
          </table:table-cell>
          <table:table-cell office:value-type="float" office:value="14.260628" calcext:value-type="float">
            <text:p>14.260628</text:p>
          </table:table-cell>
          <table:table-cell office:value-type="float" office:value="14.601197" calcext:value-type="float">
            <text:p>14.601197</text:p>
          </table:table-cell>
          <table:table-cell office:value-type="float" office:value="14.787477" calcext:value-type="float">
            <text:p>14.7874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.771459" calcext:value-type="float">
            <text:p>12.771459</text:p>
          </table:table-cell>
          <table:table-cell office:value-type="float" office:value="13.144622" calcext:value-type="float">
            <text:p>13.144622</text:p>
          </table:table-cell>
          <table:table-cell office:value-type="float" office:value="13.370806" calcext:value-type="float">
            <text:p>13.370806</text:p>
          </table:table-cell>
          <table:table-cell office:value-type="float" office:value="13.528959" calcext:value-type="float">
            <text:p>13.528959</text:p>
          </table:table-cell>
          <table:table-cell office:value-type="float" office:value="13.678751" calcext:value-type="float">
            <text:p>13.678751</text:p>
          </table:table-cell>
          <table:table-cell office:value-type="float" office:value="13.83189" calcext:value-type="float">
            <text:p>13.83189</text:p>
          </table:table-cell>
          <table:table-cell office:value-type="float" office:value="13.970209" calcext:value-type="float">
            <text:p>13.970209</text:p>
          </table:table-cell>
          <table:table-cell office:value-type="float" office:value="14.04825" calcext:value-type="float">
            <text:p>14.04825</text:p>
          </table:table-cell>
          <table:table-cell office:value-type="float" office:value="14.08848" calcext:value-type="float">
            <text:p>14.088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.370071" calcext:value-type="float">
            <text:p>12.370071</text:p>
          </table:table-cell>
          <table:table-cell office:value-type="float" office:value="12.713654" calcext:value-type="float">
            <text:p>12.713654</text:p>
          </table:table-cell>
          <table:table-cell office:value-type="float" office:value="12.904954" calcext:value-type="float">
            <text:p>12.904954</text:p>
          </table:table-cell>
          <table:table-cell office:value-type="float" office:value="12.933616" calcext:value-type="float">
            <text:p>12.933616</text:p>
          </table:table-cell>
          <table:table-cell office:value-type="float" office:value="12.807702" calcext:value-type="float">
            <text:p>12.807702</text:p>
          </table:table-cell>
          <table:table-cell office:value-type="float" office:value="12.529114" calcext:value-type="float">
            <text:p>12.5291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.375403" calcext:value-type="float">
            <text:p>11.375403</text:p>
          </table:table-cell>
          <table:table-cell office:value-type="float" office:value="11.939246" calcext:value-type="float">
            <text:p>11.939246</text:p>
          </table:table-cell>
          <table:table-cell office:value-type="float" office:value="12.671311" calcext:value-type="float">
            <text:p>12.671311</text:p>
          </table:table-cell>
          <table:table-cell office:value-type="float" office:value="13.353858" calcext:value-type="float">
            <text:p>13.353858</text:p>
          </table:table-cell>
          <table:table-cell office:value-type="float" office:value="13.987049" calcext:value-type="float">
            <text:p>13.987049</text:p>
          </table:table-cell>
          <table:table-cell office:value-type="float" office:value="14.514418" calcext:value-type="float">
            <text:p>14.514418</text:p>
          </table:table-cell>
          <table:table-cell office:value-type="float" office:value="14.941215" calcext:value-type="float">
            <text:p>14.941215</text:p>
          </table:table-cell>
          <table:table-cell office:value-type="float" office:value="15.263898" calcext:value-type="float">
            <text:p>15.263898</text:p>
          </table:table-cell>
          <table:table-cell office:value-type="float" office:value="15.60297" calcext:value-type="float">
            <text:p>15.60297</text:p>
          </table:table-cell>
          <table:table-cell office:value-type="float" office:value="15.685136" calcext:value-type="float">
            <text:p>15.685136</text:p>
          </table:table-cell>
          <table:table-cell office:value-type="float" office:value="15.737759" calcext:value-type="float">
            <text:p>15.737759</text:p>
          </table:table-cell>
          <table:table-cell office:value-type="float" office:value="15.741914" calcext:value-type="float">
            <text:p>15.741914</text:p>
          </table:table-cell>
          <table:table-cell office:value-type="float" office:value="15.73434" calcext:value-type="float">
            <text:p>15.73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684752" calcext:value-type="float">
            <text:p>15.684752</text:p>
          </table:table-cell>
          <table:table-cell office:value-type="float" office:value="16.596091" calcext:value-type="float">
            <text:p>16.596091</text:p>
          </table:table-cell>
          <table:table-cell office:value-type="float" office:value="17.394418" calcext:value-type="float">
            <text:p>17.394418</text:p>
          </table:table-cell>
          <table:table-cell office:value-type="float" office:value="18.165779" calcext:value-type="float">
            <text:p>18.165779</text:p>
          </table:table-cell>
          <table:table-cell office:value-type="float" office:value="18.819351" calcext:value-type="float">
            <text:p>18.819351</text:p>
          </table:table-cell>
          <table:table-cell office:value-type="float" office:value="19.356204" calcext:value-type="float">
            <text:p>19.356204</text:p>
          </table:table-cell>
          <table:table-cell office:value-type="float" office:value="19.743474" calcext:value-type="float">
            <text:p>19.743474</text:p>
          </table:table-cell>
          <table:table-cell office:value-type="float" office:value="20.015437" calcext:value-type="float">
            <text:p>20.015437</text:p>
          </table:table-cell>
          <table:table-cell office:value-type="float" office:value="20.170782" calcext:value-type="float">
            <text:p>20.170782</text:p>
          </table:table-cell>
          <table:table-cell office:value-type="float" office:value="20.076778" calcext:value-type="float">
            <text:p>20.076778</text:p>
          </table:table-cell>
          <table:table-cell office:value-type="float" office:value="20.030672" calcext:value-type="float">
            <text:p>20.030672</text:p>
          </table:table-cell>
          <table:table-cell office:value-type="float" office:value="20.001782" calcext:value-type="float">
            <text:p>20.001782</text:p>
          </table:table-cell>
          <table:table-cell office:value-type="float" office:value="19.966962" calcext:value-type="float">
            <text:p>19.966962</text:p>
          </table:table-cell>
          <table:table-cell office:value-type="float" office:value="19.947324" calcext:value-type="float">
            <text:p>19.9473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297986" calcext:value-type="float">
            <text:p>12.297986</text:p>
          </table:table-cell>
          <table:table-cell office:value-type="float" office:value="13.933868" calcext:value-type="float">
            <text:p>13.933868</text:p>
          </table:table-cell>
          <table:table-cell office:value-type="float" office:value="14.394399" calcext:value-type="float">
            <text:p>14.394399</text:p>
          </table:table-cell>
          <table:table-cell office:value-type="float" office:value="14.76506" calcext:value-type="float">
            <text:p>14.76506</text:p>
          </table:table-cell>
          <table:table-cell office:value-type="float" office:value="14.986538" calcext:value-type="float">
            <text:p>14.9865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695908" calcext:value-type="float">
            <text:p>12.695908</text:p>
          </table:table-cell>
          <table:table-cell office:value-type="float" office:value="13.220747" calcext:value-type="float">
            <text:p>13.220747</text:p>
          </table:table-cell>
          <table:table-cell office:value-type="float" office:value="13.464165" calcext:value-type="float">
            <text:p>13.464165</text:p>
          </table:table-cell>
          <table:table-cell office:value-type="float" office:value="13.639288" calcext:value-type="float">
            <text:p>13.639288</text:p>
          </table:table-cell>
          <table:table-cell office:value-type="float" office:value="13.820377" calcext:value-type="float">
            <text:p>13.820377</text:p>
          </table:table-cell>
          <table:table-cell office:value-type="float" office:value="14.008786" calcext:value-type="float">
            <text:p>14.008786</text:p>
          </table:table-cell>
          <table:table-cell office:value-type="float" office:value="14.163423" calcext:value-type="float">
            <text:p>14.163423</text:p>
          </table:table-cell>
          <table:table-cell office:value-type="float" office:value="14.229524" calcext:value-type="float">
            <text:p>14.229524</text:p>
          </table:table-cell>
          <table:table-cell office:value-type="float" office:value="14.186016" calcext:value-type="float">
            <text:p>14.1860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418802" calcext:value-type="float">
            <text:p>12.418802</text:p>
          </table:table-cell>
          <table:table-cell office:value-type="float" office:value="12.74682" calcext:value-type="float">
            <text:p>12.74682</text:p>
          </table:table-cell>
          <table:table-cell office:value-type="float" office:value="12.93914" calcext:value-type="float">
            <text:p>12.93914</text:p>
          </table:table-cell>
          <table:table-cell office:value-type="float" office:value="12.960132" calcext:value-type="float">
            <text:p>12.960132</text:p>
          </table:table-cell>
          <table:table-cell office:value-type="float" office:value="12.797961" calcext:value-type="float">
            <text:p>12.797961</text:p>
          </table:table-cell>
          <table:table-cell office:value-type="float" office:value="12.419939" calcext:value-type="float">
            <text:p>12.4199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.351567" calcext:value-type="float">
            <text:p>11.351567</text:p>
          </table:table-cell>
          <table:table-cell office:value-type="float" office:value="11.967478" calcext:value-type="float">
            <text:p>11.967478</text:p>
          </table:table-cell>
          <table:table-cell office:value-type="float" office:value="12.73645" calcext:value-type="float">
            <text:p>12.73645</text:p>
          </table:table-cell>
          <table:table-cell office:value-type="float" office:value="13.441397" calcext:value-type="float">
            <text:p>13.441397</text:p>
          </table:table-cell>
          <table:table-cell office:value-type="float" office:value="14.081508" calcext:value-type="float">
            <text:p>14.081508</text:p>
          </table:table-cell>
          <table:table-cell office:value-type="float" office:value="14.608772" calcext:value-type="float">
            <text:p>14.608772</text:p>
          </table:table-cell>
          <table:table-cell office:value-type="float" office:value="15.033507" calcext:value-type="float">
            <text:p>15.033507</text:p>
          </table:table-cell>
          <table:table-cell office:value-type="float" office:value="15.351157" calcext:value-type="float">
            <text:p>15.351157</text:p>
          </table:table-cell>
          <table:table-cell office:value-type="float" office:value="15.630591" calcext:value-type="float">
            <text:p>15.630591</text:p>
          </table:table-cell>
          <table:table-cell office:value-type="float" office:value="15.651055" calcext:value-type="float">
            <text:p>15.651055</text:p>
          </table:table-cell>
          <table:table-cell office:value-type="float" office:value="15.669589" calcext:value-type="float">
            <text:p>15.669589</text:p>
          </table:table-cell>
          <table:table-cell office:value-type="float" office:value="15.659776" calcext:value-type="float">
            <text:p>15.659776</text:p>
          </table:table-cell>
          <table:table-cell office:value-type="float" office:value="15.645847" calcext:value-type="float">
            <text:p>15.6458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594284" calcext:value-type="float">
            <text:p>15.594284</text:p>
          </table:table-cell>
          <table:table-cell office:value-type="float" office:value="16.636436" calcext:value-type="float">
            <text:p>16.636436</text:p>
          </table:table-cell>
          <table:table-cell office:value-type="float" office:value="17.473876" calcext:value-type="float">
            <text:p>17.473876</text:p>
          </table:table-cell>
          <table:table-cell office:value-type="float" office:value="18.269521" calcext:value-type="float">
            <text:p>18.269521</text:p>
          </table:table-cell>
          <table:table-cell office:value-type="float" office:value="18.938811" calcext:value-type="float">
            <text:p>18.938811</text:p>
          </table:table-cell>
          <table:table-cell office:value-type="float" office:value="19.478469" calcext:value-type="float">
            <text:p>19.478469</text:p>
          </table:table-cell>
          <table:table-cell office:value-type="float" office:value="19.851627" calcext:value-type="float">
            <text:p>19.851627</text:p>
          </table:table-cell>
          <table:table-cell office:value-type="float" office:value="20.101079" calcext:value-type="float">
            <text:p>20.101079</text:p>
          </table:table-cell>
          <table:table-cell office:value-type="float" office:value="20.162991" calcext:value-type="float">
            <text:p>20.162991</text:p>
          </table:table-cell>
          <table:table-cell office:value-type="float" office:value="20.002978" calcext:value-type="float">
            <text:p>20.002978</text:p>
          </table:table-cell>
          <table:table-cell office:value-type="float" office:value="19.933207" calcext:value-type="float">
            <text:p>19.933207</text:p>
          </table:table-cell>
          <table:table-cell office:value-type="float" office:value="19.888378" calcext:value-type="float">
            <text:p>19.888378</text:p>
          </table:table-cell>
          <table:table-cell office:value-type="float" office:value="19.836471" calcext:value-type="float">
            <text:p>19.836471</text:p>
          </table:table-cell>
          <table:table-cell office:value-type="float" office:value="19.809402" calcext:value-type="float">
            <text:p>19.8094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712356" calcext:value-type="float">
            <text:p>11.712356</text:p>
          </table:table-cell>
          <table:table-cell office:value-type="float" office:value="13.991749" calcext:value-type="float">
            <text:p>13.991749</text:p>
          </table:table-cell>
          <table:table-cell office:value-type="float" office:value="14.467505" calcext:value-type="float">
            <text:p>14.467505</text:p>
          </table:table-cell>
          <table:table-cell office:value-type="float" office:value="14.852026" calcext:value-type="float">
            <text:p>14.852026</text:p>
          </table:table-cell>
          <table:table-cell office:value-type="float" office:value="15.100101" calcext:value-type="float">
            <text:p>15.1001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578996" calcext:value-type="float">
            <text:p>12.578996</text:p>
          </table:table-cell>
          <table:table-cell office:value-type="float" office:value="13.267245" calcext:value-type="float">
            <text:p>13.267245</text:p>
          </table:table-cell>
          <table:table-cell office:value-type="float" office:value="13.523757" calcext:value-type="float">
            <text:p>13.523757</text:p>
          </table:table-cell>
          <table:table-cell office:value-type="float" office:value="13.718822" calcext:value-type="float">
            <text:p>13.718822</text:p>
          </table:table-cell>
          <table:table-cell office:value-type="float" office:value="13.930394" calcext:value-type="float">
            <text:p>13.930394</text:p>
          </table:table-cell>
          <table:table-cell office:value-type="float" office:value="14.142052" calcext:value-type="float">
            <text:p>14.142052</text:p>
          </table:table-cell>
          <table:table-cell office:value-type="float" office:value="14.301407" calcext:value-type="float">
            <text:p>14.301407</text:p>
          </table:table-cell>
          <table:table-cell office:value-type="float" office:value="14.348844" calcext:value-type="float">
            <text:p>14.348844</text:p>
          </table:table-cell>
          <table:table-cell office:value-type="float" office:value="14.228608" calcext:value-type="float">
            <text:p>14.2286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5365" calcext:value-type="float">
            <text:p>12.45365</text:p>
          </table:table-cell>
          <table:table-cell office:value-type="float" office:value="12.767309" calcext:value-type="float">
            <text:p>12.767309</text:p>
          </table:table-cell>
          <table:table-cell office:value-type="float" office:value="12.946796" calcext:value-type="float">
            <text:p>12.946796</text:p>
          </table:table-cell>
          <table:table-cell office:value-type="float" office:value="12.96129" calcext:value-type="float">
            <text:p>12.96129</text:p>
          </table:table-cell>
          <table:table-cell office:value-type="float" office:value="12.769843" calcext:value-type="float">
            <text:p>12.769843</text:p>
          </table:table-cell>
          <table:table-cell office:value-type="float" office:value="12.308593" calcext:value-type="float">
            <text:p>12.30859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.321167" calcext:value-type="float">
            <text:p>11.321167</text:p>
          </table:table-cell>
          <table:table-cell office:value-type="float" office:value="11.997302" calcext:value-type="float">
            <text:p>11.997302</text:p>
          </table:table-cell>
          <table:table-cell office:value-type="float" office:value="12.789564" calcext:value-type="float">
            <text:p>12.789564</text:p>
          </table:table-cell>
          <table:table-cell office:value-type="float" office:value="13.51405" calcext:value-type="float">
            <text:p>13.51405</text:p>
          </table:table-cell>
          <table:table-cell office:value-type="float" office:value="14.151619" calcext:value-type="float">
            <text:p>14.151619</text:p>
          </table:table-cell>
          <table:table-cell office:value-type="float" office:value="14.678238" calcext:value-type="float">
            <text:p>14.678238</text:p>
          </table:table-cell>
          <table:table-cell office:value-type="float" office:value="15.097535" calcext:value-type="float">
            <text:p>15.097535</text:p>
          </table:table-cell>
          <table:table-cell office:value-type="float" office:value="15.408663" calcext:value-type="float">
            <text:p>15.408663</text:p>
          </table:table-cell>
          <table:table-cell office:value-type="float" office:value="15.624087" calcext:value-type="float">
            <text:p>15.624087</text:p>
          </table:table-cell>
          <table:table-cell office:value-type="float" office:value="15.599567" calcext:value-type="float">
            <text:p>15.599567</text:p>
          </table:table-cell>
          <table:table-cell office:value-type="float" office:value="15.594379" calcext:value-type="float">
            <text:p>15.594379</text:p>
          </table:table-cell>
          <table:table-cell office:value-type="float" office:value="15.57562" calcext:value-type="float">
            <text:p>15.57562</text:p>
          </table:table-cell>
          <table:table-cell office:value-type="float" office:value="15.557532" calcext:value-type="float">
            <text:p>15.5575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500883" calcext:value-type="float">
            <text:p>15.500883</text:p>
          </table:table-cell>
          <table:table-cell office:value-type="float" office:value="16.670815" calcext:value-type="float">
            <text:p>16.670815</text:p>
          </table:table-cell>
          <table:table-cell office:value-type="float" office:value="17.540169" calcext:value-type="float">
            <text:p>17.540169</text:p>
          </table:table-cell>
          <table:table-cell office:value-type="float" office:value="18.355834" calcext:value-type="float">
            <text:p>18.355834</text:p>
          </table:table-cell>
          <table:table-cell office:value-type="float" office:value="19.035043" calcext:value-type="float">
            <text:p>19.035043</text:p>
          </table:table-cell>
          <table:table-cell office:value-type="float" office:value="19.572313" calcext:value-type="float">
            <text:p>19.572313</text:p>
          </table:table-cell>
          <table:table-cell office:value-type="float" office:value="19.926739" calcext:value-type="float">
            <text:p>19.926739</text:p>
          </table:table-cell>
          <table:table-cell office:value-type="float" office:value="20.158016" calcext:value-type="float">
            <text:p>20.158016</text:p>
          </table:table-cell>
          <table:table-cell office:value-type="float" office:value="20.125875" calcext:value-type="float">
            <text:p>20.125875</text:p>
          </table:table-cell>
          <table:table-cell office:value-type="float" office:value="19.921384" calcext:value-type="float">
            <text:p>19.921384</text:p>
          </table:table-cell>
          <table:table-cell office:value-type="float" office:value="19.831576" calcext:value-type="float">
            <text:p>19.831576</text:p>
          </table:table-cell>
          <table:table-cell office:value-type="float" office:value="19.774016" calcext:value-type="float">
            <text:p>19.774016</text:p>
          </table:table-cell>
          <table:table-cell office:value-type="float" office:value="19.710046" calcext:value-type="float">
            <text:p>19.710046</text:p>
          </table:table-cell>
          <table:table-cell office:value-type="float" office:value="19.677848" calcext:value-type="float">
            <text:p>19.6778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262809" calcext:value-type="float">
            <text:p>11.262809</text:p>
          </table:table-cell>
          <table:table-cell office:value-type="float" office:value="14.037294" calcext:value-type="float">
            <text:p>14.037294</text:p>
          </table:table-cell>
          <table:table-cell office:value-type="float" office:value="14.513083" calcext:value-type="float">
            <text:p>14.513083</text:p>
          </table:table-cell>
          <table:table-cell office:value-type="float" office:value="14.909978" calcext:value-type="float">
            <text:p>14.909978</text:p>
          </table:table-cell>
          <table:table-cell office:value-type="float" office:value="15.177775" calcext:value-type="float">
            <text:p>15.1777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440956" calcext:value-type="float">
            <text:p>12.440956</text:p>
          </table:table-cell>
          <table:table-cell office:value-type="float" office:value="13.298398" calcext:value-type="float">
            <text:p>13.298398</text:p>
          </table:table-cell>
          <table:table-cell office:value-type="float" office:value="13.567148" calcext:value-type="float">
            <text:p>13.567148</text:p>
          </table:table-cell>
          <table:table-cell office:value-type="float" office:value="13.781697" calcext:value-type="float">
            <text:p>13.781697</text:p>
          </table:table-cell>
          <table:table-cell office:value-type="float" office:value="14.030999" calcext:value-type="float">
            <text:p>14.030999</text:p>
          </table:table-cell>
          <table:table-cell office:value-type="float" office:value="14.246312" calcext:value-type="float">
            <text:p>14.246312</text:p>
          </table:table-cell>
          <table:table-cell office:value-type="float" office:value="14.405266" calcext:value-type="float">
            <text:p>14.405266</text:p>
          </table:table-cell>
          <table:table-cell office:value-type="float" office:value="14.429596" calcext:value-type="float">
            <text:p>14.429596</text:p>
          </table:table-cell>
          <table:table-cell office:value-type="float" office:value="14.234593" calcext:value-type="float">
            <text:p>14.2345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473216" calcext:value-type="float">
            <text:p>12.473216</text:p>
          </table:table-cell>
          <table:table-cell office:value-type="float" office:value="12.773675" calcext:value-type="float">
            <text:p>12.773675</text:p>
          </table:table-cell>
          <table:table-cell office:value-type="float" office:value="12.936152" calcext:value-type="float">
            <text:p>12.936152</text:p>
          </table:table-cell>
          <table:table-cell office:value-type="float" office:value="12.945155" calcext:value-type="float">
            <text:p>12.945155</text:p>
          </table:table-cell>
          <table:table-cell office:value-type="float" office:value="12.730572" calcext:value-type="float">
            <text:p>12.730572</text:p>
          </table:table-cell>
          <table:table-cell office:value-type="float" office:value="12.196772" calcext:value-type="float">
            <text:p>12.1967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.286662" calcext:value-type="float">
            <text:p>11.286662</text:p>
          </table:table-cell>
          <table:table-cell office:value-type="float" office:value="12.019536" calcext:value-type="float">
            <text:p>12.019536</text:p>
          </table:table-cell>
          <table:table-cell office:value-type="float" office:value="12.835537" calcext:value-type="float">
            <text:p>12.835537</text:p>
          </table:table-cell>
          <table:table-cell office:value-type="float" office:value="13.572643" calcext:value-type="float">
            <text:p>13.572643</text:p>
          </table:table-cell>
          <table:table-cell office:value-type="float" office:value="14.206124" calcext:value-type="float">
            <text:p>14.206124</text:p>
          </table:table-cell>
          <table:table-cell office:value-type="float" office:value="14.72981" calcext:value-type="float">
            <text:p>14.72981</text:p>
          </table:table-cell>
          <table:table-cell office:value-type="float" office:value="15.141846" calcext:value-type="float">
            <text:p>15.141846</text:p>
          </table:table-cell>
          <table:table-cell office:value-type="float" office:value="15.446396" calcext:value-type="float">
            <text:p>15.446396</text:p>
          </table:table-cell>
          <table:table-cell office:value-type="float" office:value="15.59725" calcext:value-type="float">
            <text:p>15.59725</text:p>
          </table:table-cell>
          <table:table-cell office:value-type="float" office:value="15.542502" calcext:value-type="float">
            <text:p>15.542502</text:p>
          </table:table-cell>
          <table:table-cell office:value-type="float" office:value="15.518465" calcext:value-type="float">
            <text:p>15.518465</text:p>
          </table:table-cell>
          <table:table-cell office:value-type="float" office:value="15.493676" calcext:value-type="float">
            <text:p>15.493676</text:p>
          </table:table-cell>
          <table:table-cell office:value-type="float" office:value="15.473145" calcext:value-type="float">
            <text:p>15.473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452766" calcext:value-type="float">
            <text:p>15.452766</text:p>
          </table:table-cell>
          <table:table-cell office:value-type="float" office:value="16.685005" calcext:value-type="float">
            <text:p>16.685005</text:p>
          </table:table-cell>
          <table:table-cell office:value-type="float" office:value="17.56926" calcext:value-type="float">
            <text:p>17.56926</text:p>
          </table:table-cell>
          <table:table-cell office:value-type="float" office:value="18.392946" calcext:value-type="float">
            <text:p>18.392946</text:p>
          </table:table-cell>
          <table:table-cell office:value-type="float" office:value="19.076309" calcext:value-type="float">
            <text:p>19.076309</text:p>
          </table:table-cell>
          <table:table-cell office:value-type="float" office:value="19.61186" calcext:value-type="float">
            <text:p>19.61186</text:p>
          </table:table-cell>
          <table:table-cell office:value-type="float" office:value="19.955971" calcext:value-type="float">
            <text:p>19.955971</text:p>
          </table:table-cell>
          <table:table-cell office:value-type="float" office:value="20.178545" calcext:value-type="float">
            <text:p>20.178545</text:p>
          </table:table-cell>
          <table:table-cell office:value-type="float" office:value="20.100265" calcext:value-type="float">
            <text:p>20.100265</text:p>
          </table:table-cell>
          <table:table-cell office:value-type="float" office:value="19.879383" calcext:value-type="float">
            <text:p>19.879383</text:p>
          </table:table-cell>
          <table:table-cell office:value-type="float" office:value="19.780495" calcext:value-type="float">
            <text:p>19.780495</text:p>
          </table:table-cell>
          <table:table-cell office:value-type="float" office:value="19.71775" calcext:value-type="float">
            <text:p>19.71775</text:p>
          </table:table-cell>
          <table:table-cell office:value-type="float" office:value="19.648891" calcext:value-type="float">
            <text:p>19.648891</text:p>
          </table:table-cell>
          <table:table-cell office:value-type="float" office:value="19.615053" calcext:value-type="float">
            <text:p>19.6150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09005" calcext:value-type="float">
            <text:p>11.09005</text:p>
          </table:table-cell>
          <table:table-cell office:value-type="float" office:value="14.047927" calcext:value-type="float">
            <text:p>14.047927</text:p>
          </table:table-cell>
          <table:table-cell office:value-type="float" office:value="14.532863" calcext:value-type="float">
            <text:p>14.532863</text:p>
          </table:table-cell>
          <table:table-cell office:value-type="float" office:value="14.927835" calcext:value-type="float">
            <text:p>14.927835</text:p>
          </table:table-cell>
          <table:table-cell office:value-type="float" office:value="15.210219" calcext:value-type="float">
            <text:p>15.2102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.370653" calcext:value-type="float">
            <text:p>12.370653</text:p>
          </table:table-cell>
          <table:table-cell office:value-type="float" office:value="13.308152" calcext:value-type="float">
            <text:p>13.308152</text:p>
          </table:table-cell>
          <table:table-cell office:value-type="float" office:value="13.587169" calcext:value-type="float">
            <text:p>13.587169</text:p>
          </table:table-cell>
          <table:table-cell office:value-type="float" office:value="13.808389" calcext:value-type="float">
            <text:p>13.808389</text:p>
          </table:table-cell>
          <table:table-cell office:value-type="float" office:value="14.067114" calcext:value-type="float">
            <text:p>14.067114</text:p>
          </table:table-cell>
          <table:table-cell office:value-type="float" office:value="14.291856" calcext:value-type="float">
            <text:p>14.291856</text:p>
          </table:table-cell>
          <table:table-cell office:value-type="float" office:value="14.448235" calcext:value-type="float">
            <text:p>14.448235</text:p>
          </table:table-cell>
          <table:table-cell office:value-type="float" office:value="14.459687" calcext:value-type="float">
            <text:p>14.459687</text:p>
          </table:table-cell>
          <table:table-cell office:value-type="float" office:value="14.229018" calcext:value-type="float">
            <text:p>14.2290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.481122" calcext:value-type="float">
            <text:p>12.481122</text:p>
          </table:table-cell>
          <table:table-cell office:value-type="float" office:value="12.771272" calcext:value-type="float">
            <text:p>12.771272</text:p>
          </table:table-cell>
          <table:table-cell office:value-type="float" office:value="12.924355" calcext:value-type="float">
            <text:p>12.924355</text:p>
          </table:table-cell>
          <table:table-cell office:value-type="float" office:value="12.932184" calcext:value-type="float">
            <text:p>12.932184</text:p>
          </table:table-cell>
          <table:table-cell office:value-type="float" office:value="12.709084" calcext:value-type="float">
            <text:p>12.709084</text:p>
          </table:table-cell>
          <table:table-cell office:value-type="float" office:value="12.143811" calcext:value-type="float">
            <text:p>12.1438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.267677" calcext:value-type="float">
            <text:p>11.267677</text:p>
          </table:table-cell>
          <table:table-cell office:value-type="float" office:value="12.02879" calcext:value-type="float">
            <text:p>12.02879</text:p>
          </table:table-cell>
          <table:table-cell office:value-type="float" office:value="12.855413" calcext:value-type="float">
            <text:p>12.855413</text:p>
          </table:table-cell>
          <table:table-cell office:value-type="float" office:value="13.597452" calcext:value-type="float">
            <text:p>13.597452</text:p>
          </table:table-cell>
          <table:table-cell office:value-type="float" office:value="14.230526" calcext:value-type="float">
            <text:p>14.230526</text:p>
          </table:table-cell>
          <table:table-cell office:value-type="float" office:value="14.749683" calcext:value-type="float">
            <text:p>14.749683</text:p>
          </table:table-cell>
          <table:table-cell office:value-type="float" office:value="15.158089" calcext:value-type="float">
            <text:p>15.158089</text:p>
          </table:table-cell>
          <table:table-cell office:value-type="float" office:value="15.460069" calcext:value-type="float">
            <text:p>15.460069</text:p>
          </table:table-cell>
          <table:table-cell office:value-type="float" office:value="15.578398" calcext:value-type="float">
            <text:p>15.578398</text:p>
          </table:table-cell>
          <table:table-cell office:value-type="float" office:value="15.513269" calcext:value-type="float">
            <text:p>15.513269</text:p>
          </table:table-cell>
          <table:table-cell office:value-type="float" office:value="15.480703" calcext:value-type="float">
            <text:p>15.480703</text:p>
          </table:table-cell>
          <table:table-cell office:value-type="float" office:value="15.454231" calcext:value-type="float">
            <text:p>15.454231</text:p>
          </table:table-cell>
          <table:table-cell office:value-type="float" office:value="15.432677" calcext:value-type="float">
            <text:p>15.432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406436" calcext:value-type="float">
            <text:p>15.406436</text:p>
          </table:table-cell>
          <table:table-cell office:value-type="float" office:value="16.699755" calcext:value-type="float">
            <text:p>16.699755</text:p>
          </table:table-cell>
          <table:table-cell office:value-type="float" office:value="17.59542" calcext:value-type="float">
            <text:p>17.59542</text:p>
          </table:table-cell>
          <table:table-cell office:value-type="float" office:value="18.4277" calcext:value-type="float">
            <text:p>18.4277</text:p>
          </table:table-cell>
          <table:table-cell office:value-type="float" office:value="19.114288" calcext:value-type="float">
            <text:p>19.114288</text:p>
          </table:table-cell>
          <table:table-cell office:value-type="float" office:value="19.646696" calcext:value-type="float">
            <text:p>19.646696</text:p>
          </table:table-cell>
          <table:table-cell office:value-type="float" office:value="19.980997" calcext:value-type="float">
            <text:p>19.980997</text:p>
          </table:table-cell>
          <table:table-cell office:value-type="float" office:value="20.194966" calcext:value-type="float">
            <text:p>20.194966</text:p>
          </table:table-cell>
          <table:table-cell office:value-type="float" office:value="20.071115" calcext:value-type="float">
            <text:p>20.071115</text:p>
          </table:table-cell>
          <table:table-cell office:value-type="float" office:value="19.837197" calcext:value-type="float">
            <text:p>19.837197</text:p>
          </table:table-cell>
          <table:table-cell office:value-type="float" office:value="19.729736" calcext:value-type="float">
            <text:p>19.729736</text:p>
          </table:table-cell>
          <table:table-cell office:value-type="float" office:value="19.662046" calcext:value-type="float">
            <text:p>19.662046</text:p>
          </table:table-cell>
          <table:table-cell office:value-type="float" office:value="19.589407" calcext:value-type="float">
            <text:p>19.589407</text:p>
          </table:table-cell>
          <table:table-cell office:value-type="float" office:value="19.553929" calcext:value-type="float">
            <text:p>19.5539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.92911" calcext:value-type="float">
            <text:p>10.92911</text:p>
          </table:table-cell>
          <table:table-cell office:value-type="float" office:value="14.068278" calcext:value-type="float">
            <text:p>14.068278</text:p>
          </table:table-cell>
          <table:table-cell office:value-type="float" office:value="14.550766" calcext:value-type="float">
            <text:p>14.550766</text:p>
          </table:table-cell>
          <table:table-cell office:value-type="float" office:value="14.950102" calcext:value-type="float">
            <text:p>14.950102</text:p>
          </table:table-cell>
          <table:table-cell office:value-type="float" office:value="15.236125" calcext:value-type="float">
            <text:p>15.236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293828" calcext:value-type="float">
            <text:p>12.293828</text:p>
          </table:table-cell>
          <table:table-cell office:value-type="float" office:value="13.318693" calcext:value-type="float">
            <text:p>13.318693</text:p>
          </table:table-cell>
          <table:table-cell office:value-type="float" office:value="13.604804" calcext:value-type="float">
            <text:p>13.604804</text:p>
          </table:table-cell>
          <table:table-cell office:value-type="float" office:value="13.831551" calcext:value-type="float">
            <text:p>13.831551</text:p>
          </table:table-cell>
          <table:table-cell office:value-type="float" office:value="14.099408" calcext:value-type="float">
            <text:p>14.099408</text:p>
          </table:table-cell>
          <table:table-cell office:value-type="float" office:value="14.329223" calcext:value-type="float">
            <text:p>14.329223</text:p>
          </table:table-cell>
          <table:table-cell office:value-type="float" office:value="14.482984" calcext:value-type="float">
            <text:p>14.482984</text:p>
          </table:table-cell>
          <table:table-cell office:value-type="float" office:value="14.48197" calcext:value-type="float">
            <text:p>14.48197</text:p>
          </table:table-cell>
          <table:table-cell office:value-type="float" office:value="14.219752" calcext:value-type="float">
            <text:p>14.2197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489648" calcext:value-type="float">
            <text:p>12.489648</text:p>
          </table:table-cell>
          <table:table-cell office:value-type="float" office:value="12.767404" calcext:value-type="float">
            <text:p>12.767404</text:p>
          </table:table-cell>
          <table:table-cell office:value-type="float" office:value="12.913065" calcext:value-type="float">
            <text:p>12.913065</text:p>
          </table:table-cell>
          <table:table-cell office:value-type="float" office:value="12.917826" calcext:value-type="float">
            <text:p>12.917826</text:p>
          </table:table-cell>
          <table:table-cell office:value-type="float" office:value="12.686018" calcext:value-type="float">
            <text:p>12.686018</text:p>
          </table:table-cell>
          <table:table-cell office:value-type="float" office:value="12.089676" calcext:value-type="float">
            <text:p>12.0896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.24908" calcext:value-type="float">
            <text:p>11.24908</text:p>
          </table:table-cell>
          <table:table-cell office:value-type="float" office:value="12.040967" calcext:value-type="float">
            <text:p>12.040967</text:p>
          </table:table-cell>
          <table:table-cell office:value-type="float" office:value="12.875004" calcext:value-type="float">
            <text:p>12.875004</text:p>
          </table:table-cell>
          <table:table-cell office:value-type="float" office:value="13.620353" calcext:value-type="float">
            <text:p>13.620353</text:p>
          </table:table-cell>
          <table:table-cell office:value-type="float" office:value="14.253071" calcext:value-type="float">
            <text:p>14.253071</text:p>
          </table:table-cell>
          <table:table-cell office:value-type="float" office:value="14.766808" calcext:value-type="float">
            <text:p>14.766808</text:p>
          </table:table-cell>
          <table:table-cell office:value-type="float" office:value="15.172252" calcext:value-type="float">
            <text:p>15.172252</text:p>
          </table:table-cell>
          <table:table-cell office:value-type="float" office:value="15.471108" calcext:value-type="float">
            <text:p>15.471108</text:p>
          </table:table-cell>
          <table:table-cell office:value-type="float" office:value="15.556844" calcext:value-type="float">
            <text:p>15.556844</text:p>
          </table:table-cell>
          <table:table-cell office:value-type="float" office:value="15.483661" calcext:value-type="float">
            <text:p>15.483661</text:p>
          </table:table-cell>
          <table:table-cell office:value-type="float" office:value="15.44373" calcext:value-type="float">
            <text:p>15.44373</text:p>
          </table:table-cell>
          <table:table-cell office:value-type="float" office:value="15.415878" calcext:value-type="float">
            <text:p>15.415878</text:p>
          </table:table-cell>
          <table:table-cell office:value-type="float" office:value="15.393714" calcext:value-type="float">
            <text:p>15.393714</text:p>
          </table:table-cell>
        </table:table-row>
        <table:table-row table:style-name="ro1">
          <table:table-cell table:number-columns-repeated="44"/>
          <table:table-cell>
            <draw:frame table:end-cell-address="Sheet1.BA34" table:end-x="0.0559in" table:end-y="0.1098in" draw:z-index="4" draw:style-name="gr1" draw:text-style-name="P1" svg:width="6.3in" svg:height="3.5402in" svg:x="0.8669in" svg:y="0.1252in">
              <draw:object draw:notify-on-update-of-ranges="Sheet1.AS3:Sheet1.AS13 Sheet1.AT2:Sheet1.AT2 Sheet1.AT3:Sheet1.AT13 Sheet1.AU2:Sheet1.AU2 Sheet1.AU3:Sheet1.AU13 Sheet1.AV2:Sheet1.AV2 Sheet1.AV3:Sheet1.AV13 Sheet1.AW2:Sheet1.AW2 Sheet1.AW3:Sheet1.AW13 Sheet1.AX2:Sheet1.AX2 Sheet1.AX3:Sheet1.AX13 Sheet1.AY2:Sheet1.AY2 Sheet1.AY3:Sheet1.AY13 Sheet1.AZ2:Sheet1.AZ2 Sheet1.AZ3:Sheet1.AZ13 Sheet1.BA2:Sheet1.BA2 Sheet1.BA3:Sheet1.BA13 Sheet1.BB2:Sheet1.BB2 Sheet1.BB3:Sheet1.BB13 Sheet1.BC2:Sheet1.BC2 Sheet1.BC3:Sheet1.BC13 Sheet1.BD2:Sheet1.BD2 Sheet1.BD3:Sheet1.BD13 Sheet1.BE2:Sheet1.BE2 Sheet1.BE3:Sheet1.BE13 Sheet1.BF2:Sheet1.BF2 Sheet1.BF3:Sheet1.BF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>
            <draw:frame table:end-cell-address="Sheet1.I35" table:end-x="0.7921in" table:end-y="0.0488in" draw:z-index="0" draw:style-name="gr1" draw:text-style-name="P1" svg:width="6.3in" svg:height="3.5402in" svg:x="0.7146in" svg:y="0.0642in">
              <draw:object draw:notify-on-update-of-ranges="Sheet1.A3:Sheet1.A13 Sheet1.A3:Sheet1.A13 Sheet1.B2:Sheet1.B2 Sheet1.B3:Sheet1.B13 Sheet1.A3:Sheet1.A13 Sheet1.C2:Sheet1.C2 Sheet1.C3:Sheet1.C13 Sheet1.A3:Sheet1.A13 Sheet1.D2:Sheet1.D2 Sheet1.D3:Sheet1.D13 Sheet1.A3:Sheet1.A13 Sheet1.E2:Sheet1.E2 Sheet1.E3:Sheet1.E13 Sheet1.A3:Sheet1.A13 Sheet1.F2:Sheet1.F2 Sheet1.F3:Sheet1.F13 Sheet1.A3:Sheet1.A13 Sheet1.G2:Sheet1.G2 Sheet1.G3:Sheet1.G13 Sheet1.A3:Sheet1.A13 Sheet1.H2:Sheet1.H2 Sheet1.H3:Sheet1.H13 Sheet1.A3:Sheet1.A13 Sheet1.I2:Sheet1.I2 Sheet1.I3:Sheet1.I13 Sheet1.A3:Sheet1.A13 Sheet1.J2:Sheet1.J2 Sheet1.J3:Sheet1.J13 Sheet1.A3:Sheet1.A13 Sheet1.K2:Sheet1.K2 Sheet1.K3:Sheet1.K13 Sheet1.A3:Sheet1.A13 Sheet1.L2:Sheet1.L2 Sheet1.L3:Sheet1.L13 Sheet1.A3:Sheet1.A13 Sheet1.M2:Sheet1.M2 Sheet1.M3:Sheet1.M13 Sheet1.A3:Sheet1.A13 Sheet1.N2:Sheet1.N2 Sheet1.N3:Sheet1.N13 Sheet1.A3:Sheet1.A13 Sheet1.O2:Sheet1.O2 Sheet1.O3:Sheet1.O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>
            <draw:frame table:end-cell-address="Sheet1.X35" table:end-x="0.4732in" table:end-y="0.0177in" draw:z-index="1" draw:style-name="gr1" draw:text-style-name="P1" svg:width="6.3in" svg:height="3.5402in" svg:x="0.3953in" svg:y="0.0331in">
              <draw:object draw:notify-on-update-of-ranges="Sheet1.Q3:Sheet1.Q13 Sheet1.R2:Sheet1.R2 Sheet1.R3:Sheet1.R13 Sheet1.S2:Sheet1.S2 Sheet1.S3:Sheet1.S13 Sheet1.T2:Sheet1.T2 Sheet1.T3:Sheet1.T13 Sheet1.U2:Sheet1.U2 Sheet1.U3:Sheet1.U13 Sheet1.V2:Sheet1.V2 Sheet1.V3:Sheet1.V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Sheet1.AE35" table:end-x="0.7264in" table:end-y="0.0071in" draw:z-index="2" draw:style-name="gr1" draw:text-style-name="P1" svg:width="6.3in" svg:height="3.5402in" svg:x="0.6488in" svg:y="0.0224in">
              <draw:object draw:notify-on-update-of-ranges="Sheet1.X3:Sheet1.X13 Sheet1.Y2:Sheet1.Y2 Sheet1.Y3:Sheet1.Y13 Sheet1.Z2:Sheet1.Z2 Sheet1.Z3:Sheet1.Z13 Sheet1.AA2:Sheet1.AA2 Sheet1.AA3:Sheet1.AA13 Sheet1.AB2:Sheet1.AB2 Sheet1.AB3:Sheet1.AB13 Sheet1.AC2:Sheet1.AC2 Sheet1.AC3:Sheet1.AC13 Sheet1.AD2:Sheet1.AD2 Sheet1.AD3:Sheet1.AD13 Sheet1.AE2:Sheet1.AE2 Sheet1.AE3:Sheet1.AE13 Sheet1.AF2:Sheet1.AF2 Sheet1.AF3:Sheet1.AF13 Sheet1.AG2:Sheet1.AG2 Sheet1.AG3:Sheet1.AG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table:end-cell-address="Sheet1.AP35" table:end-x="0.3854in" table:end-y="0.0386in" draw:z-index="3" draw:style-name="gr1" draw:text-style-name="P1" svg:width="6.3in" svg:height="3.5402in" svg:x="0.3075in" svg:y="0.0539in">
              <draw:object draw:notify-on-update-of-ranges="Sheet1.AI3:Sheet1.AI13 Sheet1.AJ2:Sheet1.AJ2 Sheet1.AJ3:Sheet1.AJ13 Sheet1.AK2:Sheet1.AK2 Sheet1.AK3:Sheet1.AK13 Sheet1.AL2:Sheet1.AL2 Sheet1.AL3:Sheet1.AL13 Sheet1.AM2:Sheet1.AM2 Sheet1.AM3:Sheet1.AM13 Sheet1.AN2:Sheet1.AN2 Sheet1.AN3:Sheet1.AN13 Sheet1.AO2:Sheet1.AO2 Sheet1.AO3:Sheet1.AO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5">
          <table:table-cell table:number-columns-repeated="58"/>
        </table:table-row>
        <table:table-row table:style-name="ro1">
          <table:table-cell/>
          <table:table-cell>
            <draw:frame table:end-cell-address="Sheet1.I61" table:end-x="0.8799in" table:end-y="0.0154in" draw:z-index="5" draw:style-name="gr1" draw:text-style-name="P1" svg:width="6.3in" svg:height="3.5402in" svg:x="0.8024in" svg:y="0.0307in">
              <draw:object draw:notify-on-update-of-ranges="Sheet1.B2:Sheet1.O2 Sheet1.B2:Sheet1.O2 Sheet1.A3:Sheet1.A3 Sheet1.B3:Sheet1.O3 Sheet1.B2:Sheet1.O2 Sheet1.A4:Sheet1.A4 Sheet1.B4:Sheet1.O4 Sheet1.B2:Sheet1.O2 Sheet1.A5:Sheet1.A5 Sheet1.B5:Sheet1.O5 Sheet1.B2:Sheet1.O2 Sheet1.A6:Sheet1.A6 Sheet1.B6:Sheet1.O6 Sheet1.B2:Sheet1.O2 Sheet1.A7:Sheet1.A7 Sheet1.B7:Sheet1.O7 Sheet1.B2:Sheet1.O2 Sheet1.A8:Sheet1.A8 Sheet1.B8:Sheet1.O8 Sheet1.B2:Sheet1.O2 Sheet1.A9:Sheet1.A9 Sheet1.B9:Sheet1.O9 Sheet1.B2:Sheet1.O2 Sheet1.A10:Sheet1.A10 Sheet1.B10:Sheet1.O10 Sheet1.B2:Sheet1.O2 Sheet1.A11:Sheet1.A11 Sheet1.B11:Sheet1.O11 Sheet1.B2:Sheet1.O2 Sheet1.A12:Sheet1.A12 Sheet1.B12:Sheet1.O12 Sheet1.B2:Sheet1.O2 Sheet1.A13:Sheet1.A13 Sheet1.B13:Sheet1.O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7:25:58.404581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Belot</meta:initial-creator>
    <meta:creation-date>2017-04-25T11:15:44.582727988</meta:creation-date>
    <dc:date>2017-04-27T18:33:24.293908101</dc:date>
    <dc:creator>Matthieu Belot</dc:creator>
    <meta:editing-duration>PT2H3M43S</meta:editing-duration>
    <meta:editing-cycles>7</meta:editing-cycles>
    <meta:generator>LibreOffice/4.3.7.2$Linux_X86_64 LibreOffice_project/430$Build-2</meta:generator>
    <meta:document-statistic meta:table-count="1" meta:cell-count="6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" chart:maximum="2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column-mapping="0 1 2 3 4 5 6 7 8 9 10 11 12 13" chart:style-name="ch1">
        <chart:legend chart:legend-position="end" svg:x="14.103cm" svg:y="0.96cm" style:legend-expansion="high" chart:style-name="ch2"/>
        <chart:plot-area chart:style-name="ch3" table:cell-range-address="Sheet1.A2:Sheet1.O13" chart:data-source-has-labels="both" svg:x="1.331cm" svg:y="0.179cm" svg:width="12.452cm" svg:height="7.654cm">
          <chartooo:coordinate-region svg:x="1.952cm" svg:y="0.379cm" svg:width="11.644cm" svg:height="6.808cm"/>
          <chart:axis chart:dimension="x" chart:name="primary-x" chart:style-name="ch4" chartooo:axis-type="auto">
            <chart:title svg:x="6.071cm" svg:y="8.012cm" chart:style-name="ch5">
              <text:p>Nombre d'itérations</text:p>
            </chart:title>
            <chart:categories table:cell-range-address="Sheet1.A3:Sheet1.A13"/>
          </chart:axis>
          <chart:axis chart:dimension="y" chart:name="primary-y" chart:style-name="ch6">
            <chart:title svg:x="0.451cm" svg:y="4.513cm" chart:style-name="ch7">
              <text:p>PSNR</text:p>
            </chart:title>
            <chart:grid chart:style-name="ch8" chart:class="major"/>
          </chart:axis>
          <chart:series chart:style-name="ch9" chart:values-cell-range-address="Sheet1.B3:Sheet1.B13" chart:label-cell-address="Sheet1.B2:Sheet1.B2" chart:class="chart:scatter">
            <chart:domain table:cell-range-address="Sheet1.A3:Sheet1.A13"/>
            <chart:data-point chart:repeated="11"/>
          </chart:series>
          <chart:series chart:style-name="ch10" chart:values-cell-range-address="Sheet1.C3:Sheet1.C13" chart:label-cell-address="Sheet1.C2:Sheet1.C2" chart:class="chart:scatter">
            <chart:data-point chart:repeated="11"/>
          </chart:series>
          <chart:series chart:style-name="ch11" chart:values-cell-range-address="Sheet1.D3:Sheet1.D13" chart:label-cell-address="Sheet1.D2:Sheet1.D2" chart:class="chart:scatter">
            <chart:data-point chart:repeated="11"/>
          </chart:series>
          <chart:series chart:style-name="ch12" chart:values-cell-range-address="Sheet1.E3:Sheet1.E13" chart:label-cell-address="Sheet1.E2:Sheet1.E2" chart:class="chart:scatter">
            <chart:data-point chart:repeated="11"/>
          </chart:series>
          <chart:series chart:style-name="ch13" chart:values-cell-range-address="Sheet1.F3:Sheet1.F13" chart:label-cell-address="Sheet1.F2:Sheet1.F2" chart:class="chart:scatter">
            <chart:data-point chart:repeated="11"/>
          </chart:series>
          <chart:series chart:style-name="ch14" chart:values-cell-range-address="Sheet1.G3:Sheet1.G13" chart:label-cell-address="Sheet1.G2:Sheet1.G2" chart:class="chart:scatter">
            <chart:data-point chart:repeated="11"/>
          </chart:series>
          <chart:series chart:style-name="ch15" chart:values-cell-range-address="Sheet1.H3:Sheet1.H13" chart:label-cell-address="Sheet1.H2:Sheet1.H2" chart:class="chart:scatter">
            <chart:data-point chart:repeated="11"/>
          </chart:series>
          <chart:series chart:style-name="ch16" chart:values-cell-range-address="Sheet1.I3:Sheet1.I13" chart:label-cell-address="Sheet1.I2:Sheet1.I2" chart:class="chart:scatter">
            <chart:data-point chart:repeated="11"/>
          </chart:series>
          <chart:series chart:style-name="ch17" chart:values-cell-range-address="Sheet1.J3:Sheet1.J13" chart:label-cell-address="Sheet1.J2:Sheet1.J2" chart:class="chart:scatter">
            <chart:data-point chart:repeated="11"/>
          </chart:series>
          <chart:series chart:style-name="ch18" chart:values-cell-range-address="Sheet1.K3:Sheet1.K13" chart:label-cell-address="Sheet1.K2:Sheet1.K2" chart:class="chart:scatter">
            <chart:data-point chart:repeated="11"/>
          </chart:series>
          <chart:series chart:style-name="ch19" chart:values-cell-range-address="Sheet1.L3:Sheet1.L13" chart:label-cell-address="Sheet1.L2:Sheet1.L2" chart:class="chart:scatter">
            <chart:data-point chart:repeated="11"/>
          </chart:series>
          <chart:series chart:style-name="ch20" chart:values-cell-range-address="Sheet1.M3:Sheet1.M13" chart:label-cell-address="Sheet1.M2:Sheet1.M2" chart:class="chart:scatter">
            <chart:data-point chart:repeated="11"/>
          </chart:series>
          <chart:series chart:style-name="ch21" chart:values-cell-range-address="Sheet1.N3:Sheet1.N13" chart:label-cell-address="Sheet1.N2:Sheet1.N2" chart:class="chart:scatter">
            <chart:data-point chart:repeated="11"/>
          </chart:series>
          <chart:series chart:style-name="ch22" chart:values-cell-range-address="Sheet1.O3:Sheet1.O13" chart:label-cell-address="Sheet1.O2:Sheet1.O2" chart:class="chart:scatter">
            <chart:data-point chart:repeated="1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Sheet1.B2:Sheet1.B2</svg:desc>
                </draw:g>
              </table:table-cell>
              <table:table-cell office:value-type="string">
                <text:p>10</text:p>
                <draw:g>
                  <svg:desc>Sheet1.C2:Sheet1.C2</svg:desc>
                </draw:g>
              </table:table-cell>
              <table:table-cell office:value-type="string">
                <text:p>15</text:p>
                <draw:g>
                  <svg:desc>Sheet1.D2:Sheet1.D2</svg:desc>
                </draw:g>
              </table:table-cell>
              <table:table-cell office:value-type="string">
                <text:p>20</text:p>
                <draw:g>
                  <svg:desc>Sheet1.E2:Sheet1.E2</svg:desc>
                </draw:g>
              </table:table-cell>
              <table:table-cell office:value-type="string">
                <text:p>25</text:p>
                <draw:g>
                  <svg:desc>Sheet1.F2:Sheet1.F2</svg:desc>
                </draw:g>
              </table:table-cell>
              <table:table-cell office:value-type="string">
                <text:p>30</text:p>
                <draw:g>
                  <svg:desc>Sheet1.G2:Sheet1.G2</svg:desc>
                </draw:g>
              </table:table-cell>
              <table:table-cell office:value-type="string">
                <text:p>35</text:p>
                <draw:g>
                  <svg:desc>Sheet1.H2:Sheet1.H2</svg:desc>
                </draw:g>
              </table:table-cell>
              <table:table-cell office:value-type="string">
                <text:p>40</text:p>
                <draw:g>
                  <svg:desc>Sheet1.I2:Sheet1.I2</svg:desc>
                </draw:g>
              </table:table-cell>
              <table:table-cell office:value-type="string">
                <text:p>50</text:p>
                <draw:g>
                  <svg:desc>Sheet1.J2:Sheet1.J2</svg:desc>
                </draw:g>
              </table:table-cell>
              <table:table-cell office:value-type="string">
                <text:p>60</text:p>
                <draw:g>
                  <svg:desc>Sheet1.K2:Sheet1.K2</svg:desc>
                </draw:g>
              </table:table-cell>
              <table:table-cell office:value-type="string">
                <text:p>70</text:p>
                <draw:g>
                  <svg:desc>Sheet1.L2:Sheet1.L2</svg:desc>
                </draw:g>
              </table:table-cell>
              <table:table-cell office:value-type="string">
                <text:p>80</text:p>
                <draw:g>
                  <svg:desc>Sheet1.M2:Sheet1.M2</svg:desc>
                </draw:g>
              </table:table-cell>
              <table:table-cell office:value-type="string">
                <text:p>100</text:p>
                <draw:g>
                  <svg:desc>Sheet1.N2:Sheet1.N2</svg:desc>
                </draw:g>
              </table:table-cell>
              <table:table-cell office:value-type="string">
                <text:p>120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13</svg:desc>
                </draw:g>
              </table:table-cell>
              <table:table-cell office:value-type="float" office:value="2">
                <text:p>2</text:p>
                <draw:g>
                  <svg:desc>Sheet1.A3:Sheet1.A13</svg:desc>
                </draw:g>
              </table:table-cell>
              <table:table-cell office:value-type="float" office:value="15.12045">
                <text:p>15.12045</text:p>
                <draw:g>
                  <svg:desc>Sheet1.B3:Sheet1.B13</svg:desc>
                </draw:g>
              </table:table-cell>
              <table:table-cell office:value-type="float" office:value="15.610566">
                <text:p>15.610566</text:p>
                <draw:g>
                  <svg:desc>Sheet1.C3:Sheet1.C13</svg:desc>
                </draw:g>
              </table:table-cell>
              <table:table-cell office:value-type="float" office:value="16.117683">
                <text:p>16.117683</text:p>
                <draw:g>
                  <svg:desc>Sheet1.D3:Sheet1.D13</svg:desc>
                </draw:g>
              </table:table-cell>
              <table:table-cell office:value-type="float" office:value="16.60629">
                <text:p>16.60629</text:p>
                <draw:g>
                  <svg:desc>Sheet1.E3:Sheet1.E13</svg:desc>
                </draw:g>
              </table:table-cell>
              <table:table-cell office:value-type="float" office:value="17.052303">
                <text:p>17.052303</text:p>
                <draw:g>
                  <svg:desc>Sheet1.F3:Sheet1.F13</svg:desc>
                </draw:g>
              </table:table-cell>
              <table:table-cell office:value-type="float" office:value="17.444852">
                <text:p>17.444852</text:p>
                <draw:g>
                  <svg:desc>Sheet1.G3:Sheet1.G13</svg:desc>
                </draw:g>
              </table:table-cell>
              <table:table-cell office:value-type="float" office:value="17.783781">
                <text:p>17.783781</text:p>
                <draw:g>
                  <svg:desc>Sheet1.H3:Sheet1.H13</svg:desc>
                </draw:g>
              </table:table-cell>
              <table:table-cell office:value-type="float" office:value="18.073036">
                <text:p>18.073036</text:p>
                <draw:g>
                  <svg:desc>Sheet1.I3:Sheet1.I13</svg:desc>
                </draw:g>
              </table:table-cell>
              <table:table-cell office:value-type="float" office:value="18.525235">
                <text:p>18.525235</text:p>
                <draw:g>
                  <svg:desc>Sheet1.J3:Sheet1.J13</svg:desc>
                </draw:g>
              </table:table-cell>
              <table:table-cell office:value-type="float" office:value="18.845098">
                <text:p>18.845098</text:p>
                <draw:g>
                  <svg:desc>Sheet1.K3:Sheet1.K13</svg:desc>
                </draw:g>
              </table:table-cell>
              <table:table-cell office:value-type="float" office:value="19.070273">
                <text:p>19.070273</text:p>
                <draw:g>
                  <svg:desc>Sheet1.L3:Sheet1.L13</svg:desc>
                </draw:g>
              </table:table-cell>
              <table:table-cell office:value-type="float" office:value="19.229748">
                <text:p>19.229748</text:p>
                <draw:g>
                  <svg:desc>Sheet1.M3:Sheet1.M13</svg:desc>
                </draw:g>
              </table:table-cell>
              <table:table-cell office:value-type="float" office:value="19.425609">
                <text:p>19.425609</text:p>
                <draw:g>
                  <svg:desc>Sheet1.N3:Sheet1.N13</svg:desc>
                </draw:g>
              </table:table-cell>
              <table:table-cell office:value-type="float" office:value="19.529572">
                <text:p>19.529572</text:p>
                <draw:g>
                  <svg:desc>Sheet1.O3:Sheet1.O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5.636248">
                <text:p>15.636248</text:p>
              </table:table-cell>
              <table:table-cell office:value-type="float" office:value="16.233243">
                <text:p>16.233243</text:p>
              </table:table-cell>
              <table:table-cell office:value-type="float" office:value="16.877057">
                <text:p>16.877057</text:p>
              </table:table-cell>
              <table:table-cell office:value-type="float" office:value="17.515838">
                <text:p>17.515838</text:p>
              </table:table-cell>
              <table:table-cell office:value-type="float" office:value="18.07785">
                <text:p>18.07785</text:p>
              </table:table-cell>
              <table:table-cell office:value-type="float" office:value="18.559919">
                <text:p>18.559919</text:p>
              </table:table-cell>
              <table:table-cell office:value-type="float" office:value="18.955128">
                <text:p>18.955128</text:p>
              </table:table-cell>
              <table:table-cell office:value-type="float" office:value="19.271842">
                <text:p>19.271842</text:p>
              </table:table-cell>
              <table:table-cell office:value-type="float" office:value="19.699486">
                <text:p>19.699486</text:p>
              </table:table-cell>
              <table:table-cell office:value-type="float" office:value="19.93098">
                <text:p>19.93098</text:p>
              </table:table-cell>
              <table:table-cell office:value-type="float" office:value="20.058479">
                <text:p>20.058479</text:p>
              </table:table-cell>
              <table:table-cell office:value-type="float" office:value="20.13475">
                <text:p>20.13475</text:p>
              </table:table-cell>
              <table:table-cell office:value-type="float" office:value="20.216157">
                <text:p>20.216157</text:p>
              </table:table-cell>
              <table:table-cell office:value-type="float" office:value="20.254124">
                <text:p>20.2541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.734467">
                <text:p>15.734467</text:p>
              </table:table-cell>
              <table:table-cell office:value-type="float" office:value="16.373141">
                <text:p>16.373141</text:p>
              </table:table-cell>
              <table:table-cell office:value-type="float" office:value="17.042109">
                <text:p>17.042109</text:p>
              </table:table-cell>
              <table:table-cell office:value-type="float" office:value="17.710518">
                <text:p>17.710518</text:p>
              </table:table-cell>
              <table:table-cell office:value-type="float" office:value="18.290922">
                <text:p>18.290922</text:p>
              </table:table-cell>
              <table:table-cell office:value-type="float" office:value="18.789876">
                <text:p>18.789876</text:p>
              </table:table-cell>
              <table:table-cell office:value-type="float" office:value="19.18933">
                <text:p>19.18933</text:p>
              </table:table-cell>
              <table:table-cell office:value-type="float" office:value="19.502154">
                <text:p>19.502154</text:p>
              </table:table-cell>
              <table:table-cell office:value-type="float" office:value="19.889133">
                <text:p>19.889133</text:p>
              </table:table-cell>
              <table:table-cell office:value-type="float" office:value="20.059188">
                <text:p>20.059188</text:p>
              </table:table-cell>
              <table:table-cell office:value-type="float" office:value="20.139418">
                <text:p>20.139418</text:p>
              </table:table-cell>
              <table:table-cell office:value-type="float" office:value="20.184743">
                <text:p>20.184743</text:p>
              </table:table-cell>
              <table:table-cell office:value-type="float" office:value="20.232155">
                <text:p>20.232155</text:p>
              </table:table-cell>
              <table:table-cell office:value-type="float" office:value="20.253587">
                <text:p>20.2535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.771326">
                <text:p>15.771326</text:p>
              </table:table-cell>
              <table:table-cell office:value-type="float" office:value="16.456872">
                <text:p>16.456872</text:p>
              </table:table-cell>
              <table:table-cell office:value-type="float" office:value="17.151885">
                <text:p>17.151885</text:p>
              </table:table-cell>
              <table:table-cell office:value-type="float" office:value="17.84867">
                <text:p>17.84867</text:p>
              </table:table-cell>
              <table:table-cell office:value-type="float" office:value="18.446132">
                <text:p>18.446132</text:p>
              </table:table-cell>
              <table:table-cell office:value-type="float" office:value="18.956689">
                <text:p>18.956689</text:p>
              </table:table-cell>
              <table:table-cell office:value-type="float" office:value="19.357778">
                <text:p>19.357778</text:p>
              </table:table-cell>
              <table:table-cell office:value-type="float" office:value="19.664391">
                <text:p>19.664391</text:p>
              </table:table-cell>
              <table:table-cell office:value-type="float" office:value="20.007508">
                <text:p>20.007508</text:p>
              </table:table-cell>
              <table:table-cell office:value-type="float" office:value="20.116164">
                <text:p>20.116164</text:p>
              </table:table-cell>
              <table:table-cell office:value-type="float" office:value="20.157437">
                <text:p>20.157437</text:p>
              </table:table-cell>
              <table:table-cell office:value-type="float" office:value="20.179996">
                <text:p>20.179996</text:p>
              </table:table-cell>
              <table:table-cell office:value-type="float" office:value="20.202962">
                <text:p>20.202962</text:p>
              </table:table-cell>
              <table:table-cell office:value-type="float" office:value="20.211894">
                <text:p>20.2118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769102">
                <text:p>15.769102</text:p>
              </table:table-cell>
              <table:table-cell office:value-type="float" office:value="16.507836">
                <text:p>16.507836</text:p>
              </table:table-cell>
              <table:table-cell office:value-type="float" office:value="17.230422">
                <text:p>17.230422</text:p>
              </table:table-cell>
              <table:table-cell office:value-type="float" office:value="17.949639">
                <text:p>17.949639</text:p>
              </table:table-cell>
              <table:table-cell office:value-type="float" office:value="18.565679">
                <text:p>18.565679</text:p>
              </table:table-cell>
              <table:table-cell office:value-type="float" office:value="19.08581">
                <text:p>19.08581</text:p>
              </table:table-cell>
              <table:table-cell office:value-type="float" office:value="19.486504">
                <text:p>19.486504</text:p>
              </table:table-cell>
              <table:table-cell office:value-type="float" office:value="19.786598">
                <text:p>19.786598</text:p>
              </table:table-cell>
              <table:table-cell office:value-type="float" office:value="20.083708">
                <text:p>20.083708</text:p>
              </table:table-cell>
              <table:table-cell office:value-type="float" office:value="20.133623">
                <text:p>20.133623</text:p>
              </table:table-cell>
              <table:table-cell office:value-type="float" office:value="20.144535">
                <text:p>20.144535</text:p>
              </table:table-cell>
              <table:table-cell office:value-type="float" office:value="20.150033">
                <text:p>20.150033</text:p>
              </table:table-cell>
              <table:table-cell office:value-type="float" office:value="20.154025">
                <text:p>20.154025</text:p>
              </table:table-cell>
              <table:table-cell office:value-type="float" office:value="20.153442">
                <text:p>20.1534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.752534">
                <text:p>15.752534</text:p>
              </table:table-cell>
              <table:table-cell office:value-type="float" office:value="16.544093">
                <text:p>16.544093</text:p>
              </table:table-cell>
              <table:table-cell office:value-type="float" office:value="17.294769">
                <text:p>17.294769</text:p>
              </table:table-cell>
              <table:table-cell office:value-type="float" office:value="18.033515">
                <text:p>18.033515</text:p>
              </table:table-cell>
              <table:table-cell office:value-type="float" office:value="18.664037">
                <text:p>18.664037</text:p>
              </table:table-cell>
              <table:table-cell office:value-type="float" office:value="19.191343">
                <text:p>19.191343</text:p>
              </table:table-cell>
              <table:table-cell office:value-type="float" office:value="19.589518">
                <text:p>19.589518</text:p>
              </table:table-cell>
              <table:table-cell office:value-type="float" office:value="19.881305">
                <text:p>19.881305</text:p>
              </table:table-cell>
              <table:table-cell office:value-type="float" office:value="20.131221">
                <text:p>20.131221</text:p>
              </table:table-cell>
              <table:table-cell office:value-type="float" office:value="20.127403">
                <text:p>20.127403</text:p>
              </table:table-cell>
              <table:table-cell office:value-type="float" office:value="20.11462">
                <text:p>20.11462</text:p>
              </table:table-cell>
              <table:table-cell office:value-type="float" office:value="20.106596">
                <text:p>20.106596</text:p>
              </table:table-cell>
              <table:table-cell office:value-type="float" office:value="20.09539">
                <text:p>20.09539</text:p>
              </table:table-cell>
              <table:table-cell office:value-type="float" office:value="20.086937">
                <text:p>20.0869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684752">
                <text:p>15.684752</text:p>
              </table:table-cell>
              <table:table-cell office:value-type="float" office:value="16.596091">
                <text:p>16.596091</text:p>
              </table:table-cell>
              <table:table-cell office:value-type="float" office:value="17.394418">
                <text:p>17.394418</text:p>
              </table:table-cell>
              <table:table-cell office:value-type="float" office:value="18.165779">
                <text:p>18.165779</text:p>
              </table:table-cell>
              <table:table-cell office:value-type="float" office:value="18.819351">
                <text:p>18.819351</text:p>
              </table:table-cell>
              <table:table-cell office:value-type="float" office:value="19.356204">
                <text:p>19.356204</text:p>
              </table:table-cell>
              <table:table-cell office:value-type="float" office:value="19.743474">
                <text:p>19.743474</text:p>
              </table:table-cell>
              <table:table-cell office:value-type="float" office:value="20.015437">
                <text:p>20.015437</text:p>
              </table:table-cell>
              <table:table-cell office:value-type="float" office:value="20.170782">
                <text:p>20.170782</text:p>
              </table:table-cell>
              <table:table-cell office:value-type="float" office:value="20.076778">
                <text:p>20.076778</text:p>
              </table:table-cell>
              <table:table-cell office:value-type="float" office:value="20.030672">
                <text:p>20.030672</text:p>
              </table:table-cell>
              <table:table-cell office:value-type="float" office:value="20.001782">
                <text:p>20.001782</text:p>
              </table:table-cell>
              <table:table-cell office:value-type="float" office:value="19.966962">
                <text:p>19.966962</text:p>
              </table:table-cell>
              <table:table-cell office:value-type="float" office:value="19.947324">
                <text:p>19.9473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.594284">
                <text:p>15.594284</text:p>
              </table:table-cell>
              <table:table-cell office:value-type="float" office:value="16.636436">
                <text:p>16.636436</text:p>
              </table:table-cell>
              <table:table-cell office:value-type="float" office:value="17.473876">
                <text:p>17.473876</text:p>
              </table:table-cell>
              <table:table-cell office:value-type="float" office:value="18.269521">
                <text:p>18.269521</text:p>
              </table:table-cell>
              <table:table-cell office:value-type="float" office:value="18.938811">
                <text:p>18.938811</text:p>
              </table:table-cell>
              <table:table-cell office:value-type="float" office:value="19.478469">
                <text:p>19.478469</text:p>
              </table:table-cell>
              <table:table-cell office:value-type="float" office:value="19.851627">
                <text:p>19.851627</text:p>
              </table:table-cell>
              <table:table-cell office:value-type="float" office:value="20.101079">
                <text:p>20.101079</text:p>
              </table:table-cell>
              <table:table-cell office:value-type="float" office:value="20.162991">
                <text:p>20.162991</text:p>
              </table:table-cell>
              <table:table-cell office:value-type="float" office:value="20.002978">
                <text:p>20.002978</text:p>
              </table:table-cell>
              <table:table-cell office:value-type="float" office:value="19.933207">
                <text:p>19.933207</text:p>
              </table:table-cell>
              <table:table-cell office:value-type="float" office:value="19.888378">
                <text:p>19.888378</text:p>
              </table:table-cell>
              <table:table-cell office:value-type="float" office:value="19.836471">
                <text:p>19.836471</text:p>
              </table:table-cell>
              <table:table-cell office:value-type="float" office:value="19.809402">
                <text:p>19.8094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.500883">
                <text:p>15.500883</text:p>
              </table:table-cell>
              <table:table-cell office:value-type="float" office:value="16.670815">
                <text:p>16.670815</text:p>
              </table:table-cell>
              <table:table-cell office:value-type="float" office:value="17.540169">
                <text:p>17.540169</text:p>
              </table:table-cell>
              <table:table-cell office:value-type="float" office:value="18.355834">
                <text:p>18.355834</text:p>
              </table:table-cell>
              <table:table-cell office:value-type="float" office:value="19.035043">
                <text:p>19.035043</text:p>
              </table:table-cell>
              <table:table-cell office:value-type="float" office:value="19.572313">
                <text:p>19.572313</text:p>
              </table:table-cell>
              <table:table-cell office:value-type="float" office:value="19.926739">
                <text:p>19.926739</text:p>
              </table:table-cell>
              <table:table-cell office:value-type="float" office:value="20.158016">
                <text:p>20.158016</text:p>
              </table:table-cell>
              <table:table-cell office:value-type="float" office:value="20.125875">
                <text:p>20.125875</text:p>
              </table:table-cell>
              <table:table-cell office:value-type="float" office:value="19.921384">
                <text:p>19.921384</text:p>
              </table:table-cell>
              <table:table-cell office:value-type="float" office:value="19.831576">
                <text:p>19.831576</text:p>
              </table:table-cell>
              <table:table-cell office:value-type="float" office:value="19.774016">
                <text:p>19.774016</text:p>
              </table:table-cell>
              <table:table-cell office:value-type="float" office:value="19.710046">
                <text:p>19.710046</text:p>
              </table:table-cell>
              <table:table-cell office:value-type="float" office:value="19.677848">
                <text:p>19.6778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.452766">
                <text:p>15.452766</text:p>
              </table:table-cell>
              <table:table-cell office:value-type="float" office:value="16.685005">
                <text:p>16.685005</text:p>
              </table:table-cell>
              <table:table-cell office:value-type="float" office:value="17.56926">
                <text:p>17.56926</text:p>
              </table:table-cell>
              <table:table-cell office:value-type="float" office:value="18.392946">
                <text:p>18.392946</text:p>
              </table:table-cell>
              <table:table-cell office:value-type="float" office:value="19.076309">
                <text:p>19.076309</text:p>
              </table:table-cell>
              <table:table-cell office:value-type="float" office:value="19.61186">
                <text:p>19.61186</text:p>
              </table:table-cell>
              <table:table-cell office:value-type="float" office:value="19.955971">
                <text:p>19.955971</text:p>
              </table:table-cell>
              <table:table-cell office:value-type="float" office:value="20.178545">
                <text:p>20.178545</text:p>
              </table:table-cell>
              <table:table-cell office:value-type="float" office:value="20.100265">
                <text:p>20.100265</text:p>
              </table:table-cell>
              <table:table-cell office:value-type="float" office:value="19.879383">
                <text:p>19.879383</text:p>
              </table:table-cell>
              <table:table-cell office:value-type="float" office:value="19.780495">
                <text:p>19.780495</text:p>
              </table:table-cell>
              <table:table-cell office:value-type="float" office:value="19.71775">
                <text:p>19.71775</text:p>
              </table:table-cell>
              <table:table-cell office:value-type="float" office:value="19.648891">
                <text:p>19.648891</text:p>
              </table:table-cell>
              <table:table-cell office:value-type="float" office:value="19.615053">
                <text:p>19.6150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406436">
                <text:p>15.406436</text:p>
              </table:table-cell>
              <table:table-cell office:value-type="float" office:value="16.699755">
                <text:p>16.699755</text:p>
              </table:table-cell>
              <table:table-cell office:value-type="float" office:value="17.59542">
                <text:p>17.59542</text:p>
              </table:table-cell>
              <table:table-cell office:value-type="float" office:value="18.4277">
                <text:p>18.4277</text:p>
              </table:table-cell>
              <table:table-cell office:value-type="float" office:value="19.114288">
                <text:p>19.114288</text:p>
              </table:table-cell>
              <table:table-cell office:value-type="float" office:value="19.646696">
                <text:p>19.646696</text:p>
              </table:table-cell>
              <table:table-cell office:value-type="float" office:value="19.980997">
                <text:p>19.980997</text:p>
              </table:table-cell>
              <table:table-cell office:value-type="float" office:value="20.194966">
                <text:p>20.194966</text:p>
              </table:table-cell>
              <table:table-cell office:value-type="float" office:value="20.071115">
                <text:p>20.071115</text:p>
              </table:table-cell>
              <table:table-cell office:value-type="float" office:value="19.837197">
                <text:p>19.837197</text:p>
              </table:table-cell>
              <table:table-cell office:value-type="float" office:value="19.729736">
                <text:p>19.729736</text:p>
              </table:table-cell>
              <table:table-cell office:value-type="float" office:value="19.662046">
                <text:p>19.662046</text:p>
              </table:table-cell>
              <table:table-cell office:value-type="float" office:value="19.589407">
                <text:p>19.589407</text:p>
              </table:table-cell>
              <table:table-cell office:value-type="float" office:value="19.553929">
                <text:p>19.553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1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line" chart:style-name="ch1">
        <chart:legend chart:legend-position="end" svg:x="14.289cm" svg:y="3.201cm" style:legend-expansion="high" chart:style-name="ch2"/>
        <chart:plot-area chart:style-name="ch3" table:cell-range-address="Sheet1.Q2:Sheet1.V13" chart:data-source-has-labels="both" svg:x="0.32cm" svg:y="0.179cm" svg:width="13.649cm" svg:height="8.635cm">
          <chartooo:coordinate-region svg:x="0.941cm" svg:y="0.378cm" svg:width="12.842cm" svg:height="7.789cm"/>
          <chart:axis chart:dimension="x" chart:name="primary-x" chart:style-name="ch4" chartooo:axis-type="auto">
            <chartooo:date-scale/>
            <chart:categories table:cell-range-address="Sheet1.Q3:Sheet1.Q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3:Sheet1.R13" chart:label-cell-address="Sheet1.R2:Sheet1.R2" chart:class="chart:line">
            <chart:data-point chart:repeated="11"/>
          </chart:series>
          <chart:series chart:style-name="ch8" chart:values-cell-range-address="Sheet1.S3:Sheet1.S13" chart:label-cell-address="Sheet1.S2:Sheet1.S2" chart:class="chart:line">
            <chart:data-point chart:repeated="11"/>
          </chart:series>
          <chart:series chart:style-name="ch9" chart:values-cell-range-address="Sheet1.T3:Sheet1.T13" chart:label-cell-address="Sheet1.T2:Sheet1.T2" chart:class="chart:line">
            <chart:data-point chart:repeated="11"/>
          </chart:series>
          <chart:series chart:style-name="ch10" chart:values-cell-range-address="Sheet1.U3:Sheet1.U13" chart:label-cell-address="Sheet1.U2:Sheet1.U2" chart:class="chart:line">
            <chart:data-point chart:repeated="11"/>
          </chart:series>
          <chart:series chart:style-name="ch11" chart:values-cell-range-address="Sheet1.V3:Sheet1.V13" chart:label-cell-address="Sheet1.V2:Sheet1.V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R2:Sheet1.R2</svg:desc>
                </draw:g>
              </table:table-cell>
              <table:table-cell office:value-type="string">
                <text:p>10</text:p>
                <draw:g>
                  <svg:desc>Sheet1.S2:Sheet1.S2</svg:desc>
                </draw:g>
              </table:table-cell>
              <table:table-cell office:value-type="string">
                <text:p>15</text:p>
                <draw:g>
                  <svg:desc>Sheet1.T2:Sheet1.T2</svg:desc>
                </draw:g>
              </table:table-cell>
              <table:table-cell office:value-type="string">
                <text:p>20</text:p>
                <draw:g>
                  <svg:desc>Sheet1.U2:Sheet1.U2</svg:desc>
                </draw:g>
              </table:table-cell>
              <table:table-cell office:value-type="string">
                <text:p>25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Q3:Sheet1.Q13</svg:desc>
                </draw:g>
              </table:table-cell>
              <table:table-cell office:value-type="float" office:value="10.806922">
                <text:p>10.806922</text:p>
                <draw:g>
                  <svg:desc>Sheet1.R3:Sheet1.R13</svg:desc>
                </draw:g>
              </table:table-cell>
              <table:table-cell office:value-type="float" office:value="10.909049">
                <text:p>10.909049</text:p>
                <draw:g>
                  <svg:desc>Sheet1.S3:Sheet1.S13</svg:desc>
                </draw:g>
              </table:table-cell>
              <table:table-cell office:value-type="float" office:value="11.068101">
                <text:p>11.068101</text:p>
                <draw:g>
                  <svg:desc>Sheet1.T3:Sheet1.T13</svg:desc>
                </draw:g>
              </table:table-cell>
              <table:table-cell office:value-type="float" office:value="11.296662">
                <text:p>11.296662</text:p>
                <draw:g>
                  <svg:desc>Sheet1.U3:Sheet1.U13</svg:desc>
                </draw:g>
              </table:table-cell>
              <table:table-cell office:value-type="float" office:value="11.452914">
                <text:p>11.452914</text:p>
                <draw:g>
                  <svg:desc>Sheet1.V3:Sheet1.V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679741">
                <text:p>12.679741</text:p>
              </table:table-cell>
              <table:table-cell office:value-type="float" office:value="12.61567">
                <text:p>12.61567</text:p>
              </table:table-cell>
              <table:table-cell office:value-type="float" office:value="12.963919">
                <text:p>12.963919</text:p>
              </table:table-cell>
              <table:table-cell office:value-type="float" office:value="13.324418">
                <text:p>13.324418</text:p>
              </table:table-cell>
              <table:table-cell office:value-type="float" office:value="13.489292">
                <text:p>13.4892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193923">
                <text:p>13.193923</text:p>
              </table:table-cell>
              <table:table-cell office:value-type="float" office:value="13.168409">
                <text:p>13.168409</text:p>
              </table:table-cell>
              <table:table-cell office:value-type="float" office:value="13.563617">
                <text:p>13.563617</text:p>
              </table:table-cell>
              <table:table-cell office:value-type="float" office:value="13.902633">
                <text:p>13.902633</text:p>
              </table:table-cell>
              <table:table-cell office:value-type="float" office:value="14.063489">
                <text:p>14.06348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404171">
                <text:p>13.404171</text:p>
              </table:table-cell>
              <table:table-cell office:value-type="float" office:value="13.494034">
                <text:p>13.494034</text:p>
              </table:table-cell>
              <table:table-cell office:value-type="float" office:value="13.908892">
                <text:p>13.908892</text:p>
              </table:table-cell>
              <table:table-cell office:value-type="float" office:value="14.235741">
                <text:p>14.235741</text:p>
              </table:table-cell>
              <table:table-cell office:value-type="float" office:value="14.396704">
                <text:p>14.3967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239865">
                <text:p>13.239865</text:p>
              </table:table-cell>
              <table:table-cell office:value-type="float" office:value="13.68376">
                <text:p>13.68376</text:p>
              </table:table-cell>
              <table:table-cell office:value-type="float" office:value="14.128899">
                <text:p>14.128899</text:p>
              </table:table-cell>
              <table:table-cell office:value-type="float" office:value="14.454955">
                <text:p>14.454955</text:p>
              </table:table-cell>
              <table:table-cell office:value-type="float" office:value="14.626849">
                <text:p>14.6268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949677">
                <text:p>12.949677</text:p>
              </table:table-cell>
              <table:table-cell office:value-type="float" office:value="13.81292">
                <text:p>13.81292</text:p>
              </table:table-cell>
              <table:table-cell office:value-type="float" office:value="14.260628">
                <text:p>14.260628</text:p>
              </table:table-cell>
              <table:table-cell office:value-type="float" office:value="14.601197">
                <text:p>14.601197</text:p>
              </table:table-cell>
              <table:table-cell office:value-type="float" office:value="14.787477">
                <text:p>14.7874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297986">
                <text:p>12.297986</text:p>
              </table:table-cell>
              <table:table-cell office:value-type="float" office:value="13.933868">
                <text:p>13.933868</text:p>
              </table:table-cell>
              <table:table-cell office:value-type="float" office:value="14.394399">
                <text:p>14.394399</text:p>
              </table:table-cell>
              <table:table-cell office:value-type="float" office:value="14.76506">
                <text:p>14.76506</text:p>
              </table:table-cell>
              <table:table-cell office:value-type="float" office:value="14.986538">
                <text:p>14.9865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712356">
                <text:p>11.712356</text:p>
              </table:table-cell>
              <table:table-cell office:value-type="float" office:value="13.991749">
                <text:p>13.991749</text:p>
              </table:table-cell>
              <table:table-cell office:value-type="float" office:value="14.467505">
                <text:p>14.467505</text:p>
              </table:table-cell>
              <table:table-cell office:value-type="float" office:value="14.852026">
                <text:p>14.852026</text:p>
              </table:table-cell>
              <table:table-cell office:value-type="float" office:value="15.100101">
                <text:p>15.1001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.262809">
                <text:p>11.262809</text:p>
              </table:table-cell>
              <table:table-cell office:value-type="float" office:value="14.037294">
                <text:p>14.037294</text:p>
              </table:table-cell>
              <table:table-cell office:value-type="float" office:value="14.513083">
                <text:p>14.513083</text:p>
              </table:table-cell>
              <table:table-cell office:value-type="float" office:value="14.909978">
                <text:p>14.909978</text:p>
              </table:table-cell>
              <table:table-cell office:value-type="float" office:value="15.177775">
                <text:p>15.1777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09005">
                <text:p>11.09005</text:p>
              </table:table-cell>
              <table:table-cell office:value-type="float" office:value="14.047927">
                <text:p>14.047927</text:p>
              </table:table-cell>
              <table:table-cell office:value-type="float" office:value="14.532863">
                <text:p>14.532863</text:p>
              </table:table-cell>
              <table:table-cell office:value-type="float" office:value="14.927835">
                <text:p>14.927835</text:p>
              </table:table-cell>
              <table:table-cell office:value-type="float" office:value="15.210219">
                <text:p>15.2102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2911">
                <text:p>10.92911</text:p>
              </table:table-cell>
              <table:table-cell office:value-type="float" office:value="14.068278">
                <text:p>14.068278</text:p>
              </table:table-cell>
              <table:table-cell office:value-type="float" office:value="14.550766">
                <text:p>14.550766</text:p>
              </table:table-cell>
              <table:table-cell office:value-type="float" office:value="14.950102">
                <text:p>14.950102</text:p>
              </table:table-cell>
              <table:table-cell office:value-type="float" office:value="15.236125">
                <text:p>15.236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" chart:maximum="14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line" chart:style-name="ch1">
        <chart:legend chart:legend-position="end" svg:x="14.289cm" svg:y="2.205cm" style:legend-expansion="high" chart:style-name="ch2"/>
        <chart:plot-area chart:style-name="ch3" table:cell-range-address="Sheet1.X3:Sheet1.AG13 Sheet1.Y2:Sheet1.AG2" chart:data-source-has-labels="both" svg:x="0.32cm" svg:y="0.179cm" svg:width="13.649cm" svg:height="8.635cm">
          <chartooo:coordinate-region svg:x="1.232cm" svg:y="0.378cm" svg:width="12.55cm" svg:height="7.789cm"/>
          <chart:axis chart:dimension="x" chart:name="primary-x" chart:style-name="ch4" chartooo:axis-type="auto">
            <chartooo:date-scale/>
            <chart:categories table:cell-range-address="Sheet1.X3:Sheet1.X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Y3:Sheet1.Y13" chart:label-cell-address="Sheet1.Y2:Sheet1.Y2" chart:class="chart:line">
            <chart:data-point chart:repeated="11"/>
          </chart:series>
          <chart:series chart:style-name="ch8" chart:values-cell-range-address="Sheet1.Z3:Sheet1.Z13" chart:label-cell-address="Sheet1.Z2:Sheet1.Z2" chart:class="chart:line">
            <chart:data-point chart:repeated="11"/>
          </chart:series>
          <chart:series chart:style-name="ch9" chart:values-cell-range-address="Sheet1.AA3:Sheet1.AA13" chart:label-cell-address="Sheet1.AA2:Sheet1.AA2" chart:class="chart:line">
            <chart:data-point chart:repeated="11"/>
          </chart:series>
          <chart:series chart:style-name="ch10" chart:values-cell-range-address="Sheet1.AB3:Sheet1.AB13" chart:label-cell-address="Sheet1.AB2:Sheet1.AB2" chart:class="chart:line">
            <chart:data-point chart:repeated="11"/>
          </chart:series>
          <chart:series chart:style-name="ch11" chart:values-cell-range-address="Sheet1.AC3:Sheet1.AC13" chart:label-cell-address="Sheet1.AC2:Sheet1.AC2" chart:class="chart:line">
            <chart:data-point chart:repeated="11"/>
          </chart:series>
          <chart:series chart:style-name="ch12" chart:values-cell-range-address="Sheet1.AD3:Sheet1.AD13" chart:label-cell-address="Sheet1.AD2:Sheet1.AD2" chart:class="chart:line">
            <chart:data-point chart:repeated="11"/>
          </chart:series>
          <chart:series chart:style-name="ch13" chart:values-cell-range-address="Sheet1.AE3:Sheet1.AE13" chart:label-cell-address="Sheet1.AE2:Sheet1.AE2" chart:class="chart:line">
            <chart:data-point chart:repeated="11"/>
          </chart:series>
          <chart:series chart:style-name="ch14" chart:values-cell-range-address="Sheet1.AF3:Sheet1.AF13" chart:label-cell-address="Sheet1.AF2:Sheet1.AF2" chart:class="chart:line">
            <chart:data-point chart:repeated="11"/>
          </chart:series>
          <chart:series chart:style-name="ch15" chart:values-cell-range-address="Sheet1.AG3:Sheet1.AG13" chart:label-cell-address="Sheet1.AG2:Sheet1.AG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Y2:Sheet1.Y2</svg:desc>
                </draw:g>
              </table:table-cell>
              <table:table-cell office:value-type="string">
                <text:p>10</text:p>
                <draw:g>
                  <svg:desc>Sheet1.Z2:Sheet1.Z2</svg:desc>
                </draw:g>
              </table:table-cell>
              <table:table-cell office:value-type="string">
                <text:p>15</text:p>
                <draw:g>
                  <svg:desc>Sheet1.AA2:Sheet1.AA2</svg:desc>
                </draw:g>
              </table:table-cell>
              <table:table-cell office:value-type="string">
                <text:p>20</text:p>
                <draw:g>
                  <svg:desc>Sheet1.AB2:Sheet1.AB2</svg:desc>
                </draw:g>
              </table:table-cell>
              <table:table-cell office:value-type="string">
                <text:p>25</text:p>
                <draw:g>
                  <svg:desc>Sheet1.AC2:Sheet1.AC2</svg:desc>
                </draw:g>
              </table:table-cell>
              <table:table-cell office:value-type="string">
                <text:p>30</text:p>
                <draw:g>
                  <svg:desc>Sheet1.AD2:Sheet1.AD2</svg:desc>
                </draw:g>
              </table:table-cell>
              <table:table-cell office:value-type="string">
                <text:p>35</text:p>
                <draw:g>
                  <svg:desc>Sheet1.AE2:Sheet1.AE2</svg:desc>
                </draw:g>
              </table:table-cell>
              <table:table-cell office:value-type="string">
                <text:p>40</text:p>
                <draw:g>
                  <svg:desc>Sheet1.AF2:Sheet1.AF2</svg:desc>
                </draw:g>
              </table:table-cell>
              <table:table-cell office:value-type="string">
                <text:p>50</text:p>
                <draw:g>
                  <svg:desc>Sheet1.AG2:Sheet1.AG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X3:Sheet1.X13</svg:desc>
                </draw:g>
              </table:table-cell>
              <table:table-cell office:value-type="float" office:value="11.547861">
                <text:p>11.547861</text:p>
                <draw:g>
                  <svg:desc>Sheet1.Y3:Sheet1.Y13</svg:desc>
                </draw:g>
              </table:table-cell>
              <table:table-cell office:value-type="float" office:value="11.548818">
                <text:p>11.548818</text:p>
                <draw:g>
                  <svg:desc>Sheet1.Z3:Sheet1.Z13</svg:desc>
                </draw:g>
              </table:table-cell>
              <table:table-cell office:value-type="float" office:value="11.553928">
                <text:p>11.553928</text:p>
                <draw:g>
                  <svg:desc>Sheet1.AA3:Sheet1.AA13</svg:desc>
                </draw:g>
              </table:table-cell>
              <table:table-cell office:value-type="float" office:value="11.559053">
                <text:p>11.559053</text:p>
                <draw:g>
                  <svg:desc>Sheet1.AB3:Sheet1.AB13</svg:desc>
                </draw:g>
              </table:table-cell>
              <table:table-cell office:value-type="float" office:value="11.574868">
                <text:p>11.574868</text:p>
                <draw:g>
                  <svg:desc>Sheet1.AC3:Sheet1.AC13</svg:desc>
                </draw:g>
              </table:table-cell>
              <table:table-cell office:value-type="float" office:value="11.615804">
                <text:p>11.615804</text:p>
                <draw:g>
                  <svg:desc>Sheet1.AD3:Sheet1.AD13</svg:desc>
                </draw:g>
              </table:table-cell>
              <table:table-cell office:value-type="float" office:value="11.686596">
                <text:p>11.686596</text:p>
                <draw:g>
                  <svg:desc>Sheet1.AE3:Sheet1.AE13</svg:desc>
                </draw:g>
              </table:table-cell>
              <table:table-cell office:value-type="float" office:value="11.791033">
                <text:p>11.791033</text:p>
                <draw:g>
                  <svg:desc>Sheet1.AF3:Sheet1.AF13</svg:desc>
                </draw:g>
              </table:table-cell>
              <table:table-cell office:value-type="float" office:value="12.024487">
                <text:p>12.024487</text:p>
                <draw:g>
                  <svg:desc>Sheet1.AG3:Sheet1.AG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293632">
                <text:p>12.293632</text:p>
              </table:table-cell>
              <table:table-cell office:value-type="float" office:value="12.469462">
                <text:p>12.469462</text:p>
              </table:table-cell>
              <table:table-cell office:value-type="float" office:value="12.674564">
                <text:p>12.674564</text:p>
              </table:table-cell>
              <table:table-cell office:value-type="float" office:value="12.815255">
                <text:p>12.815255</text:p>
              </table:table-cell>
              <table:table-cell office:value-type="float" office:value="12.924239">
                <text:p>12.924239</text:p>
              </table:table-cell>
              <table:table-cell office:value-type="float" office:value="13.029223">
                <text:p>13.029223</text:p>
              </table:table-cell>
              <table:table-cell office:value-type="float" office:value="13.137005">
                <text:p>13.137005</text:p>
              </table:table-cell>
              <table:table-cell office:value-type="float" office:value="13.24493">
                <text:p>13.24493</text:p>
              </table:table-cell>
              <table:table-cell office:value-type="float" office:value="13.444817">
                <text:p>13.4448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.607698">
                <text:p>12.607698</text:p>
              </table:table-cell>
              <table:table-cell office:value-type="float" office:value="12.815338">
                <text:p>12.815338</text:p>
              </table:table-cell>
              <table:table-cell office:value-type="float" office:value="13.020937">
                <text:p>13.020937</text:p>
              </table:table-cell>
              <table:table-cell office:value-type="float" office:value="13.154832">
                <text:p>13.154832</text:p>
              </table:table-cell>
              <table:table-cell office:value-type="float" office:value="13.255123">
                <text:p>13.255123</text:p>
              </table:table-cell>
              <table:table-cell office:value-type="float" office:value="13.361709">
                <text:p>13.361709</text:p>
              </table:table-cell>
              <table:table-cell office:value-type="float" office:value="13.463881">
                <text:p>13.463881</text:p>
              </table:table-cell>
              <table:table-cell office:value-type="float" office:value="13.558681">
                <text:p>13.558681</text:p>
              </table:table-cell>
              <table:table-cell office:value-type="float" office:value="13.709556">
                <text:p>13.7095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.732222">
                <text:p>12.732222</text:p>
              </table:table-cell>
              <table:table-cell office:value-type="float" office:value="12.978498">
                <text:p>12.978498</text:p>
              </table:table-cell>
              <table:table-cell office:value-type="float" office:value="13.193566">
                <text:p>13.193566</text:p>
              </table:table-cell>
              <table:table-cell office:value-type="float" office:value="13.334726">
                <text:p>13.334726</text:p>
              </table:table-cell>
              <table:table-cell office:value-type="float" office:value="13.446918">
                <text:p>13.446918</text:p>
              </table:table-cell>
              <table:table-cell office:value-type="float" office:value="13.567126">
                <text:p>13.567126</text:p>
              </table:table-cell>
              <table:table-cell office:value-type="float" office:value="13.678796">
                <text:p>13.678796</text:p>
              </table:table-cell>
              <table:table-cell office:value-type="float" office:value="13.771402">
                <text:p>13.771402</text:p>
              </table:table-cell>
              <table:table-cell office:value-type="float" office:value="13.883166">
                <text:p>13.8831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.784586">
                <text:p>12.784586</text:p>
              </table:table-cell>
              <table:table-cell office:value-type="float" office:value="13.089236">
                <text:p>13.089236</text:p>
              </table:table-cell>
              <table:table-cell office:value-type="float" office:value="13.300003">
                <text:p>13.300003</text:p>
              </table:table-cell>
              <table:table-cell office:value-type="float" office:value="13.444736">
                <text:p>13.444736</text:p>
              </table:table-cell>
              <table:table-cell office:value-type="float" office:value="13.580053">
                <text:p>13.580053</text:p>
              </table:table-cell>
              <table:table-cell office:value-type="float" office:value="13.712325">
                <text:p>13.712325</text:p>
              </table:table-cell>
              <table:table-cell office:value-type="float" office:value="13.839408">
                <text:p>13.839408</text:p>
              </table:table-cell>
              <table:table-cell office:value-type="float" office:value="13.926724">
                <text:p>13.926724</text:p>
              </table:table-cell>
              <table:table-cell office:value-type="float" office:value="14.004489">
                <text:p>14.0044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771459">
                <text:p>12.771459</text:p>
              </table:table-cell>
              <table:table-cell office:value-type="float" office:value="13.144622">
                <text:p>13.144622</text:p>
              </table:table-cell>
              <table:table-cell office:value-type="float" office:value="13.370806">
                <text:p>13.370806</text:p>
              </table:table-cell>
              <table:table-cell office:value-type="float" office:value="13.528959">
                <text:p>13.528959</text:p>
              </table:table-cell>
              <table:table-cell office:value-type="float" office:value="13.678751">
                <text:p>13.678751</text:p>
              </table:table-cell>
              <table:table-cell office:value-type="float" office:value="13.83189">
                <text:p>13.83189</text:p>
              </table:table-cell>
              <table:table-cell office:value-type="float" office:value="13.970209">
                <text:p>13.970209</text:p>
              </table:table-cell>
              <table:table-cell office:value-type="float" office:value="14.04825">
                <text:p>14.04825</text:p>
              </table:table-cell>
              <table:table-cell office:value-type="float" office:value="14.08848">
                <text:p>14.088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95908">
                <text:p>12.695908</text:p>
              </table:table-cell>
              <table:table-cell office:value-type="float" office:value="13.220747">
                <text:p>13.220747</text:p>
              </table:table-cell>
              <table:table-cell office:value-type="float" office:value="13.464165">
                <text:p>13.464165</text:p>
              </table:table-cell>
              <table:table-cell office:value-type="float" office:value="13.639288">
                <text:p>13.639288</text:p>
              </table:table-cell>
              <table:table-cell office:value-type="float" office:value="13.820377">
                <text:p>13.820377</text:p>
              </table:table-cell>
              <table:table-cell office:value-type="float" office:value="14.008786">
                <text:p>14.008786</text:p>
              </table:table-cell>
              <table:table-cell office:value-type="float" office:value="14.163423">
                <text:p>14.163423</text:p>
              </table:table-cell>
              <table:table-cell office:value-type="float" office:value="14.229524">
                <text:p>14.229524</text:p>
              </table:table-cell>
              <table:table-cell office:value-type="float" office:value="14.186016">
                <text:p>14.1860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.578996">
                <text:p>12.578996</text:p>
              </table:table-cell>
              <table:table-cell office:value-type="float" office:value="13.267245">
                <text:p>13.267245</text:p>
              </table:table-cell>
              <table:table-cell office:value-type="float" office:value="13.523757">
                <text:p>13.523757</text:p>
              </table:table-cell>
              <table:table-cell office:value-type="float" office:value="13.718822">
                <text:p>13.718822</text:p>
              </table:table-cell>
              <table:table-cell office:value-type="float" office:value="13.930394">
                <text:p>13.930394</text:p>
              </table:table-cell>
              <table:table-cell office:value-type="float" office:value="14.142052">
                <text:p>14.142052</text:p>
              </table:table-cell>
              <table:table-cell office:value-type="float" office:value="14.301407">
                <text:p>14.301407</text:p>
              </table:table-cell>
              <table:table-cell office:value-type="float" office:value="14.348844">
                <text:p>14.348844</text:p>
              </table:table-cell>
              <table:table-cell office:value-type="float" office:value="14.228608">
                <text:p>14.22860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440956">
                <text:p>12.440956</text:p>
              </table:table-cell>
              <table:table-cell office:value-type="float" office:value="13.298398">
                <text:p>13.298398</text:p>
              </table:table-cell>
              <table:table-cell office:value-type="float" office:value="13.567148">
                <text:p>13.567148</text:p>
              </table:table-cell>
              <table:table-cell office:value-type="float" office:value="13.781697">
                <text:p>13.781697</text:p>
              </table:table-cell>
              <table:table-cell office:value-type="float" office:value="14.030999">
                <text:p>14.030999</text:p>
              </table:table-cell>
              <table:table-cell office:value-type="float" office:value="14.246312">
                <text:p>14.246312</text:p>
              </table:table-cell>
              <table:table-cell office:value-type="float" office:value="14.405266">
                <text:p>14.405266</text:p>
              </table:table-cell>
              <table:table-cell office:value-type="float" office:value="14.429596">
                <text:p>14.429596</text:p>
              </table:table-cell>
              <table:table-cell office:value-type="float" office:value="14.234593">
                <text:p>14.23459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370653">
                <text:p>12.370653</text:p>
              </table:table-cell>
              <table:table-cell office:value-type="float" office:value="13.308152">
                <text:p>13.308152</text:p>
              </table:table-cell>
              <table:table-cell office:value-type="float" office:value="13.587169">
                <text:p>13.587169</text:p>
              </table:table-cell>
              <table:table-cell office:value-type="float" office:value="13.808389">
                <text:p>13.808389</text:p>
              </table:table-cell>
              <table:table-cell office:value-type="float" office:value="14.067114">
                <text:p>14.067114</text:p>
              </table:table-cell>
              <table:table-cell office:value-type="float" office:value="14.291856">
                <text:p>14.291856</text:p>
              </table:table-cell>
              <table:table-cell office:value-type="float" office:value="14.448235">
                <text:p>14.448235</text:p>
              </table:table-cell>
              <table:table-cell office:value-type="float" office:value="14.459687">
                <text:p>14.459687</text:p>
              </table:table-cell>
              <table:table-cell office:value-type="float" office:value="14.229018">
                <text:p>14.2290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293828">
                <text:p>12.293828</text:p>
              </table:table-cell>
              <table:table-cell office:value-type="float" office:value="13.318693">
                <text:p>13.318693</text:p>
              </table:table-cell>
              <table:table-cell office:value-type="float" office:value="13.604804">
                <text:p>13.604804</text:p>
              </table:table-cell>
              <table:table-cell office:value-type="float" office:value="13.831551">
                <text:p>13.831551</text:p>
              </table:table-cell>
              <table:table-cell office:value-type="float" office:value="14.099408">
                <text:p>14.099408</text:p>
              </table:table-cell>
              <table:table-cell office:value-type="float" office:value="14.329223">
                <text:p>14.329223</text:p>
              </table:table-cell>
              <table:table-cell office:value-type="float" office:value="14.482984">
                <text:p>14.482984</text:p>
              </table:table-cell>
              <table:table-cell office:value-type="float" office:value="14.48197">
                <text:p>14.48197</text:p>
              </table:table-cell>
              <table:table-cell office:value-type="float" office:value="14.219752">
                <text:p>14.2197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.5" chart:maximum="1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line" chart:style-name="ch1">
        <chart:legend chart:legend-position="end" svg:x="14.289cm" svg:y="2.952cm" style:legend-expansion="high" chart:style-name="ch2"/>
        <chart:plot-area chart:style-name="ch3" table:cell-range-address="Sheet1.AI3:Sheet1.AO13 Sheet1.AJ2:Sheet1.AO2" chart:data-source-has-labels="both" svg:x="0.32cm" svg:y="0.179cm" svg:width="13.649cm" svg:height="8.635cm">
          <chartooo:coordinate-region svg:x="1.232cm" svg:y="0.179cm" svg:width="12.55cm" svg:height="7.988cm"/>
          <chart:axis chart:dimension="x" chart:name="primary-x" chart:style-name="ch4" chartooo:axis-type="auto">
            <chartooo:date-scale/>
            <chart:categories table:cell-range-address="Sheet1.AI3:Sheet1.AI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J3:Sheet1.AJ13" chart:label-cell-address="Sheet1.AJ2:Sheet1.AJ2" chart:class="chart:line">
            <chart:data-point chart:repeated="11"/>
          </chart:series>
          <chart:series chart:style-name="ch8" chart:values-cell-range-address="Sheet1.AK3:Sheet1.AK13" chart:label-cell-address="Sheet1.AK2:Sheet1.AK2" chart:class="chart:line">
            <chart:data-point chart:repeated="11"/>
          </chart:series>
          <chart:series chart:style-name="ch9" chart:values-cell-range-address="Sheet1.AL3:Sheet1.AL13" chart:label-cell-address="Sheet1.AL2:Sheet1.AL2" chart:class="chart:line">
            <chart:data-point chart:repeated="11"/>
          </chart:series>
          <chart:series chart:style-name="ch10" chart:values-cell-range-address="Sheet1.AM3:Sheet1.AM13" chart:label-cell-address="Sheet1.AM2:Sheet1.AM2" chart:class="chart:line">
            <chart:data-point chart:repeated="11"/>
          </chart:series>
          <chart:series chart:style-name="ch11" chart:values-cell-range-address="Sheet1.AN3:Sheet1.AN13" chart:label-cell-address="Sheet1.AN2:Sheet1.AN2" chart:class="chart:line">
            <chart:data-point chart:repeated="11"/>
          </chart:series>
          <chart:series chart:style-name="ch12" chart:values-cell-range-address="Sheet1.AO3:Sheet1.AO13" chart:label-cell-address="Sheet1.AO2:Sheet1.AO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Sheet1.AJ2:Sheet1.AJ2</svg:desc>
                </draw:g>
              </table:table-cell>
              <table:table-cell office:value-type="string">
                <text:p>25</text:p>
                <draw:g>
                  <svg:desc>Sheet1.AK2:Sheet1.AK2</svg:desc>
                </draw:g>
              </table:table-cell>
              <table:table-cell office:value-type="string">
                <text:p>30</text:p>
                <draw:g>
                  <svg:desc>Sheet1.AL2:Sheet1.AL2</svg:desc>
                </draw:g>
              </table:table-cell>
              <table:table-cell office:value-type="string">
                <text:p>35</text:p>
                <draw:g>
                  <svg:desc>Sheet1.AM2:Sheet1.AM2</svg:desc>
                </draw:g>
              </table:table-cell>
              <table:table-cell office:value-type="string">
                <text:p>40</text:p>
                <draw:g>
                  <svg:desc>Sheet1.AN2:Sheet1.AN2</svg:desc>
                </draw:g>
              </table:table-cell>
              <table:table-cell office:value-type="string">
                <text:p>50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I3:Sheet1.AI13</svg:desc>
                </draw:g>
              </table:table-cell>
              <table:table-cell office:value-type="float" office:value="11.617499">
                <text:p>11.617499</text:p>
                <draw:g>
                  <svg:desc>Sheet1.AJ3:Sheet1.AJ13</svg:desc>
                </draw:g>
              </table:table-cell>
              <table:table-cell office:value-type="float" office:value="11.868613">
                <text:p>11.868613</text:p>
                <draw:g>
                  <svg:desc>Sheet1.AK3:Sheet1.AK13</svg:desc>
                </draw:g>
              </table:table-cell>
              <table:table-cell office:value-type="float" office:value="12.063068">
                <text:p>12.063068</text:p>
                <draw:g>
                  <svg:desc>Sheet1.AL3:Sheet1.AL13</svg:desc>
                </draw:g>
              </table:table-cell>
              <table:table-cell office:value-type="float" office:value="12.204524">
                <text:p>12.204524</text:p>
                <draw:g>
                  <svg:desc>Sheet1.AM3:Sheet1.AM13</svg:desc>
                </draw:g>
              </table:table-cell>
              <table:table-cell office:value-type="float" office:value="12.302271">
                <text:p>12.302271</text:p>
                <draw:g>
                  <svg:desc>Sheet1.AN3:Sheet1.AN13</svg:desc>
                </draw:g>
              </table:table-cell>
              <table:table-cell office:value-type="float" office:value="12.411944">
                <text:p>12.411944</text:p>
                <draw:g>
                  <svg:desc>Sheet1.AO3:Sheet1.AO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130627">
                <text:p>12.130627</text:p>
              </table:table-cell>
              <table:table-cell office:value-type="float" office:value="12.465542">
                <text:p>12.465542</text:p>
              </table:table-cell>
              <table:table-cell office:value-type="float" office:value="12.646062">
                <text:p>12.646062</text:p>
              </table:table-cell>
              <table:table-cell office:value-type="float" office:value="12.709613">
                <text:p>12.709613</text:p>
              </table:table-cell>
              <table:table-cell office:value-type="float" office:value="12.711474">
                <text:p>12.711474</text:p>
              </table:table-cell>
              <table:table-cell office:value-type="float" office:value="12.666446">
                <text:p>12.6664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.223364">
                <text:p>12.223364</text:p>
              </table:table-cell>
              <table:table-cell office:value-type="float" office:value="12.572229">
                <text:p>12.572229</text:p>
              </table:table-cell>
              <table:table-cell office:value-type="float" office:value="12.755165">
                <text:p>12.755165</text:p>
              </table:table-cell>
              <table:table-cell office:value-type="float" office:value="12.799924">
                <text:p>12.799924</text:p>
              </table:table-cell>
              <table:table-cell office:value-type="float" office:value="12.762339">
                <text:p>12.762339</text:p>
              </table:table-cell>
              <table:table-cell office:value-type="float" office:value="12.65449">
                <text:p>12.654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.286271">
                <text:p>12.286271</text:p>
              </table:table-cell>
              <table:table-cell office:value-type="float" office:value="12.638827">
                <text:p>12.638827</text:p>
              </table:table-cell>
              <table:table-cell office:value-type="float" office:value="12.825313">
                <text:p>12.825313</text:p>
              </table:table-cell>
              <table:table-cell office:value-type="float" office:value="12.861663">
                <text:p>12.861663</text:p>
              </table:table-cell>
              <table:table-cell office:value-type="float" office:value="12.790111">
                <text:p>12.790111</text:p>
              </table:table-cell>
              <table:table-cell office:value-type="float" office:value="12.622129">
                <text:p>12.6221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.334637">
                <text:p>12.334637</text:p>
              </table:table-cell>
              <table:table-cell office:value-type="float" office:value="12.683067">
                <text:p>12.683067</text:p>
              </table:table-cell>
              <table:table-cell office:value-type="float" office:value="12.872692">
                <text:p>12.872692</text:p>
              </table:table-cell>
              <table:table-cell office:value-type="float" office:value="12.905363">
                <text:p>12.905363</text:p>
              </table:table-cell>
              <table:table-cell office:value-type="float" office:value="12.804388">
                <text:p>12.804388</text:p>
              </table:table-cell>
              <table:table-cell office:value-type="float" office:value="12.579142">
                <text:p>12.5791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370071">
                <text:p>12.370071</text:p>
              </table:table-cell>
              <table:table-cell office:value-type="float" office:value="12.713654">
                <text:p>12.713654</text:p>
              </table:table-cell>
              <table:table-cell office:value-type="float" office:value="12.904954">
                <text:p>12.904954</text:p>
              </table:table-cell>
              <table:table-cell office:value-type="float" office:value="12.933616">
                <text:p>12.933616</text:p>
              </table:table-cell>
              <table:table-cell office:value-type="float" office:value="12.807702">
                <text:p>12.807702</text:p>
              </table:table-cell>
              <table:table-cell office:value-type="float" office:value="12.529114">
                <text:p>12.5291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18802">
                <text:p>12.418802</text:p>
              </table:table-cell>
              <table:table-cell office:value-type="float" office:value="12.74682">
                <text:p>12.74682</text:p>
              </table:table-cell>
              <table:table-cell office:value-type="float" office:value="12.93914">
                <text:p>12.93914</text:p>
              </table:table-cell>
              <table:table-cell office:value-type="float" office:value="12.960132">
                <text:p>12.960132</text:p>
              </table:table-cell>
              <table:table-cell office:value-type="float" office:value="12.797961">
                <text:p>12.797961</text:p>
              </table:table-cell>
              <table:table-cell office:value-type="float" office:value="12.419939">
                <text:p>12.4199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.45365">
                <text:p>12.45365</text:p>
              </table:table-cell>
              <table:table-cell office:value-type="float" office:value="12.767309">
                <text:p>12.767309</text:p>
              </table:table-cell>
              <table:table-cell office:value-type="float" office:value="12.946796">
                <text:p>12.946796</text:p>
              </table:table-cell>
              <table:table-cell office:value-type="float" office:value="12.96129">
                <text:p>12.96129</text:p>
              </table:table-cell>
              <table:table-cell office:value-type="float" office:value="12.769843">
                <text:p>12.769843</text:p>
              </table:table-cell>
              <table:table-cell office:value-type="float" office:value="12.308593">
                <text:p>12.3085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473216">
                <text:p>12.473216</text:p>
              </table:table-cell>
              <table:table-cell office:value-type="float" office:value="12.773675">
                <text:p>12.773675</text:p>
              </table:table-cell>
              <table:table-cell office:value-type="float" office:value="12.936152">
                <text:p>12.936152</text:p>
              </table:table-cell>
              <table:table-cell office:value-type="float" office:value="12.945155">
                <text:p>12.945155</text:p>
              </table:table-cell>
              <table:table-cell office:value-type="float" office:value="12.730572">
                <text:p>12.730572</text:p>
              </table:table-cell>
              <table:table-cell office:value-type="float" office:value="12.196772">
                <text:p>12.1967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481122">
                <text:p>12.481122</text:p>
              </table:table-cell>
              <table:table-cell office:value-type="float" office:value="12.771272">
                <text:p>12.771272</text:p>
              </table:table-cell>
              <table:table-cell office:value-type="float" office:value="12.924355">
                <text:p>12.924355</text:p>
              </table:table-cell>
              <table:table-cell office:value-type="float" office:value="12.932184">
                <text:p>12.932184</text:p>
              </table:table-cell>
              <table:table-cell office:value-type="float" office:value="12.709084">
                <text:p>12.709084</text:p>
              </table:table-cell>
              <table:table-cell office:value-type="float" office:value="12.143811">
                <text:p>12.1438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489648">
                <text:p>12.489648</text:p>
              </table:table-cell>
              <table:table-cell office:value-type="float" office:value="12.767404">
                <text:p>12.767404</text:p>
              </table:table-cell>
              <table:table-cell office:value-type="float" office:value="12.913065">
                <text:p>12.913065</text:p>
              </table:table-cell>
              <table:table-cell office:value-type="float" office:value="12.917826">
                <text:p>12.917826</text:p>
              </table:table-cell>
              <table:table-cell office:value-type="float" office:value="12.686018">
                <text:p>12.686018</text:p>
              </table:table-cell>
              <table:table-cell office:value-type="float" office:value="12.089676">
                <text:p>12.0896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" chart:maximum="1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line" chart:style-name="ch1">
        <chart:legend chart:legend-position="end" svg:x="14.103cm" svg:y="1.209cm" style:legend-expansion="high" chart:style-name="ch2"/>
        <chart:plot-area chart:style-name="ch3" table:cell-range-address="Sheet1.AS3:Sheet1.BF13 Sheet1.AT2:Sheet1.BF2" chart:data-source-has-labels="both" svg:x="0.32cm" svg:y="0.179cm" svg:width="13.463cm" svg:height="8.635cm">
          <chartooo:coordinate-region svg:x="1.232cm" svg:y="0.379cm" svg:width="12.365cm" svg:height="7.789cm"/>
          <chart:axis chart:dimension="x" chart:name="primary-x" chart:style-name="ch4" chartooo:axis-type="auto">
            <chartooo:date-scale/>
            <chart:categories table:cell-range-address="Sheet1.AS3:Sheet1.A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T3:Sheet1.AT13" chart:label-cell-address="Sheet1.AT2:Sheet1.AT2" chart:class="chart:line">
            <chart:data-point chart:repeated="11"/>
          </chart:series>
          <chart:series chart:style-name="ch8" chart:values-cell-range-address="Sheet1.AU3:Sheet1.AU13" chart:label-cell-address="Sheet1.AU2:Sheet1.AU2" chart:class="chart:line">
            <chart:data-point chart:repeated="11"/>
          </chart:series>
          <chart:series chart:style-name="ch9" chart:values-cell-range-address="Sheet1.AV3:Sheet1.AV13" chart:label-cell-address="Sheet1.AV2:Sheet1.AV2" chart:class="chart:line">
            <chart:data-point chart:repeated="11"/>
          </chart:series>
          <chart:series chart:style-name="ch10" chart:values-cell-range-address="Sheet1.AW3:Sheet1.AW13" chart:label-cell-address="Sheet1.AW2:Sheet1.AW2" chart:class="chart:line">
            <chart:data-point chart:repeated="11"/>
          </chart:series>
          <chart:series chart:style-name="ch11" chart:values-cell-range-address="Sheet1.AX3:Sheet1.AX13" chart:label-cell-address="Sheet1.AX2:Sheet1.AX2" chart:class="chart:line">
            <chart:data-point chart:repeated="11"/>
          </chart:series>
          <chart:series chart:style-name="ch12" chart:values-cell-range-address="Sheet1.AY3:Sheet1.AY13" chart:label-cell-address="Sheet1.AY2:Sheet1.AY2" chart:class="chart:line">
            <chart:data-point chart:repeated="11"/>
          </chart:series>
          <chart:series chart:style-name="ch13" chart:values-cell-range-address="Sheet1.AZ3:Sheet1.AZ13" chart:label-cell-address="Sheet1.AZ2:Sheet1.AZ2" chart:class="chart:line">
            <chart:data-point chart:repeated="11"/>
          </chart:series>
          <chart:series chart:style-name="ch14" chart:values-cell-range-address="Sheet1.BA3:Sheet1.BA13" chart:label-cell-address="Sheet1.BA2:Sheet1.BA2" chart:class="chart:line">
            <chart:data-point chart:repeated="11"/>
          </chart:series>
          <chart:series chart:style-name="ch15" chart:values-cell-range-address="Sheet1.BB3:Sheet1.BB13" chart:label-cell-address="Sheet1.BB2:Sheet1.BB2" chart:class="chart:line">
            <chart:data-point chart:repeated="11"/>
          </chart:series>
          <chart:series chart:style-name="ch16" chart:values-cell-range-address="Sheet1.BC3:Sheet1.BC13" chart:label-cell-address="Sheet1.BC2:Sheet1.BC2" chart:class="chart:line">
            <chart:data-point chart:repeated="11"/>
          </chart:series>
          <chart:series chart:style-name="ch17" chart:values-cell-range-address="Sheet1.BD3:Sheet1.BD13" chart:label-cell-address="Sheet1.BD2:Sheet1.BD2" chart:class="chart:line">
            <chart:data-point chart:repeated="11"/>
          </chart:series>
          <chart:series chart:style-name="ch18" chart:values-cell-range-address="Sheet1.BE3:Sheet1.BE13" chart:label-cell-address="Sheet1.BE2:Sheet1.BE2" chart:class="chart:line">
            <chart:data-point chart:repeated="11"/>
          </chart:series>
          <chart:series chart:style-name="ch19" chart:values-cell-range-address="Sheet1.BF3:Sheet1.BF13" chart:label-cell-address="Sheet1.BF2:Sheet1.BF2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AT2:Sheet1.AT2</svg:desc>
                </draw:g>
              </table:table-cell>
              <table:table-cell office:value-type="string">
                <text:p>10</text:p>
                <draw:g>
                  <svg:desc>Sheet1.AU2:Sheet1.AU2</svg:desc>
                </draw:g>
              </table:table-cell>
              <table:table-cell office:value-type="string">
                <text:p>15</text:p>
                <draw:g>
                  <svg:desc>Sheet1.AV2:Sheet1.AV2</svg:desc>
                </draw:g>
              </table:table-cell>
              <table:table-cell office:value-type="string">
                <text:p>20</text:p>
                <draw:g>
                  <svg:desc>Sheet1.AW2:Sheet1.AW2</svg:desc>
                </draw:g>
              </table:table-cell>
              <table:table-cell office:value-type="string">
                <text:p>25</text:p>
                <draw:g>
                  <svg:desc>Sheet1.AX2:Sheet1.AX2</svg:desc>
                </draw:g>
              </table:table-cell>
              <table:table-cell office:value-type="string">
                <text:p>30</text:p>
                <draw:g>
                  <svg:desc>Sheet1.AY2:Sheet1.AY2</svg:desc>
                </draw:g>
              </table:table-cell>
              <table:table-cell office:value-type="string">
                <text:p>35</text:p>
                <draw:g>
                  <svg:desc>Sheet1.AZ2:Sheet1.AZ2</svg:desc>
                </draw:g>
              </table:table-cell>
              <table:table-cell office:value-type="string">
                <text:p>40</text:p>
                <draw:g>
                  <svg:desc>Sheet1.BA2:Sheet1.BA2</svg:desc>
                </draw:g>
              </table:table-cell>
              <table:table-cell office:value-type="string">
                <text:p>50</text:p>
                <draw:g>
                  <svg:desc>Sheet1.BB2:Sheet1.BB2</svg:desc>
                </draw:g>
              </table:table-cell>
              <table:table-cell office:value-type="string">
                <text:p>60</text:p>
                <draw:g>
                  <svg:desc>Sheet1.BC2:Sheet1.BC2</svg:desc>
                </draw:g>
              </table:table-cell>
              <table:table-cell office:value-type="string">
                <text:p>80</text:p>
                <draw:g>
                  <svg:desc>Sheet1.BD2:Sheet1.BD2</svg:desc>
                </draw:g>
              </table:table-cell>
              <table:table-cell office:value-type="string">
                <text:p>100</text:p>
                <draw:g>
                  <svg:desc>Sheet1.BE2:Sheet1.BE2</svg:desc>
                </draw:g>
              </table:table-cell>
              <table:table-cell office:value-type="string">
                <text:p>120</text:p>
                <draw:g>
                  <svg:desc>Sheet1.BF2:Sheet1.B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S3:Sheet1.AS13</svg:desc>
                </draw:g>
              </table:table-cell>
              <table:table-cell office:value-type="float" office:value="11.25218">
                <text:p>11.25218</text:p>
                <draw:g>
                  <svg:desc>Sheet1.AT3:Sheet1.AT13</svg:desc>
                </draw:g>
              </table:table-cell>
              <table:table-cell office:value-type="float" office:value="11.628548">
                <text:p>11.628548</text:p>
                <draw:g>
                  <svg:desc>Sheet1.AU3:Sheet1.AU13</svg:desc>
                </draw:g>
              </table:table-cell>
              <table:table-cell office:value-type="float" office:value="12.073451">
                <text:p>12.073451</text:p>
                <draw:g>
                  <svg:desc>Sheet1.AV3:Sheet1.AV13</svg:desc>
                </draw:g>
              </table:table-cell>
              <table:table-cell office:value-type="float" office:value="12.532401">
                <text:p>12.532401</text:p>
                <draw:g>
                  <svg:desc>Sheet1.AW3:Sheet1.AW13</svg:desc>
                </draw:g>
              </table:table-cell>
              <table:table-cell office:value-type="float" office:value="12.970585">
                <text:p>12.970585</text:p>
                <draw:g>
                  <svg:desc>Sheet1.AX3:Sheet1.AX13</svg:desc>
                </draw:g>
              </table:table-cell>
              <table:table-cell office:value-type="float" office:value="13.356958">
                <text:p>13.356958</text:p>
                <draw:g>
                  <svg:desc>Sheet1.AY3:Sheet1.AY13</svg:desc>
                </draw:g>
              </table:table-cell>
              <table:table-cell office:value-type="float" office:value="13.683776">
                <text:p>13.683776</text:p>
                <draw:g>
                  <svg:desc>Sheet1.AZ3:Sheet1.AZ13</svg:desc>
                </draw:g>
              </table:table-cell>
              <table:table-cell office:value-type="float" office:value="13.95502">
                <text:p>13.95502</text:p>
                <draw:g>
                  <svg:desc>Sheet1.BA3:Sheet1.BA13</svg:desc>
                </draw:g>
              </table:table-cell>
              <table:table-cell office:value-type="float" office:value="14.363683">
                <text:p>14.363683</text:p>
                <draw:g>
                  <svg:desc>Sheet1.BB3:Sheet1.BB13</svg:desc>
                </draw:g>
              </table:table-cell>
              <table:table-cell office:value-type="float" office:value="14.643112">
                <text:p>14.643112</text:p>
                <draw:g>
                  <svg:desc>Sheet1.BC3:Sheet1.BC13</svg:desc>
                </draw:g>
              </table:table-cell>
              <table:table-cell office:value-type="float" office:value="14.968122">
                <text:p>14.968122</text:p>
                <draw:g>
                  <svg:desc>Sheet1.BD3:Sheet1.BD13</svg:desc>
                </draw:g>
              </table:table-cell>
              <table:table-cell office:value-type="float" office:value="15.121738">
                <text:p>15.121738</text:p>
                <draw:g>
                  <svg:desc>Sheet1.BE3:Sheet1.BE13</svg:desc>
                </draw:g>
              </table:table-cell>
              <table:table-cell office:value-type="float" office:value="15.195681">
                <text:p>15.195681</text:p>
                <draw:g>
                  <svg:desc>Sheet1.BF3:Sheet1.BF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369064">
                <text:p>11.369064</text:p>
              </table:table-cell>
              <table:table-cell office:value-type="float" office:value="11.84521">
                <text:p>11.84521</text:p>
              </table:table-cell>
              <table:table-cell office:value-type="float" office:value="12.458196">
                <text:p>12.458196</text:p>
              </table:table-cell>
              <table:table-cell office:value-type="float" office:value="13.06794">
                <text:p>13.06794</text:p>
              </table:table-cell>
              <table:table-cell office:value-type="float" office:value="13.642049">
                <text:p>13.642049</text:p>
              </table:table-cell>
              <table:table-cell office:value-type="float" office:value="14.132022">
                <text:p>14.132022</text:p>
              </table:table-cell>
              <table:table-cell office:value-type="float" office:value="14.534922">
                <text:p>14.534922</text:p>
              </table:table-cell>
              <table:table-cell office:value-type="float" office:value="14.85526">
                <text:p>14.85526</text:p>
              </table:table-cell>
              <table:table-cell office:value-type="float" office:value="15.287631">
                <text:p>15.287631</text:p>
              </table:table-cell>
              <table:table-cell office:value-type="float" office:value="15.524532">
                <text:p>15.524532</text:p>
              </table:table-cell>
              <table:table-cell office:value-type="float" office:value="15.728182">
                <text:p>15.728182</text:p>
              </table:table-cell>
              <table:table-cell office:value-type="float" office:value="15.795685">
                <text:p>15.795685</text:p>
              </table:table-cell>
              <table:table-cell office:value-type="float" office:value="15.819311">
                <text:p>15.8193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.384599">
                <text:p>11.384599</text:p>
              </table:table-cell>
              <table:table-cell office:value-type="float" office:value="11.880654">
                <text:p>11.880654</text:p>
              </table:table-cell>
              <table:table-cell office:value-type="float" office:value="12.527488">
                <text:p>12.527488</text:p>
              </table:table-cell>
              <table:table-cell office:value-type="float" office:value="13.164622">
                <text:p>13.164622</text:p>
              </table:table-cell>
              <table:table-cell office:value-type="float" office:value="13.763366">
                <text:p>13.763366</text:p>
              </table:table-cell>
              <table:table-cell office:value-type="float" office:value="14.272678">
                <text:p>14.272678</text:p>
              </table:table-cell>
              <table:table-cell office:value-type="float" office:value="14.687639">
                <text:p>14.687639</text:p>
              </table:table-cell>
              <table:table-cell office:value-type="float" office:value="15.011766">
                <text:p>15.011766</text:p>
              </table:table-cell>
              <table:table-cell office:value-type="float" office:value="15.427174">
                <text:p>15.427174</text:p>
              </table:table-cell>
              <table:table-cell office:value-type="float" office:value="15.626085">
                <text:p>15.626085</text:p>
              </table:table-cell>
              <table:table-cell office:value-type="float" office:value="15.776496">
                <text:p>15.776496</text:p>
              </table:table-cell>
              <table:table-cell office:value-type="float" office:value="15.819752">
                <text:p>15.819752</text:p>
              </table:table-cell>
              <table:table-cell office:value-type="float" office:value="15.831562">
                <text:p>15.8315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389755">
                <text:p>11.389755</text:p>
              </table:table-cell>
              <table:table-cell office:value-type="float" office:value="11.902987">
                <text:p>11.902987</text:p>
              </table:table-cell>
              <table:table-cell office:value-type="float" office:value="12.584853">
                <text:p>12.584853</text:p>
              </table:table-cell>
              <table:table-cell office:value-type="float" office:value="13.239066">
                <text:p>13.239066</text:p>
              </table:table-cell>
              <table:table-cell office:value-type="float" office:value="13.855877">
                <text:p>13.855877</text:p>
              </table:table-cell>
              <table:table-cell office:value-type="float" office:value="14.373744">
                <text:p>14.373744</text:p>
              </table:table-cell>
              <table:table-cell office:value-type="float" office:value="14.795774">
                <text:p>14.795774</text:p>
              </table:table-cell>
              <table:table-cell office:value-type="float" office:value="15.12123">
                <text:p>15.12123</text:p>
              </table:table-cell>
              <table:table-cell office:value-type="float" office:value="15.513607">
                <text:p>15.513607</text:p>
              </table:table-cell>
              <table:table-cell office:value-type="float" office:value="15.671986">
                <text:p>15.671986</text:p>
              </table:table-cell>
              <table:table-cell office:value-type="float" office:value="15.780849">
                <text:p>15.780849</text:p>
              </table:table-cell>
              <table:table-cell office:value-type="float" office:value="15.807243">
                <text:p>15.807243</text:p>
              </table:table-cell>
              <table:table-cell office:value-type="float" office:value="15.810475">
                <text:p>15.8104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.384144">
                <text:p>11.384144</text:p>
              </table:table-cell>
              <table:table-cell office:value-type="float" office:value="11.921648">
                <text:p>11.921648</text:p>
              </table:table-cell>
              <table:table-cell office:value-type="float" office:value="12.628533">
                <text:p>12.628533</text:p>
              </table:table-cell>
              <table:table-cell office:value-type="float" office:value="13.300562">
                <text:p>13.300562</text:p>
              </table:table-cell>
              <table:table-cell office:value-type="float" office:value="13.927324">
                <text:p>13.927324</text:p>
              </table:table-cell>
              <table:table-cell office:value-type="float" office:value="14.451496">
                <text:p>14.451496</text:p>
              </table:table-cell>
              <table:table-cell office:value-type="float" office:value="14.877912">
                <text:p>14.877912</text:p>
              </table:table-cell>
              <table:table-cell office:value-type="float" office:value="15.202246">
                <text:p>15.202246</text:p>
              </table:table-cell>
              <table:table-cell office:value-type="float" office:value="15.568851">
                <text:p>15.568851</text:p>
              </table:table-cell>
              <table:table-cell office:value-type="float" office:value="15.687659">
                <text:p>15.687659</text:p>
              </table:table-cell>
              <table:table-cell office:value-type="float" office:value="15.764646">
                <text:p>15.764646</text:p>
              </table:table-cell>
              <table:table-cell office:value-type="float" office:value="15.77854">
                <text:p>15.77854</text:p>
              </table:table-cell>
              <table:table-cell office:value-type="float" office:value="15.775523">
                <text:p>15.7755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.375403">
                <text:p>11.375403</text:p>
              </table:table-cell>
              <table:table-cell office:value-type="float" office:value="11.939246">
                <text:p>11.939246</text:p>
              </table:table-cell>
              <table:table-cell office:value-type="float" office:value="12.671311">
                <text:p>12.671311</text:p>
              </table:table-cell>
              <table:table-cell office:value-type="float" office:value="13.353858">
                <text:p>13.353858</text:p>
              </table:table-cell>
              <table:table-cell office:value-type="float" office:value="13.987049">
                <text:p>13.987049</text:p>
              </table:table-cell>
              <table:table-cell office:value-type="float" office:value="14.514418">
                <text:p>14.514418</text:p>
              </table:table-cell>
              <table:table-cell office:value-type="float" office:value="14.941215">
                <text:p>14.941215</text:p>
              </table:table-cell>
              <table:table-cell office:value-type="float" office:value="15.263898">
                <text:p>15.263898</text:p>
              </table:table-cell>
              <table:table-cell office:value-type="float" office:value="15.60297">
                <text:p>15.60297</text:p>
              </table:table-cell>
              <table:table-cell office:value-type="float" office:value="15.685136">
                <text:p>15.685136</text:p>
              </table:table-cell>
              <table:table-cell office:value-type="float" office:value="15.737759">
                <text:p>15.737759</text:p>
              </table:table-cell>
              <table:table-cell office:value-type="float" office:value="15.741914">
                <text:p>15.741914</text:p>
              </table:table-cell>
              <table:table-cell office:value-type="float" office:value="15.73434">
                <text:p>15.734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51567">
                <text:p>11.351567</text:p>
              </table:table-cell>
              <table:table-cell office:value-type="float" office:value="11.967478">
                <text:p>11.967478</text:p>
              </table:table-cell>
              <table:table-cell office:value-type="float" office:value="12.73645">
                <text:p>12.73645</text:p>
              </table:table-cell>
              <table:table-cell office:value-type="float" office:value="13.441397">
                <text:p>13.441397</text:p>
              </table:table-cell>
              <table:table-cell office:value-type="float" office:value="14.081508">
                <text:p>14.081508</text:p>
              </table:table-cell>
              <table:table-cell office:value-type="float" office:value="14.608772">
                <text:p>14.608772</text:p>
              </table:table-cell>
              <table:table-cell office:value-type="float" office:value="15.033507">
                <text:p>15.033507</text:p>
              </table:table-cell>
              <table:table-cell office:value-type="float" office:value="15.351157">
                <text:p>15.351157</text:p>
              </table:table-cell>
              <table:table-cell office:value-type="float" office:value="15.630591">
                <text:p>15.630591</text:p>
              </table:table-cell>
              <table:table-cell office:value-type="float" office:value="15.651055">
                <text:p>15.651055</text:p>
              </table:table-cell>
              <table:table-cell office:value-type="float" office:value="15.669589">
                <text:p>15.669589</text:p>
              </table:table-cell>
              <table:table-cell office:value-type="float" office:value="15.659776">
                <text:p>15.659776</text:p>
              </table:table-cell>
              <table:table-cell office:value-type="float" office:value="15.645847">
                <text:p>15.6458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321167">
                <text:p>11.321167</text:p>
              </table:table-cell>
              <table:table-cell office:value-type="float" office:value="11.997302">
                <text:p>11.997302</text:p>
              </table:table-cell>
              <table:table-cell office:value-type="float" office:value="12.789564">
                <text:p>12.789564</text:p>
              </table:table-cell>
              <table:table-cell office:value-type="float" office:value="13.51405">
                <text:p>13.51405</text:p>
              </table:table-cell>
              <table:table-cell office:value-type="float" office:value="14.151619">
                <text:p>14.151619</text:p>
              </table:table-cell>
              <table:table-cell office:value-type="float" office:value="14.678238">
                <text:p>14.678238</text:p>
              </table:table-cell>
              <table:table-cell office:value-type="float" office:value="15.097535">
                <text:p>15.097535</text:p>
              </table:table-cell>
              <table:table-cell office:value-type="float" office:value="15.408663">
                <text:p>15.408663</text:p>
              </table:table-cell>
              <table:table-cell office:value-type="float" office:value="15.624087">
                <text:p>15.624087</text:p>
              </table:table-cell>
              <table:table-cell office:value-type="float" office:value="15.599567">
                <text:p>15.599567</text:p>
              </table:table-cell>
              <table:table-cell office:value-type="float" office:value="15.594379">
                <text:p>15.594379</text:p>
              </table:table-cell>
              <table:table-cell office:value-type="float" office:value="15.57562">
                <text:p>15.57562</text:p>
              </table:table-cell>
              <table:table-cell office:value-type="float" office:value="15.557532">
                <text:p>15.5575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.286662">
                <text:p>11.286662</text:p>
              </table:table-cell>
              <table:table-cell office:value-type="float" office:value="12.019536">
                <text:p>12.019536</text:p>
              </table:table-cell>
              <table:table-cell office:value-type="float" office:value="12.835537">
                <text:p>12.835537</text:p>
              </table:table-cell>
              <table:table-cell office:value-type="float" office:value="13.572643">
                <text:p>13.572643</text:p>
              </table:table-cell>
              <table:table-cell office:value-type="float" office:value="14.206124">
                <text:p>14.206124</text:p>
              </table:table-cell>
              <table:table-cell office:value-type="float" office:value="14.72981">
                <text:p>14.72981</text:p>
              </table:table-cell>
              <table:table-cell office:value-type="float" office:value="15.141846">
                <text:p>15.141846</text:p>
              </table:table-cell>
              <table:table-cell office:value-type="float" office:value="15.446396">
                <text:p>15.446396</text:p>
              </table:table-cell>
              <table:table-cell office:value-type="float" office:value="15.59725">
                <text:p>15.59725</text:p>
              </table:table-cell>
              <table:table-cell office:value-type="float" office:value="15.542502">
                <text:p>15.542502</text:p>
              </table:table-cell>
              <table:table-cell office:value-type="float" office:value="15.518465">
                <text:p>15.518465</text:p>
              </table:table-cell>
              <table:table-cell office:value-type="float" office:value="15.493676">
                <text:p>15.493676</text:p>
              </table:table-cell>
              <table:table-cell office:value-type="float" office:value="15.473145">
                <text:p>15.4731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267677">
                <text:p>11.267677</text:p>
              </table:table-cell>
              <table:table-cell office:value-type="float" office:value="12.02879">
                <text:p>12.02879</text:p>
              </table:table-cell>
              <table:table-cell office:value-type="float" office:value="12.855413">
                <text:p>12.855413</text:p>
              </table:table-cell>
              <table:table-cell office:value-type="float" office:value="13.597452">
                <text:p>13.597452</text:p>
              </table:table-cell>
              <table:table-cell office:value-type="float" office:value="14.230526">
                <text:p>14.230526</text:p>
              </table:table-cell>
              <table:table-cell office:value-type="float" office:value="14.749683">
                <text:p>14.749683</text:p>
              </table:table-cell>
              <table:table-cell office:value-type="float" office:value="15.158089">
                <text:p>15.158089</text:p>
              </table:table-cell>
              <table:table-cell office:value-type="float" office:value="15.460069">
                <text:p>15.460069</text:p>
              </table:table-cell>
              <table:table-cell office:value-type="float" office:value="15.578398">
                <text:p>15.578398</text:p>
              </table:table-cell>
              <table:table-cell office:value-type="float" office:value="15.513269">
                <text:p>15.513269</text:p>
              </table:table-cell>
              <table:table-cell office:value-type="float" office:value="15.480703">
                <text:p>15.480703</text:p>
              </table:table-cell>
              <table:table-cell office:value-type="float" office:value="15.454231">
                <text:p>15.454231</text:p>
              </table:table-cell>
              <table:table-cell office:value-type="float" office:value="15.432677">
                <text:p>15.4326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24908">
                <text:p>11.24908</text:p>
              </table:table-cell>
              <table:table-cell office:value-type="float" office:value="12.040967">
                <text:p>12.040967</text:p>
              </table:table-cell>
              <table:table-cell office:value-type="float" office:value="12.875004">
                <text:p>12.875004</text:p>
              </table:table-cell>
              <table:table-cell office:value-type="float" office:value="13.620353">
                <text:p>13.620353</text:p>
              </table:table-cell>
              <table:table-cell office:value-type="float" office:value="14.253071">
                <text:p>14.253071</text:p>
              </table:table-cell>
              <table:table-cell office:value-type="float" office:value="14.766808">
                <text:p>14.766808</text:p>
              </table:table-cell>
              <table:table-cell office:value-type="float" office:value="15.172252">
                <text:p>15.172252</text:p>
              </table:table-cell>
              <table:table-cell office:value-type="float" office:value="15.471108">
                <text:p>15.471108</text:p>
              </table:table-cell>
              <table:table-cell office:value-type="float" office:value="15.556844">
                <text:p>15.556844</text:p>
              </table:table-cell>
              <table:table-cell office:value-type="float" office:value="15.483661">
                <text:p>15.483661</text:p>
              </table:table-cell>
              <table:table-cell office:value-type="float" office:value="15.44373">
                <text:p>15.44373</text:p>
              </table:table-cell>
              <table:table-cell office:value-type="float" office:value="15.415878">
                <text:p>15.415878</text:p>
              </table:table-cell>
              <table:table-cell office:value-type="float" office:value="15.393714">
                <text:p>15.393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" chart:maximum="2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row-mapping="0 1 2 3 4 5 6 7 8 9 10" chart:style-name="ch1">
        <chart:legend chart:legend-position="end" svg:x="14.289cm" svg:y="1.707cm" style:legend-expansion="high" chart:style-name="ch2"/>
        <chart:plot-area chart:style-name="ch3" table:cell-range-address="Sheet1.A2:Sheet1.O13" chart:data-source-has-labels="both" svg:x="1.331cm" svg:y="0.179cm" svg:width="12.638cm" svg:height="7.654cm">
          <chartooo:coordinate-region svg:x="1.952cm" svg:y="0.379cm" svg:width="11.737cm" svg:height="6.808cm"/>
          <chart:axis chart:dimension="x" chart:name="primary-x" chart:style-name="ch4" chartooo:axis-type="auto">
            <chart:title svg:x="7.487cm" svg:y="8.012cm" chart:style-name="ch5">
              <text:p>K</text:p>
            </chart:title>
            <chart:categories table:cell-range-address="Sheet1.B2:Sheet1.O2"/>
          </chart:axis>
          <chart:axis chart:dimension="y" chart:name="primary-y" chart:style-name="ch6">
            <chart:title svg:x="0.451cm" svg:y="4.513cm" chart:style-name="ch7">
              <text:p>PSNR</text:p>
            </chart:title>
            <chart:grid chart:style-name="ch8" chart:class="major"/>
          </chart:axis>
          <chart:series chart:style-name="ch9" chart:values-cell-range-address="Sheet1.B3:Sheet1.O3" chart:label-cell-address="Sheet1.A3:Sheet1.A3" chart:class="chart:scatter">
            <chart:domain table:cell-range-address="Sheet1.B2:Sheet1.O2"/>
            <chart:data-point chart:repeated="14"/>
          </chart:series>
          <chart:series chart:style-name="ch10" chart:values-cell-range-address="Sheet1.B4:Sheet1.O4" chart:label-cell-address="Sheet1.A4:Sheet1.A4" chart:class="chart:scatter">
            <chart:data-point chart:repeated="14"/>
          </chart:series>
          <chart:series chart:style-name="ch11" chart:values-cell-range-address="Sheet1.B5:Sheet1.O5" chart:label-cell-address="Sheet1.A5:Sheet1.A5" chart:class="chart:scatter">
            <chart:data-point chart:repeated="14"/>
          </chart:series>
          <chart:series chart:style-name="ch12" chart:values-cell-range-address="Sheet1.B6:Sheet1.O6" chart:label-cell-address="Sheet1.A6:Sheet1.A6" chart:class="chart:scatter">
            <chart:data-point chart:repeated="14"/>
          </chart:series>
          <chart:series chart:style-name="ch13" chart:values-cell-range-address="Sheet1.B7:Sheet1.O7" chart:label-cell-address="Sheet1.A7:Sheet1.A7" chart:class="chart:scatter">
            <chart:data-point chart:repeated="14"/>
          </chart:series>
          <chart:series chart:style-name="ch14" chart:values-cell-range-address="Sheet1.B8:Sheet1.O8" chart:label-cell-address="Sheet1.A8:Sheet1.A8" chart:class="chart:scatter">
            <chart:data-point chart:repeated="14"/>
          </chart:series>
          <chart:series chart:style-name="ch15" chart:values-cell-range-address="Sheet1.B9:Sheet1.O9" chart:label-cell-address="Sheet1.A9:Sheet1.A9" chart:class="chart:scatter">
            <chart:data-point chart:repeated="14"/>
          </chart:series>
          <chart:series chart:style-name="ch16" chart:values-cell-range-address="Sheet1.B10:Sheet1.O10" chart:label-cell-address="Sheet1.A10:Sheet1.A10" chart:class="chart:scatter">
            <chart:data-point chart:repeated="14"/>
          </chart:series>
          <chart:series chart:style-name="ch17" chart:values-cell-range-address="Sheet1.B11:Sheet1.O11" chart:label-cell-address="Sheet1.A11:Sheet1.A11" chart:class="chart:scatter">
            <chart:data-point chart:repeated="14"/>
          </chart:series>
          <chart:series chart:style-name="ch18" chart:values-cell-range-address="Sheet1.B12:Sheet1.O12" chart:label-cell-address="Sheet1.A12:Sheet1.A12" chart:class="chart:scatter">
            <chart:data-point chart:repeated="14"/>
          </chart:series>
          <chart:series chart:style-name="ch19" chart:values-cell-range-address="Sheet1.B13:Sheet1.O13" chart:label-cell-address="Sheet1.A13:Sheet1.A13" chart:class="chart:scatter">
            <chart:data-point chart:repeated="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2:Sheet1.O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2:Sheet1.O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15.12045">
                <text:p>15.12045</text:p>
                <draw:g>
                  <svg:desc>Sheet1.B3:Sheet1.O3</svg:desc>
                </draw:g>
              </table:table-cell>
              <table:table-cell office:value-type="float" office:value="15.610566">
                <text:p>15.610566</text:p>
              </table:table-cell>
              <table:table-cell office:value-type="float" office:value="16.117683">
                <text:p>16.117683</text:p>
              </table:table-cell>
              <table:table-cell office:value-type="float" office:value="16.60629">
                <text:p>16.60629</text:p>
              </table:table-cell>
              <table:table-cell office:value-type="float" office:value="17.052303">
                <text:p>17.052303</text:p>
              </table:table-cell>
              <table:table-cell office:value-type="float" office:value="17.444852">
                <text:p>17.444852</text:p>
              </table:table-cell>
              <table:table-cell office:value-type="float" office:value="17.783781">
                <text:p>17.783781</text:p>
              </table:table-cell>
              <table:table-cell office:value-type="float" office:value="18.073036">
                <text:p>18.073036</text:p>
              </table:table-cell>
              <table:table-cell office:value-type="float" office:value="18.525235">
                <text:p>18.525235</text:p>
              </table:table-cell>
              <table:table-cell office:value-type="float" office:value="18.845098">
                <text:p>18.845098</text:p>
              </table:table-cell>
              <table:table-cell office:value-type="float" office:value="19.070273">
                <text:p>19.070273</text:p>
              </table:table-cell>
              <table:table-cell office:value-type="float" office:value="19.229748">
                <text:p>19.229748</text:p>
              </table:table-cell>
              <table:table-cell office:value-type="float" office:value="19.425609">
                <text:p>19.425609</text:p>
              </table:table-cell>
              <table:table-cell office:value-type="float" office:value="19.529572">
                <text:p>19.529572</text:p>
              </table:table-cell>
            </table:table-row>
            <table:table-row>
              <table:table-cell office:value-type="string">
                <text:p>4</text:p>
                <draw:g>
                  <svg:desc>Sheet1.A4:Sheet1.A4</svg:desc>
                </draw:g>
              </table:table-cell>
              <table:table-cell office:value-type="float" office:value="15.636248">
                <text:p>15.636248</text:p>
                <draw:g>
                  <svg:desc>Sheet1.B4:Sheet1.O4</svg:desc>
                </draw:g>
              </table:table-cell>
              <table:table-cell office:value-type="float" office:value="16.233243">
                <text:p>16.233243</text:p>
              </table:table-cell>
              <table:table-cell office:value-type="float" office:value="16.877057">
                <text:p>16.877057</text:p>
              </table:table-cell>
              <table:table-cell office:value-type="float" office:value="17.515838">
                <text:p>17.515838</text:p>
              </table:table-cell>
              <table:table-cell office:value-type="float" office:value="18.07785">
                <text:p>18.07785</text:p>
              </table:table-cell>
              <table:table-cell office:value-type="float" office:value="18.559919">
                <text:p>18.559919</text:p>
              </table:table-cell>
              <table:table-cell office:value-type="float" office:value="18.955128">
                <text:p>18.955128</text:p>
              </table:table-cell>
              <table:table-cell office:value-type="float" office:value="19.271842">
                <text:p>19.271842</text:p>
              </table:table-cell>
              <table:table-cell office:value-type="float" office:value="19.699486">
                <text:p>19.699486</text:p>
              </table:table-cell>
              <table:table-cell office:value-type="float" office:value="19.93098">
                <text:p>19.93098</text:p>
              </table:table-cell>
              <table:table-cell office:value-type="float" office:value="20.058479">
                <text:p>20.058479</text:p>
              </table:table-cell>
              <table:table-cell office:value-type="float" office:value="20.13475">
                <text:p>20.13475</text:p>
              </table:table-cell>
              <table:table-cell office:value-type="float" office:value="20.216157">
                <text:p>20.216157</text:p>
              </table:table-cell>
              <table:table-cell office:value-type="float" office:value="20.254124">
                <text:p>20.254124</text:p>
              </table:table-cell>
            </table:table-row>
            <table:table-row>
              <table:table-cell office:value-type="string">
                <text:p>5</text:p>
                <draw:g>
                  <svg:desc>Sheet1.A5:Sheet1.A5</svg:desc>
                </draw:g>
              </table:table-cell>
              <table:table-cell office:value-type="float" office:value="15.734467">
                <text:p>15.734467</text:p>
                <draw:g>
                  <svg:desc>Sheet1.B5:Sheet1.O5</svg:desc>
                </draw:g>
              </table:table-cell>
              <table:table-cell office:value-type="float" office:value="16.373141">
                <text:p>16.373141</text:p>
              </table:table-cell>
              <table:table-cell office:value-type="float" office:value="17.042109">
                <text:p>17.042109</text:p>
              </table:table-cell>
              <table:table-cell office:value-type="float" office:value="17.710518">
                <text:p>17.710518</text:p>
              </table:table-cell>
              <table:table-cell office:value-type="float" office:value="18.290922">
                <text:p>18.290922</text:p>
              </table:table-cell>
              <table:table-cell office:value-type="float" office:value="18.789876">
                <text:p>18.789876</text:p>
              </table:table-cell>
              <table:table-cell office:value-type="float" office:value="19.18933">
                <text:p>19.18933</text:p>
              </table:table-cell>
              <table:table-cell office:value-type="float" office:value="19.502154">
                <text:p>19.502154</text:p>
              </table:table-cell>
              <table:table-cell office:value-type="float" office:value="19.889133">
                <text:p>19.889133</text:p>
              </table:table-cell>
              <table:table-cell office:value-type="float" office:value="20.059188">
                <text:p>20.059188</text:p>
              </table:table-cell>
              <table:table-cell office:value-type="float" office:value="20.139418">
                <text:p>20.139418</text:p>
              </table:table-cell>
              <table:table-cell office:value-type="float" office:value="20.184743">
                <text:p>20.184743</text:p>
              </table:table-cell>
              <table:table-cell office:value-type="float" office:value="20.232155">
                <text:p>20.232155</text:p>
              </table:table-cell>
              <table:table-cell office:value-type="float" office:value="20.253587">
                <text:p>20.253587</text:p>
              </table:table-cell>
            </table:table-row>
            <table:table-row>
              <table:table-cell office:value-type="string">
                <text:p>6</text:p>
                <draw:g>
                  <svg:desc>Sheet1.A6:Sheet1.A6</svg:desc>
                </draw:g>
              </table:table-cell>
              <table:table-cell office:value-type="float" office:value="15.771326">
                <text:p>15.771326</text:p>
                <draw:g>
                  <svg:desc>Sheet1.B6:Sheet1.O6</svg:desc>
                </draw:g>
              </table:table-cell>
              <table:table-cell office:value-type="float" office:value="16.456872">
                <text:p>16.456872</text:p>
              </table:table-cell>
              <table:table-cell office:value-type="float" office:value="17.151885">
                <text:p>17.151885</text:p>
              </table:table-cell>
              <table:table-cell office:value-type="float" office:value="17.84867">
                <text:p>17.84867</text:p>
              </table:table-cell>
              <table:table-cell office:value-type="float" office:value="18.446132">
                <text:p>18.446132</text:p>
              </table:table-cell>
              <table:table-cell office:value-type="float" office:value="18.956689">
                <text:p>18.956689</text:p>
              </table:table-cell>
              <table:table-cell office:value-type="float" office:value="19.357778">
                <text:p>19.357778</text:p>
              </table:table-cell>
              <table:table-cell office:value-type="float" office:value="19.664391">
                <text:p>19.664391</text:p>
              </table:table-cell>
              <table:table-cell office:value-type="float" office:value="20.007508">
                <text:p>20.007508</text:p>
              </table:table-cell>
              <table:table-cell office:value-type="float" office:value="20.116164">
                <text:p>20.116164</text:p>
              </table:table-cell>
              <table:table-cell office:value-type="float" office:value="20.157437">
                <text:p>20.157437</text:p>
              </table:table-cell>
              <table:table-cell office:value-type="float" office:value="20.179996">
                <text:p>20.179996</text:p>
              </table:table-cell>
              <table:table-cell office:value-type="float" office:value="20.202962">
                <text:p>20.202962</text:p>
              </table:table-cell>
              <table:table-cell office:value-type="float" office:value="20.211894">
                <text:p>20.211894</text:p>
              </table:table-cell>
            </table:table-row>
            <table:table-row>
              <table:table-cell office:value-type="string">
                <text:p>7</text:p>
                <draw:g>
                  <svg:desc>Sheet1.A7:Sheet1.A7</svg:desc>
                </draw:g>
              </table:table-cell>
              <table:table-cell office:value-type="float" office:value="15.769102">
                <text:p>15.769102</text:p>
                <draw:g>
                  <svg:desc>Sheet1.B7:Sheet1.O7</svg:desc>
                </draw:g>
              </table:table-cell>
              <table:table-cell office:value-type="float" office:value="16.507836">
                <text:p>16.507836</text:p>
              </table:table-cell>
              <table:table-cell office:value-type="float" office:value="17.230422">
                <text:p>17.230422</text:p>
              </table:table-cell>
              <table:table-cell office:value-type="float" office:value="17.949639">
                <text:p>17.949639</text:p>
              </table:table-cell>
              <table:table-cell office:value-type="float" office:value="18.565679">
                <text:p>18.565679</text:p>
              </table:table-cell>
              <table:table-cell office:value-type="float" office:value="19.08581">
                <text:p>19.08581</text:p>
              </table:table-cell>
              <table:table-cell office:value-type="float" office:value="19.486504">
                <text:p>19.486504</text:p>
              </table:table-cell>
              <table:table-cell office:value-type="float" office:value="19.786598">
                <text:p>19.786598</text:p>
              </table:table-cell>
              <table:table-cell office:value-type="float" office:value="20.083708">
                <text:p>20.083708</text:p>
              </table:table-cell>
              <table:table-cell office:value-type="float" office:value="20.133623">
                <text:p>20.133623</text:p>
              </table:table-cell>
              <table:table-cell office:value-type="float" office:value="20.144535">
                <text:p>20.144535</text:p>
              </table:table-cell>
              <table:table-cell office:value-type="float" office:value="20.150033">
                <text:p>20.150033</text:p>
              </table:table-cell>
              <table:table-cell office:value-type="float" office:value="20.154025">
                <text:p>20.154025</text:p>
              </table:table-cell>
              <table:table-cell office:value-type="float" office:value="20.153442">
                <text:p>20.153442</text:p>
              </table:table-cell>
            </table:table-row>
            <table:table-row>
              <table:table-cell office:value-type="string">
                <text:p>8</text:p>
                <draw:g>
                  <svg:desc>Sheet1.A8:Sheet1.A8</svg:desc>
                </draw:g>
              </table:table-cell>
              <table:table-cell office:value-type="float" office:value="15.752534">
                <text:p>15.752534</text:p>
                <draw:g>
                  <svg:desc>Sheet1.B8:Sheet1.O8</svg:desc>
                </draw:g>
              </table:table-cell>
              <table:table-cell office:value-type="float" office:value="16.544093">
                <text:p>16.544093</text:p>
              </table:table-cell>
              <table:table-cell office:value-type="float" office:value="17.294769">
                <text:p>17.294769</text:p>
              </table:table-cell>
              <table:table-cell office:value-type="float" office:value="18.033515">
                <text:p>18.033515</text:p>
              </table:table-cell>
              <table:table-cell office:value-type="float" office:value="18.664037">
                <text:p>18.664037</text:p>
              </table:table-cell>
              <table:table-cell office:value-type="float" office:value="19.191343">
                <text:p>19.191343</text:p>
              </table:table-cell>
              <table:table-cell office:value-type="float" office:value="19.589518">
                <text:p>19.589518</text:p>
              </table:table-cell>
              <table:table-cell office:value-type="float" office:value="19.881305">
                <text:p>19.881305</text:p>
              </table:table-cell>
              <table:table-cell office:value-type="float" office:value="20.131221">
                <text:p>20.131221</text:p>
              </table:table-cell>
              <table:table-cell office:value-type="float" office:value="20.127403">
                <text:p>20.127403</text:p>
              </table:table-cell>
              <table:table-cell office:value-type="float" office:value="20.11462">
                <text:p>20.11462</text:p>
              </table:table-cell>
              <table:table-cell office:value-type="float" office:value="20.106596">
                <text:p>20.106596</text:p>
              </table:table-cell>
              <table:table-cell office:value-type="float" office:value="20.09539">
                <text:p>20.09539</text:p>
              </table:table-cell>
              <table:table-cell office:value-type="float" office:value="20.086937">
                <text:p>20.086937</text:p>
              </table:table-cell>
            </table:table-row>
            <table:table-row>
              <table:table-cell office:value-type="string">
                <text:p>10</text:p>
                <draw:g>
                  <svg:desc>Sheet1.A9:Sheet1.A9</svg:desc>
                </draw:g>
              </table:table-cell>
              <table:table-cell office:value-type="float" office:value="15.684752">
                <text:p>15.684752</text:p>
                <draw:g>
                  <svg:desc>Sheet1.B9:Sheet1.O9</svg:desc>
                </draw:g>
              </table:table-cell>
              <table:table-cell office:value-type="float" office:value="16.596091">
                <text:p>16.596091</text:p>
              </table:table-cell>
              <table:table-cell office:value-type="float" office:value="17.394418">
                <text:p>17.394418</text:p>
              </table:table-cell>
              <table:table-cell office:value-type="float" office:value="18.165779">
                <text:p>18.165779</text:p>
              </table:table-cell>
              <table:table-cell office:value-type="float" office:value="18.819351">
                <text:p>18.819351</text:p>
              </table:table-cell>
              <table:table-cell office:value-type="float" office:value="19.356204">
                <text:p>19.356204</text:p>
              </table:table-cell>
              <table:table-cell office:value-type="float" office:value="19.743474">
                <text:p>19.743474</text:p>
              </table:table-cell>
              <table:table-cell office:value-type="float" office:value="20.015437">
                <text:p>20.015437</text:p>
              </table:table-cell>
              <table:table-cell office:value-type="float" office:value="20.170782">
                <text:p>20.170782</text:p>
              </table:table-cell>
              <table:table-cell office:value-type="float" office:value="20.076778">
                <text:p>20.076778</text:p>
              </table:table-cell>
              <table:table-cell office:value-type="float" office:value="20.030672">
                <text:p>20.030672</text:p>
              </table:table-cell>
              <table:table-cell office:value-type="float" office:value="20.001782">
                <text:p>20.001782</text:p>
              </table:table-cell>
              <table:table-cell office:value-type="float" office:value="19.966962">
                <text:p>19.966962</text:p>
              </table:table-cell>
              <table:table-cell office:value-type="float" office:value="19.947324">
                <text:p>19.947324</text:p>
              </table:table-cell>
            </table:table-row>
            <table:table-row>
              <table:table-cell office:value-type="string">
                <text:p>12</text:p>
                <draw:g>
                  <svg:desc>Sheet1.A10:Sheet1.A10</svg:desc>
                </draw:g>
              </table:table-cell>
              <table:table-cell office:value-type="float" office:value="15.594284">
                <text:p>15.594284</text:p>
                <draw:g>
                  <svg:desc>Sheet1.B10:Sheet1.O10</svg:desc>
                </draw:g>
              </table:table-cell>
              <table:table-cell office:value-type="float" office:value="16.636436">
                <text:p>16.636436</text:p>
              </table:table-cell>
              <table:table-cell office:value-type="float" office:value="17.473876">
                <text:p>17.473876</text:p>
              </table:table-cell>
              <table:table-cell office:value-type="float" office:value="18.269521">
                <text:p>18.269521</text:p>
              </table:table-cell>
              <table:table-cell office:value-type="float" office:value="18.938811">
                <text:p>18.938811</text:p>
              </table:table-cell>
              <table:table-cell office:value-type="float" office:value="19.478469">
                <text:p>19.478469</text:p>
              </table:table-cell>
              <table:table-cell office:value-type="float" office:value="19.851627">
                <text:p>19.851627</text:p>
              </table:table-cell>
              <table:table-cell office:value-type="float" office:value="20.101079">
                <text:p>20.101079</text:p>
              </table:table-cell>
              <table:table-cell office:value-type="float" office:value="20.162991">
                <text:p>20.162991</text:p>
              </table:table-cell>
              <table:table-cell office:value-type="float" office:value="20.002978">
                <text:p>20.002978</text:p>
              </table:table-cell>
              <table:table-cell office:value-type="float" office:value="19.933207">
                <text:p>19.933207</text:p>
              </table:table-cell>
              <table:table-cell office:value-type="float" office:value="19.888378">
                <text:p>19.888378</text:p>
              </table:table-cell>
              <table:table-cell office:value-type="float" office:value="19.836471">
                <text:p>19.836471</text:p>
              </table:table-cell>
              <table:table-cell office:value-type="float" office:value="19.809402">
                <text:p>19.809402</text:p>
              </table:table-cell>
            </table:table-row>
            <table:table-row>
              <table:table-cell office:value-type="string">
                <text:p>14</text:p>
                <draw:g>
                  <svg:desc>Sheet1.A11:Sheet1.A11</svg:desc>
                </draw:g>
              </table:table-cell>
              <table:table-cell office:value-type="float" office:value="15.500883">
                <text:p>15.500883</text:p>
                <draw:g>
                  <svg:desc>Sheet1.B11:Sheet1.O11</svg:desc>
                </draw:g>
              </table:table-cell>
              <table:table-cell office:value-type="float" office:value="16.670815">
                <text:p>16.670815</text:p>
              </table:table-cell>
              <table:table-cell office:value-type="float" office:value="17.540169">
                <text:p>17.540169</text:p>
              </table:table-cell>
              <table:table-cell office:value-type="float" office:value="18.355834">
                <text:p>18.355834</text:p>
              </table:table-cell>
              <table:table-cell office:value-type="float" office:value="19.035043">
                <text:p>19.035043</text:p>
              </table:table-cell>
              <table:table-cell office:value-type="float" office:value="19.572313">
                <text:p>19.572313</text:p>
              </table:table-cell>
              <table:table-cell office:value-type="float" office:value="19.926739">
                <text:p>19.926739</text:p>
              </table:table-cell>
              <table:table-cell office:value-type="float" office:value="20.158016">
                <text:p>20.158016</text:p>
              </table:table-cell>
              <table:table-cell office:value-type="float" office:value="20.125875">
                <text:p>20.125875</text:p>
              </table:table-cell>
              <table:table-cell office:value-type="float" office:value="19.921384">
                <text:p>19.921384</text:p>
              </table:table-cell>
              <table:table-cell office:value-type="float" office:value="19.831576">
                <text:p>19.831576</text:p>
              </table:table-cell>
              <table:table-cell office:value-type="float" office:value="19.774016">
                <text:p>19.774016</text:p>
              </table:table-cell>
              <table:table-cell office:value-type="float" office:value="19.710046">
                <text:p>19.710046</text:p>
              </table:table-cell>
              <table:table-cell office:value-type="float" office:value="19.677848">
                <text:p>19.677848</text:p>
              </table:table-cell>
            </table:table-row>
            <table:table-row>
              <table:table-cell office:value-type="string">
                <text:p>15</text:p>
                <draw:g>
                  <svg:desc>Sheet1.A12:Sheet1.A12</svg:desc>
                </draw:g>
              </table:table-cell>
              <table:table-cell office:value-type="float" office:value="15.452766">
                <text:p>15.452766</text:p>
                <draw:g>
                  <svg:desc>Sheet1.B12:Sheet1.O12</svg:desc>
                </draw:g>
              </table:table-cell>
              <table:table-cell office:value-type="float" office:value="16.685005">
                <text:p>16.685005</text:p>
              </table:table-cell>
              <table:table-cell office:value-type="float" office:value="17.56926">
                <text:p>17.56926</text:p>
              </table:table-cell>
              <table:table-cell office:value-type="float" office:value="18.392946">
                <text:p>18.392946</text:p>
              </table:table-cell>
              <table:table-cell office:value-type="float" office:value="19.076309">
                <text:p>19.076309</text:p>
              </table:table-cell>
              <table:table-cell office:value-type="float" office:value="19.61186">
                <text:p>19.61186</text:p>
              </table:table-cell>
              <table:table-cell office:value-type="float" office:value="19.955971">
                <text:p>19.955971</text:p>
              </table:table-cell>
              <table:table-cell office:value-type="float" office:value="20.178545">
                <text:p>20.178545</text:p>
              </table:table-cell>
              <table:table-cell office:value-type="float" office:value="20.100265">
                <text:p>20.100265</text:p>
              </table:table-cell>
              <table:table-cell office:value-type="float" office:value="19.879383">
                <text:p>19.879383</text:p>
              </table:table-cell>
              <table:table-cell office:value-type="float" office:value="19.780495">
                <text:p>19.780495</text:p>
              </table:table-cell>
              <table:table-cell office:value-type="float" office:value="19.71775">
                <text:p>19.71775</text:p>
              </table:table-cell>
              <table:table-cell office:value-type="float" office:value="19.648891">
                <text:p>19.648891</text:p>
              </table:table-cell>
              <table:table-cell office:value-type="float" office:value="19.615053">
                <text:p>19.615053</text:p>
              </table:table-cell>
            </table:table-row>
            <table:table-row>
              <table:table-cell office:value-type="string">
                <text:p>16</text:p>
                <draw:g>
                  <svg:desc>Sheet1.A13:Sheet1.A13</svg:desc>
                </draw:g>
              </table:table-cell>
              <table:table-cell office:value-type="float" office:value="15.406436">
                <text:p>15.406436</text:p>
                <draw:g>
                  <svg:desc>Sheet1.B13:Sheet1.O13</svg:desc>
                </draw:g>
              </table:table-cell>
              <table:table-cell office:value-type="float" office:value="16.699755">
                <text:p>16.699755</text:p>
              </table:table-cell>
              <table:table-cell office:value-type="float" office:value="17.59542">
                <text:p>17.59542</text:p>
              </table:table-cell>
              <table:table-cell office:value-type="float" office:value="18.4277">
                <text:p>18.4277</text:p>
              </table:table-cell>
              <table:table-cell office:value-type="float" office:value="19.114288">
                <text:p>19.114288</text:p>
              </table:table-cell>
              <table:table-cell office:value-type="float" office:value="19.646696">
                <text:p>19.646696</text:p>
              </table:table-cell>
              <table:table-cell office:value-type="float" office:value="19.980997">
                <text:p>19.980997</text:p>
              </table:table-cell>
              <table:table-cell office:value-type="float" office:value="20.194966">
                <text:p>20.194966</text:p>
              </table:table-cell>
              <table:table-cell office:value-type="float" office:value="20.071115">
                <text:p>20.071115</text:p>
              </table:table-cell>
              <table:table-cell office:value-type="float" office:value="19.837197">
                <text:p>19.837197</text:p>
              </table:table-cell>
              <table:table-cell office:value-type="float" office:value="19.729736">
                <text:p>19.729736</text:p>
              </table:table-cell>
              <table:table-cell office:value-type="float" office:value="19.662046">
                <text:p>19.662046</text:p>
              </table:table-cell>
              <table:table-cell office:value-type="float" office:value="19.589407">
                <text:p>19.589407</text:p>
              </table:table-cell>
              <table:table-cell office:value-type="float" office:value="19.553929">
                <text:p>19.5539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